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string" office:string-value="" calcext:value-type="error">
            <text:p>#DIV/0!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string" office:string-value="" calcext:value-type="error">
            <text:p>#DIV/0!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string" office:string-value="" calcext:value-type="error">
            <text:p>#DIV/0!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office:value-type="float" office:value="372" calcext:value-type="float">
            <text:p>372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[.F6]/[.E6]" office:value-type="percentage" office:value="0.590909090909091" calcext:value-type="percentage">
            <text:p>59.09%</text:p>
          </table:table-cell>
          <table:table-cell table:formula="of:=[.F6]/[.C6]" office:value-type="percentage" office:value="0.139784946236559" calcext:value-type="percentage">
            <text:p>13.98%</text:p>
          </table:table-cell>
          <table:table-cell table:formula="of:=2*([.H6]*[.I6])/([.H6]+[.I6])" office:value-type="percentage" office:value="0.226086956521739" calcext:value-type="percentage">
            <text:p>22.6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332" calcext:value-type="float">
            <text:p>332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[.F7]/[.E7]" office:value-type="percentage" office:value="0.576470588235294" calcext:value-type="percentage">
            <text:p>57.65%</text:p>
          </table:table-cell>
          <table:table-cell table:formula="of:=[.F7]/[.C7]" office:value-type="percentage" office:value="0.147590361445783" calcext:value-type="percentage">
            <text:p>14.76%</text:p>
          </table:table-cell>
          <table:table-cell table:formula="of:=2*([.H7]*[.I7])/([.H7]+[.I7])" office:value-type="percentage" office:value="0.235011990407674" calcext:value-type="percentage">
            <text:p>23.5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4" calcext:value-type="float">
            <text:p>304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[.F8]/[.E8]" office:value-type="percentage" office:value="0.566265060240964" calcext:value-type="percentage">
            <text:p>56.63%</text:p>
          </table:table-cell>
          <table:table-cell table:formula="of:=[.F8]/[.C8]" office:value-type="percentage" office:value="0.154605263157895" calcext:value-type="percentage">
            <text:p>15.46%</text:p>
          </table:table-cell>
          <table:table-cell table:formula="of:=2*([.H8]*[.I8])/([.H8]+[.I8])" office:value-type="percentage" office:value="0.242894056847545" calcext:value-type="percentage">
            <text:p>24.2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2" calcext:value-type="float">
            <text:p>252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formula="of:=[.F9]/[.E9]" office:value-type="percentage" office:value="0.576923076923077" calcext:value-type="percentage">
            <text:p>57.69%</text:p>
          </table:table-cell>
          <table:table-cell table:formula="of:=[.F9]/[.C9]" office:value-type="percentage" office:value="0.178571428571429" calcext:value-type="percentage">
            <text:p>17.86%</text:p>
          </table:table-cell>
          <table:table-cell table:formula="of:=2*([.H9]*[.I9])/([.H9]+[.I9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2" calcext:value-type="float">
            <text:p>222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[.F10]/[.E10]" office:value-type="percentage" office:value="0.575342465753425" calcext:value-type="percentage">
            <text:p>57.53%</text:p>
          </table:table-cell>
          <table:table-cell table:formula="of:=[.F10]/[.C10]" office:value-type="percentage" office:value="0.189189189189189" calcext:value-type="percentage">
            <text:p>18.92%</text:p>
          </table:table-cell>
          <table:table-cell table:formula="of:=2*([.H10]*[.I10])/([.H10]+[.I10])" office:value-type="percentage" office:value="0.284745762711864" calcext:value-type="percentage">
            <text:p>28.4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588235294117647" calcext:value-type="percentage">
            <text:p>58.82%</text:p>
          </table:table-cell>
          <table:table-cell table:formula="of:=[.F11]/[.C11]" office:value-type="percentage" office:value="0.206185567010309" calcext:value-type="percentage">
            <text:p>20.62%</text:p>
          </table:table-cell>
          <table:table-cell table:formula="of:=2*([.H11]*[.I11])/([.H11]+[.I11])" office:value-type="percentage" office:value="0.305343511450382" calcext:value-type="percentage">
            <text:p>30.5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578125" calcext:value-type="percentage">
            <text:p>57.81%</text:p>
          </table:table-cell>
          <table:table-cell table:formula="of:=[.F12]/[.C12]" office:value-type="percentage" office:value="0.215116279069767" calcext:value-type="percentage">
            <text:p>21.51%</text:p>
          </table:table-cell>
          <table:table-cell table:formula="of:=2*([.H12]*[.I12])/([.H12]+[.I12])" office:value-type="percentage" office:value="0.313559322033898" calcext:value-type="percentage">
            <text:p>31.3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586206896551724" calcext:value-type="percentage">
            <text:p>58.62%</text:p>
          </table:table-cell>
          <table:table-cell table:formula="of:=[.F13]/[.C13]" office:value-type="percentage" office:value="0.220779220779221" calcext:value-type="percentage">
            <text:p>22.08%</text:p>
          </table:table-cell>
          <table:table-cell table:formula="of:=2*([.H13]*[.I13])/([.H13]+[.I13])" office:value-type="percentage" office:value="0.320754716981132" calcext:value-type="percentage">
            <text:p>32.08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566037735849057" calcext:value-type="percentage">
            <text:p>56.60%</text:p>
          </table:table-cell>
          <table:table-cell table:formula="of:=[.F14]/[.C14]" office:value-type="percentage" office:value="0.212765957446808" calcext:value-type="percentage">
            <text:p>21.28%</text:p>
          </table:table-cell>
          <table:table-cell table:formula="of:=2*([.H14]*[.I14])/([.H14]+[.I14])" office:value-type="percentage" office:value="0.309278350515464" calcext:value-type="percentage">
            <text:p>30.9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551020408163265" calcext:value-type="percentage">
            <text:p>55.10%</text:p>
          </table:table-cell>
          <table:table-cell table:formula="of:=[.F15]/[.C15]" office:value-type="percentage" office:value="0.206106870229008" calcext:value-type="percentage">
            <text:p>20.61%</text:p>
          </table:table-cell>
          <table:table-cell table:formula="of:=2*([.H15]*[.I15])/([.H15]+[.I15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5625" calcext:value-type="percentage">
            <text:p>56.25%</text:p>
          </table:table-cell>
          <table:table-cell table:formula="of:=[.F16]/[.C16]" office:value-type="percentage" office:value="0.221311475409836" calcext:value-type="percentage">
            <text:p>22.13%</text:p>
          </table:table-cell>
          <table:table-cell table:formula="of:=2*([.H16]*[.I16])/([.H16]+[.I16])" office:value-type="percentage" office:value="0.317647058823529" calcext:value-type="percentage">
            <text:p>31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5625" calcext:value-type="percentage">
            <text:p>56.25%</text:p>
          </table:table-cell>
          <table:table-cell table:formula="of:=[.F17]/[.C17]" office:value-type="percentage" office:value="0.247706422018349" calcext:value-type="percentage">
            <text:p>24.77%</text:p>
          </table:table-cell>
          <table:table-cell table:formula="of:=2*([.H17]*[.I17])/([.H17]+[.I17])" office:value-type="percentage" office:value="0.343949044585987" calcext:value-type="percentage">
            <text:p>34.3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577777777777778" calcext:value-type="percentage">
            <text:p>57.78%</text:p>
          </table:table-cell>
          <table:table-cell table:formula="of:=[.F18]/[.C18]" office:value-type="percentage" office:value="0.262626262626263" calcext:value-type="percentage">
            <text:p>26.26%</text:p>
          </table:table-cell>
          <table:table-cell table:formula="of:=2*([.H18]*[.I18])/([.H18]+[.I18])" office:value-type="percentage" office:value="0.361111111111111" calcext:value-type="percentage">
            <text:p>36.1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25" calcext:value-type="percentage">
            <text:p>62.50%</text:p>
          </table:table-cell>
          <table:table-cell table:formula="of:=[.F19]/[.C19]" office:value-type="percentage" office:value="0.268817204301075" calcext:value-type="percentage">
            <text:p>26.88%</text:p>
          </table:table-cell>
          <table:table-cell table:formula="of:=2*([.H19]*[.I19])/([.H19]+[.I19])" office:value-type="percentage" office:value="0.37593984962406" calcext:value-type="percentage">
            <text:p>37.5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31578947368421" calcext:value-type="percentage">
            <text:p>63.16%</text:p>
          </table:table-cell>
          <table:table-cell table:formula="of:=[.F20]/[.C20]" office:value-type="percentage" office:value="0.272727272727273" calcext:value-type="percentage">
            <text:p>27.27%</text:p>
          </table:table-cell>
          <table:table-cell table:formula="of:=2*([.H20]*[.I20])/([.H20]+[.I20])" office:value-type="percentage" office:value="0.380952380952381" calcext:value-type="percentage">
            <text:p>38.1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47058823529412" calcext:value-type="percentage">
            <text:p>64.71%</text:p>
          </table:table-cell>
          <table:table-cell table:formula="of:=[.F21]/[.C21]" office:value-type="percentage" office:value="0.271604938271605" calcext:value-type="percentage">
            <text:p>27.16%</text:p>
          </table:table-cell>
          <table:table-cell table:formula="of:=2*([.H21]*[.I21])/([.H21]+[.I21])" office:value-type="percentage" office:value="0.382608695652174" calcext:value-type="percentage">
            <text:p>38.2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3"/>
          <table:table-cell table:formula="of:=[.F26]/[.E26]" office:value-type="string" office:string-value="" calcext:value-type="error">
            <text:p>#DIV/0!</text:p>
          </table:table-cell>
          <table:table-cell table:style-name="ce11" table:formula="of:=[.F26]/[.C26]" office:value-type="string" office:string-value="" calcext:value-type="error">
            <text:p>#DIV/0!</text:p>
          </table:table-cell>
          <table:table-cell table:formula="of:=2*([.H26]*[.I26])/([.H26]+[.I2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3"/>
          <table:table-cell table:formula="of:=[.F27]/[.E27]" office:value-type="string" office:string-value="" calcext:value-type="error">
            <text:p>#DIV/0!</text:p>
          </table:table-cell>
          <table:table-cell table:style-name="ce11" table:formula="of:=[.F27]/[.C27]" office:value-type="string" office:string-value="" calcext:value-type="error">
            <text:p>#DIV/0!</text:p>
          </table:table-cell>
          <table:table-cell table:formula="of:=2*([.H27]*[.I27])/([.H27]+[.I2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3"/>
          <table:table-cell table:formula="of:=[.F28]/[.E28]" office:value-type="string" office:string-value="" calcext:value-type="error">
            <text:p>#DIV/0!</text:p>
          </table:table-cell>
          <table:table-cell table:style-name="ce11" table:formula="of:=[.F28]/[.C28]" office:value-type="string" office:string-value="" calcext:value-type="error">
            <text:p>#DIV/0!</text:p>
          </table:table-cell>
          <table:table-cell table:formula="of:=2*([.H28]*[.I28])/([.H28]+[.I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552" calcext:value-type="float">
            <text:p>552</text:p>
          </table:table-cell>
          <table:table-cell table:formula="of:=[.C6]" office:value-type="float" office:value="372" calcext:value-type="float">
            <text:p>372</text:p>
          </table:table-cell>
          <table:table-cell table:formula="of:=[.D6]"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F29]/[.E29]" office:value-type="percentage" office:value="0.451612903225806" calcext:value-type="percentage">
            <text:p>45.16%</text:p>
          </table:table-cell>
          <table:table-cell table:style-name="ce11" table:formula="of:=[.F29]/[.C29]" office:value-type="percentage" office:value="0.0376344086021505" calcext:value-type="percentage">
            <text:p>3.76%</text:p>
          </table:table-cell>
          <table:table-cell table:formula="of:=2*([.H29]*[.I29])/([.H29]+[.I29])" office:value-type="percentage" office:value="0.0694789081885856" calcext:value-type="percentage">
            <text:p>6.95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01" calcext:value-type="float">
            <text:p>501</text:p>
          </table:table-cell>
          <table:table-cell table:formula="of:=[.C7]" office:value-type="float" office:value="332" calcext:value-type="float">
            <text:p>332</text:p>
          </table:table-cell>
          <table:table-cell table:formula="of:=[.D7]"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F30]/[.E30]" office:value-type="percentage" office:value="0.451612903225806" calcext:value-type="percentage">
            <text:p>45.16%</text:p>
          </table:table-cell>
          <table:table-cell table:style-name="ce11" table:formula="of:=[.F30]/[.C30]" office:value-type="percentage" office:value="0.0421686746987952" calcext:value-type="percentage">
            <text:p>4.22%</text:p>
          </table:table-cell>
          <table:table-cell table:formula="of:=2*([.H30]*[.I30])/([.H30]+[.I30])" office:value-type="percentage" office:value="0.0771349862258953" calcext:value-type="percentage">
            <text:p>7.7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4" calcext:value-type="float">
            <text:p>304</text:p>
          </table:table-cell>
          <table:table-cell table:formula="of:=[.D8]"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51612903225806" calcext:value-type="percentage">
            <text:p>45.16%</text:p>
          </table:table-cell>
          <table:table-cell table:style-name="ce11" table:formula="of:=[.F31]/[.C31]" office:value-type="percentage" office:value="0.0460526315789474" calcext:value-type="percentage">
            <text:p>4.61%</text:p>
          </table:table-cell>
          <table:table-cell table:formula="of:=2*([.H31]*[.I31])/([.H31]+[.I31])" office:value-type="percentage" office:value="0.0835820895522388" calcext:value-type="percentage">
            <text:p>8.36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2" calcext:value-type="float">
            <text:p>252</text:p>
          </table:table-cell>
          <table:table-cell table:formula="of:=[.D9]"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433333333333333" calcext:value-type="percentage">
            <text:p>43.33%</text:p>
          </table:table-cell>
          <table:table-cell table:style-name="ce11" table:formula="of:=[.F32]/[.C32]" office:value-type="percentage" office:value="0.0515873015873016" calcext:value-type="percentage">
            <text:p>5.16%</text:p>
          </table:table-cell>
          <table:table-cell table:formula="of:=2*([.H32]*[.I32])/([.H32]+[.I32])" office:value-type="percentage" office:value="0.0921985815602837" calcext:value-type="percentage">
            <text:p>9.2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2" calcext:value-type="float">
            <text:p>222</text:p>
          </table:table-cell>
          <table:table-cell table:formula="of:=[.D10]"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428571428571429" calcext:value-type="percentage">
            <text:p>42.86%</text:p>
          </table:table-cell>
          <table:table-cell table:style-name="ce11" table:formula="of:=[.F33]/[.C33]" office:value-type="percentage" office:value="0.0540540540540541" calcext:value-type="percentage">
            <text:p>5.41%</text:p>
          </table:table-cell>
          <table:table-cell table:formula="of:=2*([.H33]*[.I33])/([.H33]+[.I33])" office:value-type="percentage" office:value="0.096" calcext:value-type="percentage">
            <text:p>9.6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4" calcext:value-type="float">
            <text:p>194</text:p>
          </table:table-cell>
          <table:table-cell table:formula="of:=[.D11]"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61538461538462" calcext:value-type="percentage">
            <text:p>46.15%</text:p>
          </table:table-cell>
          <table:table-cell table:style-name="ce11" table:formula="of:=[.F34]/[.C34]" office:value-type="percentage" office:value="0.0618556701030928" calcext:value-type="percentage">
            <text:p>6.19%</text:p>
          </table:table-cell>
          <table:table-cell table:formula="of:=2*([.H34]*[.I34])/([.H34]+[.I34])" office:value-type="percentage" office:value="0.109090909090909" calcext:value-type="percentage">
            <text:p>10.9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2" calcext:value-type="float">
            <text:p>172</text:p>
          </table:table-cell>
          <table:table-cell table:formula="of:=[.D12]"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4" calcext:value-type="percentage">
            <text:p>44.00%</text:p>
          </table:table-cell>
          <table:table-cell table:style-name="ce11" table:formula="of:=[.F35]/[.C35]" office:value-type="percentage" office:value="0.063953488372093" calcext:value-type="percentage">
            <text:p>6.40%</text:p>
          </table:table-cell>
          <table:table-cell table:formula="of:=2*([.H35]*[.I35])/([.H35]+[.I35])" office:value-type="percentage" office:value="0.111675126903553" calcext:value-type="percentage">
            <text:p>11.17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4" calcext:value-type="float">
            <text:p>154</text:p>
          </table:table-cell>
          <table:table-cell table:formula="of:=[.D13]"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54545454545455" calcext:value-type="percentage">
            <text:p>45.45%</text:p>
          </table:table-cell>
          <table:table-cell table:style-name="ce11" table:formula="of:=[.F36]/[.C36]" office:value-type="percentage" office:value="0.0649350649350649" calcext:value-type="percentage">
            <text:p>6.49%</text:p>
          </table:table-cell>
          <table:table-cell table:formula="of:=2*([.H36]*[.I36])/([.H36]+[.I36])" office:value-type="percentage" office:value="0.113636363636364" calcext:value-type="percentage">
            <text:p>11.36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1" calcext:value-type="float">
            <text:p>141</text:p>
          </table:table-cell>
          <table:table-cell table:formula="of:=[.D14]"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28571428571429" calcext:value-type="percentage">
            <text:p>42.86%</text:p>
          </table:table-cell>
          <table:table-cell table:style-name="ce11" table:formula="of:=[.F37]/[.C37]" office:value-type="percentage" office:value="0.0638297872340425" calcext:value-type="percentage">
            <text:p>6.38%</text:p>
          </table:table-cell>
          <table:table-cell table:formula="of:=2*([.H37]*[.I37])/([.H37]+[.I37])" office:value-type="percentage" office:value="0.111111111111111" calcext:value-type="percentage">
            <text:p>11.1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1" calcext:value-type="float">
            <text:p>131</text:p>
          </table:table-cell>
          <table:table-cell table:formula="of:=[.D15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5" calcext:value-type="percentage">
            <text:p>45.00%</text:p>
          </table:table-cell>
          <table:table-cell table:style-name="ce11" table:formula="of:=[.F38]/[.C38]" office:value-type="percentage" office:value="0.0687022900763359" calcext:value-type="percentage">
            <text:p>6.87%</text:p>
          </table:table-cell>
          <table:table-cell table:formula="of:=2*([.H38]*[.I38])/([.H38]+[.I38])" office:value-type="percentage" office:value="0.119205298013245" calcext:value-type="percentage">
            <text:p>11.9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2" calcext:value-type="float">
            <text:p>122</text:p>
          </table:table-cell>
          <table:table-cell table:formula="of:=[.D16]"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73684210526316" calcext:value-type="percentage">
            <text:p>47.37%</text:p>
          </table:table-cell>
          <table:table-cell table:style-name="ce11" table:formula="of:=[.F39]/[.C39]" office:value-type="percentage" office:value="0.0737704918032787" calcext:value-type="percentage">
            <text:p>7.38%</text:p>
          </table:table-cell>
          <table:table-cell table:formula="of:=2*([.H39]*[.I39])/([.H39]+[.I39])" office:value-type="percentage" office:value="0.127659574468085" calcext:value-type="percentage">
            <text:p>12.77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09" calcext:value-type="float">
            <text:p>109</text:p>
          </table:table-cell>
          <table:table-cell table:formula="of:=[.D17]"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73684210526316" calcext:value-type="percentage">
            <text:p>47.37%</text:p>
          </table:table-cell>
          <table:table-cell table:style-name="ce11" table:formula="of:=[.F40]/[.C40]" office:value-type="percentage" office:value="0.0825688073394496" calcext:value-type="percentage">
            <text:p>8.26%</text:p>
          </table:table-cell>
          <table:table-cell table:formula="of:=2*([.H40]*[.I40])/([.H40]+[.I40])" office:value-type="percentage" office:value="0.140625" calcext:value-type="percentage">
            <text:p>14.0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99" calcext:value-type="float">
            <text:p>99</text:p>
          </table:table-cell>
          <table:table-cell table:formula="of:=[.D18]"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70588235294118" calcext:value-type="percentage">
            <text:p>47.06%</text:p>
          </table:table-cell>
          <table:table-cell table:style-name="ce11" table:formula="of:=[.F41]/[.C41]" office:value-type="percentage" office:value="0.0808080808080808" calcext:value-type="percentage">
            <text:p>8.08%</text:p>
          </table:table-cell>
          <table:table-cell table:formula="of:=2*([.H41]*[.I41])/([.H41]+[.I41])" office:value-type="percentage" office:value="0.137931034482759" calcext:value-type="percentage">
            <text:p>13.7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3" calcext:value-type="float">
            <text:p>93</text:p>
          </table:table-cell>
          <table:table-cell table:formula="of:=[.D19]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F42]/[.E42]" office:value-type="percentage" office:value="0.5" calcext:value-type="percentage">
            <text:p>50.00%</text:p>
          </table:table-cell>
          <table:table-cell table:style-name="ce11" table:formula="of:=[.F42]/[.C42]" office:value-type="percentage" office:value="0.0860215053763441" calcext:value-type="percentage">
            <text:p>8.60%</text:p>
          </table:table-cell>
          <table:table-cell table:formula="of:=2*([.H42]*[.I42])/([.H42]+[.I42])" office:value-type="percentage" office:value="0.146788990825688" calcext:value-type="percentage">
            <text:p>14.6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8" calcext:value-type="float">
            <text:p>88</text:p>
          </table:table-cell>
          <table:table-cell table:formula="of:=[.D20]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43]/[.E43]" office:value-type="percentage" office:value="0.5" calcext:value-type="percentage">
            <text:p>50.00%</text:p>
          </table:table-cell>
          <table:table-cell table:style-name="ce11" table:formula="of:=[.F43]/[.C43]" office:value-type="percentage" office:value="0.0795454545454545" calcext:value-type="percentage">
            <text:p>7.95%</text:p>
          </table:table-cell>
          <table:table-cell table:formula="of:=2*([.H43]*[.I43])/([.H43]+[.I43])" office:value-type="percentage" office:value="0.137254901960784" calcext:value-type="percentage">
            <text:p>13.73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1" calcext:value-type="float">
            <text:p>81</text:p>
          </table:table-cell>
          <table:table-cell table:formula="of:=[.D21]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F44]/[.E44]" office:value-type="percentage" office:value="0.5" calcext:value-type="percentage">
            <text:p>50.00%</text:p>
          </table:table-cell>
          <table:table-cell table:style-name="ce11" table:formula="of:=[.F44]/[.C44]" office:value-type="percentage" office:value="0.0740740740740741" calcext:value-type="percentage">
            <text:p>7.41%</text:p>
          </table:table-cell>
          <table:table-cell table:formula="of:=2*([.H44]*[.I44])/([.H44]+[.I44])" office:value-type="percentage" office:value="0.129032258064516" calcext:value-type="percentage">
            <text:p>12.9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string" office:string-value="" calcext:value-type="error">
            <text:p>#DIV/0!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string" office:string-value="" calcext:value-type="error">
            <text:p>#DIV/0!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string" office:string-value="" calcext:value-type="error">
            <text:p>#DIV/0!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2" calcext:value-type="float">
            <text:p>552</text:p>
          </table:table-cell>
          <table:table-cell office:value-type="float" office:value="372" calcext:value-type="float">
            <text:p>372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formula="of:=[.F6]/[.E6]" office:value-type="percentage" office:value="0.644859813084112" calcext:value-type="percentage">
            <text:p>64.49%</text:p>
          </table:table-cell>
          <table:table-cell table:formula="of:=[.F6]/[.C6]" office:value-type="percentage" office:value="0.185483870967742" calcext:value-type="percentage">
            <text:p>18.55%</text:p>
          </table:table-cell>
          <table:table-cell table:formula="of:=2*([.H6]*[.I6])/([.H6]+[.I6])" office:value-type="percentage" office:value="0.288100208768267" calcext:value-type="percentage">
            <text:p>28.8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332" calcext:value-type="float">
            <text:p>332</text:p>
          </table:table-cell>
          <table:table-cell office:value-type="float" office:value="169" calcext:value-type="float">
            <text:p>169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formula="of:=[.F7]/[.E7]" office:value-type="percentage" office:value="0.623762376237624" calcext:value-type="percentage">
            <text:p>62.38%</text:p>
          </table:table-cell>
          <table:table-cell table:formula="of:=[.F7]/[.C7]" office:value-type="percentage" office:value="0.189759036144578" calcext:value-type="percentage">
            <text:p>18.98%</text:p>
          </table:table-cell>
          <table:table-cell table:formula="of:=2*([.H7]*[.I7])/([.H7]+[.I7])" office:value-type="percentage" office:value="0.290993071593533" calcext:value-type="percentage">
            <text:p>29.1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4" calcext:value-type="float">
            <text:p>304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[.F8]/[.E8]" office:value-type="percentage" office:value="0.608247422680412" calcext:value-type="percentage">
            <text:p>60.82%</text:p>
          </table:table-cell>
          <table:table-cell table:formula="of:=[.F8]/[.C8]" office:value-type="percentage" office:value="0.194078947368421" calcext:value-type="percentage">
            <text:p>19.41%</text:p>
          </table:table-cell>
          <table:table-cell table:formula="of:=2*([.H8]*[.I8])/([.H8]+[.I8])" office:value-type="percentage" office:value="0.29426433915212" calcext:value-type="percentage">
            <text:p>29.4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2" calcext:value-type="float">
            <text:p>252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9]/[.E9]" office:value-type="percentage" office:value="0.617977528089888" calcext:value-type="percentage">
            <text:p>61.80%</text:p>
          </table:table-cell>
          <table:table-cell table:formula="of:=[.F9]/[.C9]" office:value-type="percentage" office:value="0.218253968253968" calcext:value-type="percentage">
            <text:p>21.83%</text:p>
          </table:table-cell>
          <table:table-cell table:formula="of:=2*([.H9]*[.I9])/([.H9]+[.I9])" office:value-type="percentage" office:value="0.32258064516129" calcext:value-type="percentage">
            <text:p>32.2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2" calcext:value-type="float">
            <text:p>222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[.F10]/[.E10]" office:value-type="percentage" office:value="0.614457831325301" calcext:value-type="percentage">
            <text:p>61.45%</text:p>
          </table:table-cell>
          <table:table-cell table:formula="of:=[.F10]/[.C10]" office:value-type="percentage" office:value="0.22972972972973" calcext:value-type="percentage">
            <text:p>22.97%</text:p>
          </table:table-cell>
          <table:table-cell table:formula="of:=2*([.H10]*[.I10])/([.H10]+[.I10])" office:value-type="percentage" office:value="0.334426229508197" calcext:value-type="percentage">
            <text:p>33.4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636363636363636" calcext:value-type="percentage">
            <text:p>63.64%</text:p>
          </table:table-cell>
          <table:table-cell table:formula="of:=[.F11]/[.C11]" office:value-type="percentage" office:value="0.252577319587629" calcext:value-type="percentage">
            <text:p>25.26%</text:p>
          </table:table-cell>
          <table:table-cell table:formula="of:=2*([.H11]*[.I11])/([.H11]+[.I11])" office:value-type="percentage" office:value="0.361623616236162" calcext:value-type="percentage">
            <text:p>36.16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63013698630137" calcext:value-type="percentage">
            <text:p>63.01%</text:p>
          </table:table-cell>
          <table:table-cell table:formula="of:=[.F12]/[.C12]" office:value-type="percentage" office:value="0.267441860465116" calcext:value-type="percentage">
            <text:p>26.74%</text:p>
          </table:table-cell>
          <table:table-cell table:formula="of:=2*([.H12]*[.I12])/([.H12]+[.I12])" office:value-type="percentage" office:value="0.375510204081633" calcext:value-type="percentage">
            <text:p>37.5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641791044776119" calcext:value-type="percentage">
            <text:p>64.18%</text:p>
          </table:table-cell>
          <table:table-cell table:formula="of:=[.F13]/[.C13]" office:value-type="percentage" office:value="0.279220779220779" calcext:value-type="percentage">
            <text:p>27.92%</text:p>
          </table:table-cell>
          <table:table-cell table:formula="of:=2*([.H13]*[.I13])/([.H13]+[.I13])" office:value-type="percentage" office:value="0.389140271493213" calcext:value-type="percentage">
            <text:p>38.9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629032258064516" calcext:value-type="percentage">
            <text:p>62.90%</text:p>
          </table:table-cell>
          <table:table-cell table:formula="of:=[.F14]/[.C14]" office:value-type="percentage" office:value="0.276595744680851" calcext:value-type="percentage">
            <text:p>27.66%</text:p>
          </table:table-cell>
          <table:table-cell table:formula="of:=2*([.H14]*[.I14])/([.H14]+[.I14])" office:value-type="percentage" office:value="0.38423645320197" calcext:value-type="percentage">
            <text:p>38.4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620689655172414" calcext:value-type="percentage">
            <text:p>62.07%</text:p>
          </table:table-cell>
          <table:table-cell table:formula="of:=[.F15]/[.C15]" office:value-type="percentage" office:value="0.274809160305344" calcext:value-type="percentage">
            <text:p>27.48%</text:p>
          </table:table-cell>
          <table:table-cell table:formula="of:=2*([.H15]*[.I15])/([.H15]+[.I15])" office:value-type="percentage" office:value="0.380952380952381" calcext:value-type="percentage">
            <text:p>38.1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625" calcext:value-type="percentage">
            <text:p>62.50%</text:p>
          </table:table-cell>
          <table:table-cell table:formula="of:=[.F16]/[.C16]" office:value-type="percentage" office:value="0.286885245901639" calcext:value-type="percentage">
            <text:p>28.69%</text:p>
          </table:table-cell>
          <table:table-cell table:formula="of:=2*([.H16]*[.I16])/([.H16]+[.I16])" office:value-type="percentage" office:value="0.393258426966292" calcext:value-type="percentage">
            <text:p>39.3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625" calcext:value-type="percentage">
            <text:p>62.50%</text:p>
          </table:table-cell>
          <table:table-cell table:formula="of:=[.F17]/[.C17]" office:value-type="percentage" office:value="0.321100917431193" calcext:value-type="percentage">
            <text:p>32.11%</text:p>
          </table:table-cell>
          <table:table-cell table:formula="of:=2*([.H17]*[.I17])/([.H17]+[.I17])" office:value-type="percentage" office:value="0.424242424242424" calcext:value-type="percentage">
            <text:p>42.4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641509433962264" calcext:value-type="percentage">
            <text:p>64.15%</text:p>
          </table:table-cell>
          <table:table-cell table:formula="of:=[.F18]/[.C18]" office:value-type="percentage" office:value="0.343434343434343" calcext:value-type="percentage">
            <text:p>34.34%</text:p>
          </table:table-cell>
          <table:table-cell table:formula="of:=2*([.H18]*[.I18])/([.H18]+[.I18])" office:value-type="percentage" office:value="0.447368421052632" calcext:value-type="percentage">
            <text:p>44.7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73913043478261" calcext:value-type="percentage">
            <text:p>67.39%</text:p>
          </table:table-cell>
          <table:table-cell table:formula="of:=[.F19]/[.C19]" office:value-type="percentage" office:value="0.333333333333333" calcext:value-type="percentage">
            <text:p>33.33%</text:p>
          </table:table-cell>
          <table:table-cell table:formula="of:=2*([.H19]*[.I19])/([.H19]+[.I19])" office:value-type="percentage" office:value="0.446043165467626" calcext:value-type="percentage">
            <text:p>44.6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81818181818182" calcext:value-type="percentage">
            <text:p>68.18%</text:p>
          </table:table-cell>
          <table:table-cell table:formula="of:=[.F20]/[.C20]" office:value-type="percentage" office:value="0.340909090909091" calcext:value-type="percentage">
            <text:p>34.09%</text:p>
          </table:table-cell>
          <table:table-cell table:formula="of:=2*([.H20]*[.I20])/([.H20]+[.I20])" office:value-type="percentage" office:value="0.454545454545455" calcext:value-type="percentage">
            <text:p>45.4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333333333333333" calcext:value-type="percentage">
            <text:p>33.33%</text:p>
          </table:table-cell>
          <table:table-cell table:formula="of:=2*([.H21]*[.I21])/([.H21]+[.I21])" office:value-type="percentage" office:value="0.45" calcext:value-type="percentage">
            <text:p>45.0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3"/>
          <table:table-cell table:formula="of:=[.F26]/[.E26]" office:value-type="string" office:string-value="" calcext:value-type="error">
            <text:p>#DIV/0!</text:p>
          </table:table-cell>
          <table:table-cell table:style-name="ce11" table:formula="of:=[.G26]/[.F26]" office:value-type="string" office:string-value="" calcext:value-type="error">
            <text:p>#DIV/0!</text:p>
          </table:table-cell>
          <table:table-cell table:formula="of:=2*([.H26]*[.I26])/([.H26]+[.I2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3"/>
          <table:table-cell table:formula="of:=[.F27]/[.E27]" office:value-type="string" office:string-value="" calcext:value-type="error">
            <text:p>#DIV/0!</text:p>
          </table:table-cell>
          <table:table-cell table:style-name="ce11" table:formula="of:=[.G27]/[.F27]" office:value-type="string" office:string-value="" calcext:value-type="error">
            <text:p>#DIV/0!</text:p>
          </table:table-cell>
          <table:table-cell table:formula="of:=2*([.H27]*[.I27])/([.H27]+[.I2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3"/>
          <table:table-cell table:formula="of:=[.F28]/[.E28]" office:value-type="string" office:string-value="" calcext:value-type="error">
            <text:p>#DIV/0!</text:p>
          </table:table-cell>
          <table:table-cell table:style-name="ce11" table:formula="of:=[.G28]/[.F28]" office:value-type="string" office:string-value="" calcext:value-type="error">
            <text:p>#DIV/0!</text:p>
          </table:table-cell>
          <table:table-cell table:formula="of:=2*([.H28]*[.I28])/([.H28]+[.I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552" calcext:value-type="float">
            <text:p>552</text:p>
          </table:table-cell>
          <table:table-cell table:formula="of:=[.C6]" office:value-type="float" office:value="372" calcext:value-type="float">
            <text:p>372</text:p>
          </table:table-cell>
          <table:table-cell table:formula="of:=[.D6]"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6" calcext:value-type="percentage">
            <text:p>60.00%</text:p>
          </table:table-cell>
          <table:table-cell table:style-name="ce11" table:formula="of:=[.G29]/[.F29]" office:value-type="percentage" office:value="0.666666666666667" calcext:value-type="percentage">
            <text:p>66.67%</text:p>
          </table:table-cell>
          <table:table-cell table:formula="of:=2*([.H29]*[.I29])/([.H29]+[.I29])" office:value-type="percentage" office:value="0.631578947368421" calcext:value-type="percentage">
            <text:p>63.1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01" calcext:value-type="float">
            <text:p>501</text:p>
          </table:table-cell>
          <table:table-cell table:formula="of:=[.C7]" office:value-type="float" office:value="332" calcext:value-type="float">
            <text:p>332</text:p>
          </table:table-cell>
          <table:table-cell table:formula="of:=[.D7]" office:value-type="float" office:value="169" calcext:value-type="float">
            <text:p>16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581395348837209" calcext:value-type="percentage">
            <text:p>58.14%</text:p>
          </table:table-cell>
          <table:table-cell table:style-name="ce11" table:formula="of:=[.G30]/[.F30]" office:value-type="percentage" office:value="0.72" calcext:value-type="percentage">
            <text:p>72.00%</text:p>
          </table:table-cell>
          <table:table-cell table:formula="of:=2*([.H30]*[.I30])/([.H30]+[.I30])" office:value-type="percentage" office:value="0.643316654753395" calcext:value-type="percentage">
            <text:p>64.3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4" calcext:value-type="float">
            <text:p>304</text:p>
          </table:table-cell>
          <table:table-cell table:formula="of:=[.D8]"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F31]/[.E31]" office:value-type="percentage" office:value="0.560975609756098" calcext:value-type="percentage">
            <text:p>56.10%</text:p>
          </table:table-cell>
          <table:table-cell table:style-name="ce11" table:formula="of:=[.G31]/[.F31]" office:value-type="percentage" office:value="0.782608695652174" calcext:value-type="percentage">
            <text:p>78.26%</text:p>
          </table:table-cell>
          <table:table-cell table:formula="of:=2*([.H31]*[.I31])/([.H31]+[.I31])" office:value-type="percentage" office:value="0.653512233622731" calcext:value-type="percentage">
            <text:p>65.3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2" calcext:value-type="float">
            <text:p>252</text:p>
          </table:table-cell>
          <table:table-cell table:formula="of:=[.D9]"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540540540540541" calcext:value-type="percentage">
            <text:p>54.05%</text:p>
          </table:table-cell>
          <table:table-cell table:style-name="ce11" table:formula="of:=[.G32]/[.F32]" office:value-type="percentage" office:value="0.85" calcext:value-type="percentage">
            <text:p>85.00%</text:p>
          </table:table-cell>
          <table:table-cell table:formula="of:=2*([.H32]*[.I32])/([.H32]+[.I32])" office:value-type="percentage" office:value="0.660835762876579" calcext:value-type="percentage">
            <text:p>66.0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2" calcext:value-type="float">
            <text:p>222</text:p>
          </table:table-cell>
          <table:table-cell table:formula="of:=[.D10]"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542857142857143" calcext:value-type="percentage">
            <text:p>54.29%</text:p>
          </table:table-cell>
          <table:table-cell table:style-name="ce11" table:formula="of:=[.G33]/[.F33]" office:value-type="percentage" office:value="0.842105263157895" calcext:value-type="percentage">
            <text:p>84.21%</text:p>
          </table:table-cell>
          <table:table-cell table:formula="of:=2*([.H33]*[.I33])/([.H33]+[.I33])" office:value-type="percentage" office:value="0.660152008686211" calcext:value-type="percentage">
            <text:p>66.0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4" calcext:value-type="float">
            <text:p>194</text:p>
          </table:table-cell>
          <table:table-cell table:formula="of:=[.D11]"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575757575757576" calcext:value-type="percentage">
            <text:p>57.58%</text:p>
          </table:table-cell>
          <table:table-cell table:style-name="ce11" table:formula="of:=[.G34]/[.F34]" office:value-type="percentage" office:value="0.736842105263158" calcext:value-type="percentage">
            <text:p>73.68%</text:p>
          </table:table-cell>
          <table:table-cell table:formula="of:=2*([.H34]*[.I34])/([.H34]+[.I34])" office:value-type="percentage" office:value="0.646415552855407" calcext:value-type="percentage">
            <text:p>64.64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2" calcext:value-type="float">
            <text:p>172</text:p>
          </table:table-cell>
          <table:table-cell table:formula="of:=[.D12]"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5625" calcext:value-type="percentage">
            <text:p>56.25%</text:p>
          </table:table-cell>
          <table:table-cell table:style-name="ce11" table:formula="of:=[.G35]/[.F35]" office:value-type="percentage" office:value="0.777777777777778" calcext:value-type="percentage">
            <text:p>77.78%</text:p>
          </table:table-cell>
          <table:table-cell table:formula="of:=2*([.H35]*[.I35])/([.H35]+[.I35])" office:value-type="percentage" office:value="0.652849740932643" calcext:value-type="percentage">
            <text:p>65.2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4" calcext:value-type="float">
            <text:p>154</text:p>
          </table:table-cell>
          <table:table-cell table:formula="of:=[.D13]"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571428571428571" calcext:value-type="percentage">
            <text:p>57.14%</text:p>
          </table:table-cell>
          <table:table-cell table:style-name="ce11" table:formula="of:=[.G36]/[.F36]" office:value-type="percentage" office:value="0.75" calcext:value-type="percentage">
            <text:p>75.00%</text:p>
          </table:table-cell>
          <table:table-cell table:formula="of:=2*([.H36]*[.I36])/([.H36]+[.I36])" office:value-type="percentage" office:value="0.648648648648649" calcext:value-type="percentage">
            <text:p>64.86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1" calcext:value-type="float">
            <text:p>141</text:p>
          </table:table-cell>
          <table:table-cell table:formula="of:=[.D14]"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555555555555556" calcext:value-type="percentage">
            <text:p>55.56%</text:p>
          </table:table-cell>
          <table:table-cell table:style-name="ce11" table:formula="of:=[.G37]/[.F37]" office:value-type="percentage" office:value="0.8" calcext:value-type="percentage">
            <text:p>80.00%</text:p>
          </table:table-cell>
          <table:table-cell table:formula="of:=2*([.H37]*[.I37])/([.H37]+[.I37])" office:value-type="percentage" office:value="0.655737704918033" calcext:value-type="percentage">
            <text:p>65.5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1" calcext:value-type="float">
            <text:p>131</text:p>
          </table:table-cell>
          <table:table-cell table:formula="of:=[.D15]"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56" calcext:value-type="percentage">
            <text:p>56.00%</text:p>
          </table:table-cell>
          <table:table-cell table:style-name="ce11" table:formula="of:=[.G38]/[.F38]" office:value-type="percentage" office:value="0.785714285714286" calcext:value-type="percentage">
            <text:p>78.57%</text:p>
          </table:table-cell>
          <table:table-cell table:formula="of:=2*([.H38]*[.I38])/([.H38]+[.I38])" office:value-type="percentage" office:value="0.653927813163482" calcext:value-type="percentage">
            <text:p>65.39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2" calcext:value-type="float">
            <text:p>122</text:p>
          </table:table-cell>
          <table:table-cell table:formula="of:=[.D16]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565217391304348" calcext:value-type="percentage">
            <text:p>56.52%</text:p>
          </table:table-cell>
          <table:table-cell table:style-name="ce11" table:formula="of:=[.G39]/[.F39]" office:value-type="percentage" office:value="0.769230769230769" calcext:value-type="percentage">
            <text:p>76.92%</text:p>
          </table:table-cell>
          <table:table-cell table:formula="of:=2*([.H39]*[.I39])/([.H39]+[.I39])" office:value-type="percentage" office:value="0.651629072681704" calcext:value-type="percentage">
            <text:p>65.1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09" calcext:value-type="float">
            <text:p>109</text:p>
          </table:table-cell>
          <table:table-cell table:formula="of:=[.D17]"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565217391304348" calcext:value-type="percentage">
            <text:p>56.52%</text:p>
          </table:table-cell>
          <table:table-cell table:style-name="ce11" table:formula="of:=[.G40]/[.F40]" office:value-type="percentage" office:value="0.769230769230769" calcext:value-type="percentage">
            <text:p>76.92%</text:p>
          </table:table-cell>
          <table:table-cell table:formula="of:=2*([.H40]*[.I40])/([.H40]+[.I40])" office:value-type="percentage" office:value="0.651629072681704" calcext:value-type="percentage">
            <text:p>65.1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99" calcext:value-type="float">
            <text:p>99</text:p>
          </table:table-cell>
          <table:table-cell table:formula="of:=[.D18]"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571428571428571" calcext:value-type="percentage">
            <text:p>57.14%</text:p>
          </table:table-cell>
          <table:table-cell table:style-name="ce11" table:formula="of:=[.G41]/[.F41]" office:value-type="percentage" office:value="0.75" calcext:value-type="percentage">
            <text:p>75.00%</text:p>
          </table:table-cell>
          <table:table-cell table:formula="of:=2*([.H41]*[.I41])/([.H41]+[.I41])" office:value-type="percentage" office:value="0.648648648648649" calcext:value-type="percentage">
            <text:p>64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3" calcext:value-type="float">
            <text:p>93</text:p>
          </table:table-cell>
          <table:table-cell table:formula="of:=[.D19]"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" calcext:value-type="percentage">
            <text:p>60.00%</text:p>
          </table:table-cell>
          <table:table-cell table:style-name="ce11" table:formula="of:=[.G42]/[.F42]" office:value-type="percentage" office:value="0.666666666666667" calcext:value-type="percentage">
            <text:p>66.67%</text:p>
          </table:table-cell>
          <table:table-cell table:formula="of:=2*([.H42]*[.I42])/([.H42]+[.I42])" office:value-type="percentage" office:value="0.631578947368421" calcext:value-type="percentage">
            <text:p>63.1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8" calcext:value-type="float">
            <text:p>88</text:p>
          </table:table-cell>
          <table:table-cell table:formula="of:=[.D20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611111111111111" calcext:value-type="percentage">
            <text:p>61.11%</text:p>
          </table:table-cell>
          <table:table-cell table:style-name="ce11" table:formula="of:=[.G43]/[.F43]" office:value-type="percentage" office:value="0.636363636363636" calcext:value-type="percentage">
            <text:p>63.64%</text:p>
          </table:table-cell>
          <table:table-cell table:formula="of:=2*([.H43]*[.I43])/([.H43]+[.I43])" office:value-type="percentage" office:value="0.623481781376518" calcext:value-type="percentage">
            <text:p>62.3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1" calcext:value-type="float">
            <text:p>81</text:p>
          </table:table-cell>
          <table:table-cell table:formula="of:=[.D21]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625" calcext:value-type="percentage">
            <text:p>62.50%</text:p>
          </table:table-cell>
          <table:table-cell table:style-name="ce11" table:formula="of:=[.G44]/[.F44]" office:value-type="percentage" office:value="0.6" calcext:value-type="percentage">
            <text:p>60.00%</text:p>
          </table:table-cell>
          <table:table-cell table:formula="of:=2*([.H44]*[.I44])/([.H44]+[.I44])" office:value-type="percentage" office:value="0.612244897959184" calcext:value-type="percentage">
            <text:p>61.22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1-SYNS'.A2:'INFER-1-SYNS'.A2 'INFER-1-SYNS'.A3:'INFER-1-SYNS'.A3 'INFER-1-SYNS'.A4:'INFER-1-SYNS'.A4 'INFER-1-SYNS'.A5:'INFER-1-SYNS'.A5 'INFER-1-SYNS'.A6:'INFER-1-SYNS'.A6 'INFER-1-SYNS'.A7:'INFER-1-SYNS'.A7 'INFER-1-SYNS'.A8:'INFER-1-SYNS'.A8 'INFER-1-SYNS'.A9:'INFER-1-SYNS'.A9 'INFER-1-SYNS'.A10:'INFER-1-SYNS'.A10 'INFER-1-SYNS'.A11:'INFER-1-SYNS'.A11 'INFER-1-SYNS'.A12:'INFER-1-SYNS'.A12 'INFER-1-SYNS'.A13:'INFER-1-SYNS'.A13 'INFER-1-SYNS'.A14:'INFER-1-SYNS'.A14 'INFER-1-SYNS'.A15:'INFER-1-SYNS'.A15 'INFER-1-SYNS'.A16:'INFER-1-SYNS'.A16 'INFER-1-SYNS'.A17:'INFER-1-SYNS'.A17 'INFER-1-SYNS'.A18:'INFER-1-SYNS'.A18 'INFER-1-SYNS'.A19:'INFER-1-SYNS'.A19 'INFER-1-SYNS'.A20:'INFER-1-SYNS'.A20 'INFER-1-SYNS'.A21:'INFER-1-SYNS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SYNS'.I3:'INFER-1-SYNS'.I21 'INFER-1-SYNS'.A1:'INFER-1-SYNS'.A1 'INFER-1-SYNS'.H3:'INFER-1-SYNS'.H21 'INFER-1-SYNS'.I26:'INFER-1-SYNS'.I44 'INFER-1-SYNS'.A1:'INFER-1-SYNS'.A1 'INFER-1-SYNS'.H26:'INFER-1-SYNS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SYNS'.J2:'INFER-1-SYNS'.J21 'INFER-1-BASE'.A1:'INFER-1-BASE'.A1 'INFER-1-SYNS'.J25:'INFER-1-SYNS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SYNS'.I3:'INFER-1-SYNS'.I21 'INFER-1-BASE'.A1:'INFER-1-BASE'.A1 'INFER-1-SYNS'.H3:'INFER-1-SYNS'.H21 'INFER-1-SYNS'.I26:'INFER-1-SYNS'.I44 'INFER-1-BASE'.A1:'INFER-1-BASE'.A1 'INFER-1-SYNS'.H26:'INFER-1-SYNS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F3]/[.E3]" office:value-type="percentage" office:value="0.878453038674033" calcext:value-type="percentage">
            <text:p>87.85%</text:p>
          </table:table-cell>
          <table:table-cell table:formula="of:=[.F3]/[.C3]" office:value-type="percentage" office:value="0.0297920179876335" calcext:value-type="percentage">
            <text:p>2.98%</text:p>
          </table:table-cell>
          <table:table-cell table:formula="of:=2*([.H3]*[.I3])/([.H3]+[.I3])" office:value-type="percentage" office:value="0.0576295759333092" calcext:value-type="percentage">
            <text:p>5.7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893333333333333" calcext:value-type="percentage">
            <text:p>89.33%</text:p>
          </table:table-cell>
          <table:table-cell table:formula="of:=[.F4]/[.C4]" office:value-type="percentage" office:value="0.0428937259923175" calcext:value-type="percentage">
            <text:p>4.29%</text:p>
          </table:table-cell>
          <table:table-cell table:formula="of:=2*([.H4]*[.I4])/([.H4]+[.I4])" office:value-type="percentage" office:value="0.081857055589493" calcext:value-type="percentage">
            <text:p>8.1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F5]/[.E5]" office:value-type="percentage" office:value="0.909090909090909" calcext:value-type="percentage">
            <text:p>90.91%</text:p>
          </table:table-cell>
          <table:table-cell table:formula="of:=[.F5]/[.C5]" office:value-type="percentage" office:value="0.0532386867790595" calcext:value-type="percentage">
            <text:p>5.32%</text:p>
          </table:table-cell>
          <table:table-cell table:formula="of:=2*([.H5]*[.I5])/([.H5]+[.I5])" office:value-type="percentage" office:value="0.100586756077117" calcext:value-type="percentage">
            <text:p>10.0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F6]/[.E6]" office:value-type="percentage" office:value="0.898305084745763" calcext:value-type="percentage">
            <text:p>89.83%</text:p>
          </table:table-cell>
          <table:table-cell table:formula="of:=[.F6]/[.C6]" office:value-type="percentage" office:value="0.0621336459554514" calcext:value-type="percentage">
            <text:p>6.21%</text:p>
          </table:table-cell>
          <table:table-cell table:formula="of:=2*([.H6]*[.I6])/([.H6]+[.I6])" office:value-type="percentage" office:value="0.116228070175439" calcext:value-type="percentage">
            <text:p>11.6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formula="of:=[.F7]/[.E7]" office:value-type="percentage" office:value="0.89908256880734" calcext:value-type="percentage">
            <text:p>89.91%</text:p>
          </table:table-cell>
          <table:table-cell table:formula="of:=[.F7]/[.C7]" office:value-type="percentage" office:value="0.0730253353204173" calcext:value-type="percentage">
            <text:p>7.30%</text:p>
          </table:table-cell>
          <table:table-cell table:formula="of:=2*([.H7]*[.I7])/([.H7]+[.I7])" office:value-type="percentage" office:value="0.135079255685734" calcext:value-type="percentage">
            <text:p>13.5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[.F8]/[.E8]" office:value-type="percentage" office:value="0.901960784313726" calcext:value-type="percentage">
            <text:p>90.20%</text:p>
          </table:table-cell>
          <table:table-cell table:formula="of:=[.F8]/[.C8]" office:value-type="percentage" office:value="0.0840950639853748" calcext:value-type="percentage">
            <text:p>8.41%</text:p>
          </table:table-cell>
          <table:table-cell table:formula="of:=2*([.H8]*[.I8])/([.H8]+[.I8])" office:value-type="percentage" office:value="0.153846153846154" calcext:value-type="percentage">
            <text:p>15.3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F9]/[.E9]" office:value-type="percentage" office:value="0.902173913043478" calcext:value-type="percentage">
            <text:p>90.22%</text:p>
          </table:table-cell>
          <table:table-cell table:formula="of:=[.F9]/[.C9]" office:value-type="percentage" office:value="0.0920177383592018" calcext:value-type="percentage">
            <text:p>9.20%</text:p>
          </table:table-cell>
          <table:table-cell table:formula="of:=2*([.H9]*[.I9])/([.H9]+[.I9])" office:value-type="percentage" office:value="0.167002012072435" calcext:value-type="percentage">
            <text:p>16.7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F10]/[.E10]" office:value-type="percentage" office:value="0.930232558139535" calcext:value-type="percentage">
            <text:p>93.02%</text:p>
          </table:table-cell>
          <table:table-cell table:formula="of:=[.F10]/[.C10]" office:value-type="percentage" office:value="0.102827763496144" calcext:value-type="percentage">
            <text:p>10.28%</text:p>
          </table:table-cell>
          <table:table-cell table:formula="of:=2*([.H10]*[.I10])/([.H10]+[.I10])" office:value-type="percentage" office:value="0.185185185185185" calcext:value-type="percentage">
            <text:p>18.5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F11]/[.E11]" office:value-type="percentage" office:value="0.948717948717949" calcext:value-type="percentage">
            <text:p>94.87%</text:p>
          </table:table-cell>
          <table:table-cell table:formula="of:=[.F11]/[.C11]" office:value-type="percentage" office:value="0.107714701601164" calcext:value-type="percentage">
            <text:p>10.77%</text:p>
          </table:table-cell>
          <table:table-cell table:formula="of:=2*([.H11]*[.I11])/([.H11]+[.I11])" office:value-type="percentage" office:value="0.193464052287582" calcext:value-type="percentage">
            <text:p>19.35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945205479452055" calcext:value-type="percentage">
            <text:p>94.52%</text:p>
          </table:table-cell>
          <table:table-cell table:formula="of:=[.F12]/[.C12]" office:value-type="percentage" office:value="0.112561174551387" calcext:value-type="percentage">
            <text:p>11.26%</text:p>
          </table:table-cell>
          <table:table-cell table:formula="of:=2*([.H12]*[.I12])/([.H12]+[.I12])" office:value-type="percentage" office:value="0.201166180758017" calcext:value-type="percentage">
            <text:p>20.1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939393939393939" calcext:value-type="percentage">
            <text:p>93.94%</text:p>
          </table:table-cell>
          <table:table-cell table:formula="of:=[.F13]/[.C13]" office:value-type="percentage" office:value="0.115027829313544" calcext:value-type="percentage">
            <text:p>11.50%</text:p>
          </table:table-cell>
          <table:table-cell table:formula="of:=2*([.H13]*[.I13])/([.H13]+[.I13])" office:value-type="percentage" office:value="0.20495867768595" calcext:value-type="percentage">
            <text:p>20.5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938461538461538" calcext:value-type="percentage">
            <text:p>93.85%</text:p>
          </table:table-cell>
          <table:table-cell table:formula="of:=[.F14]/[.C14]" office:value-type="percentage" office:value="0.125" calcext:value-type="percentage">
            <text:p>12.50%</text:p>
          </table:table-cell>
          <table:table-cell table:formula="of:=2*([.H14]*[.I14])/([.H14]+[.I14])" office:value-type="percentage" office:value="0.220614828209765" calcext:value-type="percentage">
            <text:p>22.0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934426229508197" calcext:value-type="percentage">
            <text:p>93.44%</text:p>
          </table:table-cell>
          <table:table-cell table:formula="of:=[.F15]/[.C15]" office:value-type="percentage" office:value="0.128378378378378" calcext:value-type="percentage">
            <text:p>12.84%</text:p>
          </table:table-cell>
          <table:table-cell table:formula="of:=2*([.H15]*[.I15])/([.H15]+[.I15])" office:value-type="percentage" office:value="0.225742574257426" calcext:value-type="percentage">
            <text:p>22.5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F16]/[.E16]" office:value-type="percentage" office:value="0.947368421052632" calcext:value-type="percentage">
            <text:p>94.74%</text:p>
          </table:table-cell>
          <table:table-cell table:formula="of:=[.F16]/[.C16]" office:value-type="percentage" office:value="0.135678391959799" calcext:value-type="percentage">
            <text:p>13.57%</text:p>
          </table:table-cell>
          <table:table-cell table:formula="of:=2*([.H16]*[.I16])/([.H16]+[.I16])" office:value-type="percentage" office:value="0.237362637362637" calcext:value-type="percentage">
            <text:p>23.74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F17]/[.E17]" office:value-type="percentage" office:value="0.962264150943396" calcext:value-type="percentage">
            <text:p>96.23%</text:p>
          </table:table-cell>
          <table:table-cell table:formula="of:=[.F17]/[.C17]" office:value-type="percentage" office:value="0.13972602739726" calcext:value-type="percentage">
            <text:p>13.97%</text:p>
          </table:table-cell>
          <table:table-cell table:formula="of:=2*([.H17]*[.I17])/([.H17]+[.I17])" office:value-type="percentage" office:value="0.244019138755981" calcext:value-type="percentage">
            <text:p>24.4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F18]/[.E18]" office:value-type="percentage" office:value="0.959183673469388" calcext:value-type="percentage">
            <text:p>95.92%</text:p>
          </table:table-cell>
          <table:table-cell table:formula="of:=[.F18]/[.C18]" office:value-type="percentage" office:value="0.142424242424242" calcext:value-type="percentage">
            <text:p>14.24%</text:p>
          </table:table-cell>
          <table:table-cell table:formula="of:=2*([.H18]*[.I18])/([.H18]+[.I18])" office:value-type="percentage" office:value="0.24802110817942" calcext:value-type="percentage">
            <text:p>24.8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F19]/[.E19]" office:value-type="percentage" office:value="0.955555555555556" calcext:value-type="percentage">
            <text:p>95.56%</text:p>
          </table:table-cell>
          <table:table-cell table:formula="of:=[.F19]/[.C19]" office:value-type="percentage" office:value="0.142384105960265" calcext:value-type="percentage">
            <text:p>14.24%</text:p>
          </table:table-cell>
          <table:table-cell table:formula="of:=2*([.H19]*[.I19])/([.H19]+[.I19])" office:value-type="percentage" office:value="0.247838616714697" calcext:value-type="percentage">
            <text:p>24.7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F20]/[.E20]" office:value-type="percentage" office:value="0.976744186046512" calcext:value-type="percentage">
            <text:p>97.67%</text:p>
          </table:table-cell>
          <table:table-cell table:formula="of:=[.F20]/[.C20]" office:value-type="percentage" office:value="0.151079136690647" calcext:value-type="percentage">
            <text:p>15.11%</text:p>
          </table:table-cell>
          <table:table-cell table:formula="of:=2*([.H20]*[.I20])/([.H20]+[.I20])" office:value-type="percentage" office:value="0.261682242990654" calcext:value-type="percentage">
            <text:p>26.1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F21]/[.E21]" office:value-type="percentage" office:value="0.974358974358974" calcext:value-type="percentage">
            <text:p>97.44%</text:p>
          </table:table-cell>
          <table:table-cell table:formula="of:=[.F21]/[.C21]" office:value-type="percentage" office:value="0.149606299212598" calcext:value-type="percentage">
            <text:p>14.96%</text:p>
          </table:table-cell>
          <table:table-cell table:formula="of:=2*([.H21]*[.I21])/([.H21]+[.I21])" office:value-type="percentage" office:value="0.25938566552901" calcext:value-type="percentage">
            <text:p>25.94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F26]/[.E26]" office:value-type="percentage" office:value="0.864406779661017" calcext:value-type="percentage">
            <text:p>86.44%</text:p>
          </table:table-cell>
          <table:table-cell table:style-name="ce11" table:formula="of:=[.G26]/[.F26]" office:value-type="percentage" office:value="0.156862745098039" calcext:value-type="percentage">
            <text:p>15.69%</text:p>
          </table:table-cell>
          <table:table-cell table:formula="of:=2*([.H26]*[.I26])/([.H26]+[.I26])" office:value-type="percentage" office:value="0.265538561666124" calcext:value-type="percentage">
            <text:p>26.5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F27]/[.E27]" office:value-type="percentage" office:value="0.88" calcext:value-type="percentage">
            <text:p>88.00%</text:p>
          </table:table-cell>
          <table:table-cell table:style-name="ce11" table:formula="of:=[.G27]/[.F27]" office:value-type="percentage" office:value="0.136363636363636" calcext:value-type="percentage">
            <text:p>13.64%</text:p>
          </table:table-cell>
          <table:table-cell table:formula="of:=2*([.H27]*[.I27])/([.H27]+[.I27])" office:value-type="percentage" office:value="0.23613595706619" calcext:value-type="percentage">
            <text:p>23.6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F28]/[.E28]" office:value-type="percentage" office:value="0.891304347826087" calcext:value-type="percentage">
            <text:p>89.13%</text:p>
          </table:table-cell>
          <table:table-cell table:style-name="ce11" table:formula="of:=[.G28]/[.F28]" office:value-type="percentage" office:value="0.121951219512195" calcext:value-type="percentage">
            <text:p>12.20%</text:p>
          </table:table-cell>
          <table:table-cell table:formula="of:=2*([.H28]*[.I28])/([.H28]+[.I28])" office:value-type="percentage" office:value="0.2145473574045" calcext:value-type="percentage">
            <text:p>21.4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F29]/[.E29]" office:value-type="percentage" office:value="0.878048780487805" calcext:value-type="percentage">
            <text:p>87.80%</text:p>
          </table:table-cell>
          <table:table-cell table:style-name="ce11" table:formula="of:=[.G29]/[.F29]" office:value-type="percentage" office:value="0.138888888888889" calcext:value-type="percentage">
            <text:p>13.89%</text:p>
          </table:table-cell>
          <table:table-cell table:formula="of:=2*([.H29]*[.I29])/([.H29]+[.I29])" office:value-type="percentage" office:value="0.239840106595603" calcext:value-type="percentage">
            <text:p>23.9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F30]/[.E30]" office:value-type="percentage" office:value="0.868421052631579" calcext:value-type="percentage">
            <text:p>86.84%</text:p>
          </table:table-cell>
          <table:table-cell table:style-name="ce11" table:formula="of:=[.G30]/[.F30]" office:value-type="percentage" office:value="0.151515151515152" calcext:value-type="percentage">
            <text:p>15.15%</text:p>
          </table:table-cell>
          <table:table-cell table:formula="of:=2*([.H30]*[.I30])/([.H30]+[.I30])" office:value-type="percentage" office:value="0.258014073494918" calcext:value-type="percentage">
            <text:p>25.8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F31]/[.E31]" office:value-type="percentage" office:value="0.885714285714286" calcext:value-type="percentage">
            <text:p>88.57%</text:p>
          </table:table-cell>
          <table:table-cell table:style-name="ce11" table:formula="of:=[.G31]/[.F31]" office:value-type="percentage" office:value="0.129032258064516" calcext:value-type="percentage">
            <text:p>12.90%</text:p>
          </table:table-cell>
          <table:table-cell table:formula="of:=2*([.H31]*[.I31])/([.H31]+[.I31])" office:value-type="percentage" office:value="0.225249772933697" calcext:value-type="percentage">
            <text:p>22.5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F32]/[.E32]" office:value-type="percentage" office:value="0.875" calcext:value-type="percentage">
            <text:p>87.50%</text:p>
          </table:table-cell>
          <table:table-cell table:style-name="ce11" table:formula="of:=[.G32]/[.F32]" office:value-type="percentage" office:value="0.142857142857143" calcext:value-type="percentage">
            <text:p>14.29%</text:p>
          </table:table-cell>
          <table:table-cell table:formula="of:=2*([.H32]*[.I32])/([.H32]+[.I32])" office:value-type="percentage" office:value="0.245614035087719" calcext:value-type="percentage">
            <text:p>24.5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F33]/[.E33]" office:value-type="percentage" office:value="0.866666666666667" calcext:value-type="percentage">
            <text:p>86.67%</text:p>
          </table:table-cell>
          <table:table-cell table:style-name="ce11" table:formula="of:=[.G33]/[.F33]" office:value-type="percentage" office:value="0.153846153846154" calcext:value-type="percentage">
            <text:p>15.38%</text:p>
          </table:table-cell>
          <table:table-cell table:formula="of:=2*([.H33]*[.I33])/([.H33]+[.I33])" office:value-type="percentage" office:value="0.261306532663317" calcext:value-type="percentage">
            <text:p>26.1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892857142857143" calcext:value-type="percentage">
            <text:p>89.29%</text:p>
          </table:table-cell>
          <table:table-cell table:style-name="ce11" table:formula="of:=[.G34]/[.F34]" office:value-type="percentage" office:value="0.12" calcext:value-type="percentage">
            <text:p>12.00%</text:p>
          </table:table-cell>
          <table:table-cell table:formula="of:=2*([.H34]*[.I34])/([.H34]+[.I34])" office:value-type="percentage" office:value="0.211565585331453" calcext:value-type="percentage">
            <text:p>21.16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892857142857143" calcext:value-type="percentage">
            <text:p>89.29%</text:p>
          </table:table-cell>
          <table:table-cell table:style-name="ce11" table:formula="of:=[.G35]/[.F35]" office:value-type="percentage" office:value="0.12" calcext:value-type="percentage">
            <text:p>12.00%</text:p>
          </table:table-cell>
          <table:table-cell table:formula="of:=2*([.H35]*[.I35])/([.H35]+[.I35])" office:value-type="percentage" office:value="0.211565585331453" calcext:value-type="percentage">
            <text:p>21.1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88" calcext:value-type="percentage">
            <text:p>88.00%</text:p>
          </table:table-cell>
          <table:table-cell table:style-name="ce11" table:formula="of:=[.G36]/[.F36]" office:value-type="percentage" office:value="0.136363636363636" calcext:value-type="percentage">
            <text:p>13.64%</text:p>
          </table:table-cell>
          <table:table-cell table:formula="of:=2*([.H36]*[.I36])/([.H36]+[.I36])" office:value-type="percentage" office:value="0.23613595706619" calcext:value-type="percentage">
            <text:p>23.6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88" calcext:value-type="percentage">
            <text:p>88.00%</text:p>
          </table:table-cell>
          <table:table-cell table:style-name="ce11" table:formula="of:=[.G37]/[.F37]" office:value-type="percentage" office:value="0.136363636363636" calcext:value-type="percentage">
            <text:p>13.64%</text:p>
          </table:table-cell>
          <table:table-cell table:formula="of:=2*([.H37]*[.I37])/([.H37]+[.I37])" office:value-type="percentage" office:value="0.23613595706619" calcext:value-type="percentage">
            <text:p>23.6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875" calcext:value-type="percentage">
            <text:p>87.50%</text:p>
          </table:table-cell>
          <table:table-cell table:style-name="ce11" table:formula="of:=[.G38]/[.F38]" office:value-type="percentage" office:value="0.142857142857143" calcext:value-type="percentage">
            <text:p>14.29%</text:p>
          </table:table-cell>
          <table:table-cell table:formula="of:=2*([.H38]*[.I38])/([.H38]+[.I38])" office:value-type="percentage" office:value="0.245614035087719" calcext:value-type="percentage">
            <text:p>24.5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869565217391304" calcext:value-type="percentage">
            <text:p>86.96%</text:p>
          </table:table-cell>
          <table:table-cell table:style-name="ce11" table:formula="of:=[.G39]/[.F39]" office:value-type="percentage" office:value="0.15" calcext:value-type="percentage">
            <text:p>15.00%</text:p>
          </table:table-cell>
          <table:table-cell table:formula="of:=2*([.H39]*[.I39])/([.H39]+[.I39])" office:value-type="percentage" office:value="0.255863539445629" calcext:value-type="percentage">
            <text:p>25.5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04761904761905" calcext:value-type="percentage">
            <text:p>90.48%</text:p>
          </table:table-cell>
          <table:table-cell table:style-name="ce11" table:formula="of:=[.G40]/[.F40]" office:value-type="percentage" office:value="0.105263157894737" calcext:value-type="percentage">
            <text:p>10.53%</text:p>
          </table:table-cell>
          <table:table-cell table:formula="of:=2*([.H40]*[.I40])/([.H40]+[.I40])" office:value-type="percentage" office:value="0.188585607940447" calcext:value-type="percentage">
            <text:p>18.8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04761904761905" calcext:value-type="percentage">
            <text:p>90.48%</text:p>
          </table:table-cell>
          <table:table-cell table:style-name="ce11" table:formula="of:=[.G41]/[.F41]" office:value-type="percentage" office:value="0.105263157894737" calcext:value-type="percentage">
            <text:p>10.53%</text:p>
          </table:table-cell>
          <table:table-cell table:formula="of:=2*([.H41]*[.I41])/([.H41]+[.I41])" office:value-type="percentage" office:value="0.188585607940447" calcext:value-type="percentage">
            <text:p>18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894736842105263" calcext:value-type="percentage">
            <text:p>89.47%</text:p>
          </table:table-cell>
          <table:table-cell table:style-name="ce11" table:formula="of:=[.G42]/[.F42]" office:value-type="percentage" office:value="0.117647058823529" calcext:value-type="percentage">
            <text:p>11.76%</text:p>
          </table:table-cell>
          <table:table-cell table:formula="of:=2*([.H42]*[.I42])/([.H42]+[.I42])" office:value-type="percentage" office:value="0.207951070336391" calcext:value-type="percentage">
            <text:p>20.8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41176470588235" calcext:value-type="percentage">
            <text:p>94.12%</text:p>
          </table:table-cell>
          <table:table-cell table:style-name="ce11" table:formula="of:=[.G43]/[.F43]" office:value-type="percentage" office:value="0.0625" calcext:value-type="percentage">
            <text:p>6.25%</text:p>
          </table:table-cell>
          <table:table-cell table:formula="of:=2*([.H43]*[.I43])/([.H43]+[.I43])" office:value-type="percentage" office:value="0.117216117216117" calcext:value-type="percentage">
            <text:p>11.7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375" calcext:value-type="percentage">
            <text:p>93.75%</text:p>
          </table:table-cell>
          <table:table-cell table:style-name="ce11" table:formula="of:=[.G44]/[.F44]" office:value-type="percentage" office:value="0.0666666666666667" calcext:value-type="percentage">
            <text:p>6.67%</text:p>
          </table:table-cell>
          <table:table-cell table:formula="of:=2*([.H44]*[.I44])/([.H44]+[.I44])" office:value-type="percentage" office:value="0.12448132780083" calcext:value-type="percentage">
            <text:p>12.4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2-SYNS'.A2:'INFER-2-SYNS'.A2 'INFER-2-SYNS'.A3:'INFER-2-SYNS'.A3 'INFER-2-SYNS'.A4:'INFER-2-SYNS'.A4 'INFER-2-SYNS'.A5:'INFER-2-SYNS'.A5 'INFER-2-SYNS'.A6:'INFER-2-SYNS'.A6 'INFER-2-SYNS'.A7:'INFER-2-SYNS'.A7 'INFER-2-SYNS'.A8:'INFER-2-SYNS'.A8 'INFER-2-SYNS'.A9:'INFER-2-SYNS'.A9 'INFER-2-SYNS'.A10:'INFER-2-SYNS'.A10 'INFER-2-SYNS'.A11:'INFER-2-SYNS'.A11 'INFER-2-SYNS'.A12:'INFER-2-SYNS'.A12 'INFER-2-SYNS'.A13:'INFER-2-SYNS'.A13 'INFER-2-SYNS'.A14:'INFER-2-SYNS'.A14 'INFER-2-SYNS'.A15:'INFER-2-SYNS'.A15 'INFER-2-SYNS'.A16:'INFER-2-SYNS'.A16 'INFER-2-SYNS'.A17:'INFER-2-SYNS'.A17 'INFER-2-SYNS'.A18:'INFER-2-SYNS'.A18 'INFER-2-SYNS'.A19:'INFER-2-SYNS'.A19 'INFER-2-SYNS'.A20:'INFER-2-SYNS'.A20 'INFER-2-SYNS'.A21:'INFER-2-SYNS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SYNS'.I3:'INFER-2-SYNS'.I21 'INFER-2-SYNS'.A1:'INFER-2-SYNS'.A1 'INFER-2-SYNS'.H3:'INFER-2-SYNS'.H21 'INFER-2-SYNS'.I26:'INFER-2-SYNS'.I44 'INFER-2-SYNS'.A1:'INFER-2-SYNS'.A1 'INFER-2-SYNS'.H26:'INFER-2-SYNS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SYNS'.J2:'INFER-2-SYNS'.J21 'INFER-1-BASE'.A1:'INFER-1-BASE'.A1 'INFER-2-SYNS'.J25:'INFER-2-SYNS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SYNS'.I3:'INFER-2-SYNS'.I21 'INFER-1-BASE'.A1:'INFER-1-BASE'.A1 'INFER-2-SYNS'.H3:'INFER-2-SYNS'.H21 'INFER-2-SYNS'.I26:'INFER-2-SYNS'.I44 'INFER-1-BASE'.A1:'INFER-1-BASE'.A1 'INFER-2-SYNS'.H26:'INFER-2-SYNS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table:formula="of:=[.F3]/[.E3]" office:value-type="percentage" office:value="0.906474820143885" calcext:value-type="percentage">
            <text:p>90.65%</text:p>
          </table:table-cell>
          <table:table-cell table:formula="of:=[.F3]/[.C3]" office:value-type="percentage" office:value="0.0472175379426644" calcext:value-type="percentage">
            <text:p>4.72%</text:p>
          </table:table-cell>
          <table:table-cell table:formula="of:=2*([.H3]*[.I3])/([.H3]+[.I3])" office:value-type="percentage" office:value="0.0897595725734639" calcext:value-type="percentage">
            <text:p>8.9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table:formula="of:=[.F4]/[.E4]" office:value-type="percentage" office:value="0.915929203539823" calcext:value-type="percentage">
            <text:p>91.59%</text:p>
          </table:table-cell>
          <table:table-cell table:formula="of:=[.F4]/[.C4]" office:value-type="percentage" office:value="0.0662612035851472" calcext:value-type="percentage">
            <text:p>6.63%</text:p>
          </table:table-cell>
          <table:table-cell table:formula="of:=2*([.H4]*[.I4])/([.H4]+[.I4])" office:value-type="percentage" office:value="0.123582089552239" calcext:value-type="percentage">
            <text:p>12.3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table:formula="of:=[.F5]/[.E5]" office:value-type="percentage" office:value="0.924242424242424" calcext:value-type="percentage">
            <text:p>92.42%</text:p>
          </table:table-cell>
          <table:table-cell table:formula="of:=[.F5]/[.C5]" office:value-type="percentage" office:value="0.0811889973380657" calcext:value-type="percentage">
            <text:p>8.12%</text:p>
          </table:table-cell>
          <table:table-cell table:formula="of:=2*([.H5]*[.I5])/([.H5]+[.I5])" office:value-type="percentage" office:value="0.149265905383361" calcext:value-type="percentage">
            <text:p>14.9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table:formula="of:=[.F6]/[.E6]" office:value-type="percentage" office:value="0.925714285714286" calcext:value-type="percentage">
            <text:p>92.57%</text:p>
          </table:table-cell>
          <table:table-cell table:formula="of:=[.F6]/[.C6]" office:value-type="percentage" office:value="0.0949589683470106" calcext:value-type="percentage">
            <text:p>9.50%</text:p>
          </table:table-cell>
          <table:table-cell table:formula="of:=2*([.H6]*[.I6])/([.H6]+[.I6])" office:value-type="percentage" office:value="0.172248803827751" calcext:value-type="percentage">
            <text:p>17.2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formula="of:=[.F7]/[.E7]" office:value-type="percentage" office:value="0.930379746835443" calcext:value-type="percentage">
            <text:p>93.04%</text:p>
          </table:table-cell>
          <table:table-cell table:formula="of:=[.F7]/[.C7]" office:value-type="percentage" office:value="0.109538002980626" calcext:value-type="percentage">
            <text:p>10.95%</text:p>
          </table:table-cell>
          <table:table-cell table:formula="of:=2*([.H7]*[.I7])/([.H7]+[.I7])" office:value-type="percentage" office:value="0.196" calcext:value-type="percentage">
            <text:p>19.60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table:formula="of:=[.F8]/[.E8]" office:value-type="percentage" office:value="0.932432432432432" calcext:value-type="percentage">
            <text:p>93.24%</text:p>
          </table:table-cell>
          <table:table-cell table:formula="of:=[.F8]/[.C8]" office:value-type="percentage" office:value="0.126142595978062" calcext:value-type="percentage">
            <text:p>12.61%</text:p>
          </table:table-cell>
          <table:table-cell table:formula="of:=2*([.H8]*[.I8])/([.H8]+[.I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[.F9]/[.E9]" office:value-type="percentage" office:value="0.930769230769231" calcext:value-type="percentage">
            <text:p>93.08%</text:p>
          </table:table-cell>
          <table:table-cell table:formula="of:=[.F9]/[.C9]" office:value-type="percentage" office:value="0.134146341463415" calcext:value-type="percentage">
            <text:p>13.41%</text:p>
          </table:table-cell>
          <table:table-cell table:formula="of:=2*([.H9]*[.I9])/([.H9]+[.I9])" office:value-type="percentage" office:value="0.234496124031008" calcext:value-type="percentage">
            <text:p>23.45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F10]/[.E10]" office:value-type="percentage" office:value="0.95" calcext:value-type="percentage">
            <text:p>95.00%</text:p>
          </table:table-cell>
          <table:table-cell table:formula="of:=[.F10]/[.C10]" office:value-type="percentage" office:value="0.146529562982005" calcext:value-type="percentage">
            <text:p>14.65%</text:p>
          </table:table-cell>
          <table:table-cell table:formula="of:=2*([.H10]*[.I10])/([.H10]+[.I10])" office:value-type="percentage" office:value="0.253897550111359" calcext:value-type="percentage">
            <text:p>25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F11]/[.E11]" office:value-type="percentage" office:value="0.963302752293578" calcext:value-type="percentage">
            <text:p>96.33%</text:p>
          </table:table-cell>
          <table:table-cell table:formula="of:=[.F11]/[.C11]" office:value-type="percentage" office:value="0.152838427947598" calcext:value-type="percentage">
            <text:p>15.28%</text:p>
          </table:table-cell>
          <table:table-cell table:formula="of:=2*([.H11]*[.I11])/([.H11]+[.I11])" office:value-type="percentage" office:value="0.263819095477387" calcext:value-type="percentage">
            <text:p>26.3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96078431372549" calcext:value-type="percentage">
            <text:p>96.08%</text:p>
          </table:table-cell>
          <table:table-cell table:formula="of:=[.F12]/[.C12]" office:value-type="percentage" office:value="0.159869494290375" calcext:value-type="percentage">
            <text:p>15.99%</text:p>
          </table:table-cell>
          <table:table-cell table:formula="of:=2*([.H12]*[.I12])/([.H12]+[.I12])" office:value-type="percentage" office:value="0.274125874125874" calcext:value-type="percentage">
            <text:p>27.4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956521739130435" calcext:value-type="percentage">
            <text:p>95.65%</text:p>
          </table:table-cell>
          <table:table-cell table:formula="of:=[.F13]/[.C13]" office:value-type="percentage" office:value="0.163265306122449" calcext:value-type="percentage">
            <text:p>16.33%</text:p>
          </table:table-cell>
          <table:table-cell table:formula="of:=2*([.H13]*[.I13])/([.H13]+[.I13])" office:value-type="percentage" office:value="0.27892234548336" calcext:value-type="percentage">
            <text:p>27.8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955555555555556" calcext:value-type="percentage">
            <text:p>95.56%</text:p>
          </table:table-cell>
          <table:table-cell table:formula="of:=[.F14]/[.C14]" office:value-type="percentage" office:value="0.176229508196721" calcext:value-type="percentage">
            <text:p>17.62%</text:p>
          </table:table-cell>
          <table:table-cell table:formula="of:=2*([.H14]*[.I14])/([.H14]+[.I14])" office:value-type="percentage" office:value="0.29757785467128" calcext:value-type="percentage">
            <text:p>29.7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951807228915663" calcext:value-type="percentage">
            <text:p>95.18%</text:p>
          </table:table-cell>
          <table:table-cell table:formula="of:=[.F15]/[.C15]" office:value-type="percentage" office:value="0.177927927927928" calcext:value-type="percentage">
            <text:p>17.79%</text:p>
          </table:table-cell>
          <table:table-cell table:formula="of:=2*([.H15]*[.I15])/([.H15]+[.I15])" office:value-type="percentage" office:value="0.299810246679317" calcext:value-type="percentage">
            <text:p>29.9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F16]/[.E16]" office:value-type="percentage" office:value="0.961538461538462" calcext:value-type="percentage">
            <text:p>96.15%</text:p>
          </table:table-cell>
          <table:table-cell table:formula="of:=[.F16]/[.C16]" office:value-type="percentage" office:value="0.188442211055276" calcext:value-type="percentage">
            <text:p>18.84%</text:p>
          </table:table-cell>
          <table:table-cell table:formula="of:=2*([.H16]*[.I16])/([.H16]+[.I16])" office:value-type="percentage" office:value="0.315126050420168" calcext:value-type="percentage">
            <text:p>31.5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F17]/[.E17]" office:value-type="percentage" office:value="0.972602739726027" calcext:value-type="percentage">
            <text:p>97.26%</text:p>
          </table:table-cell>
          <table:table-cell table:formula="of:=[.F17]/[.C17]" office:value-type="percentage" office:value="0.194520547945205" calcext:value-type="percentage">
            <text:p>19.45%</text:p>
          </table:table-cell>
          <table:table-cell table:formula="of:=2*([.H17]*[.I17])/([.H17]+[.I17])" office:value-type="percentage" office:value="0.324200913242009" calcext:value-type="percentage">
            <text:p>32.4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F18]/[.E18]" office:value-type="percentage" office:value="0.971014492753623" calcext:value-type="percentage">
            <text:p>97.10%</text:p>
          </table:table-cell>
          <table:table-cell table:formula="of:=[.F18]/[.C18]" office:value-type="percentage" office:value="0.203030303030303" calcext:value-type="percentage">
            <text:p>20.30%</text:p>
          </table:table-cell>
          <table:table-cell table:formula="of:=2*([.H18]*[.I18])/([.H18]+[.I18])" office:value-type="percentage" office:value="0.335839598997494" calcext:value-type="percentage">
            <text:p>33.5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F19]/[.E19]" office:value-type="percentage" office:value="0.968253968253968" calcext:value-type="percentage">
            <text:p>96.83%</text:p>
          </table:table-cell>
          <table:table-cell table:formula="of:=[.F19]/[.C19]" office:value-type="percentage" office:value="0.201986754966887" calcext:value-type="percentage">
            <text:p>20.20%</text:p>
          </table:table-cell>
          <table:table-cell table:formula="of:=2*([.H19]*[.I19])/([.H19]+[.I19])" office:value-type="percentage" office:value="0.334246575342466" calcext:value-type="percentage">
            <text:p>33.4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F20]/[.E20]" office:value-type="percentage" office:value="0.983606557377049" calcext:value-type="percentage">
            <text:p>98.36%</text:p>
          </table:table-cell>
          <table:table-cell table:formula="of:=[.F20]/[.C20]" office:value-type="percentage" office:value="0.215827338129496" calcext:value-type="percentage">
            <text:p>21.58%</text:p>
          </table:table-cell>
          <table:table-cell table:formula="of:=2*([.H20]*[.I20])/([.H20]+[.I20])" office:value-type="percentage" office:value="0.353982300884956" calcext:value-type="percentage">
            <text:p>35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F21]/[.E21]" office:value-type="percentage" office:value="0.982456140350877" calcext:value-type="percentage">
            <text:p>98.25%</text:p>
          </table:table-cell>
          <table:table-cell table:formula="of:=[.F21]/[.C21]" office:value-type="percentage" office:value="0.220472440944882" calcext:value-type="percentage">
            <text:p>22.05%</text:p>
          </table:table-cell>
          <table:table-cell table:formula="of:=2*([.H21]*[.I21])/([.H21]+[.I21])" office:value-type="percentage" office:value="0.360128617363344" calcext:value-type="percentage">
            <text:p>36.0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formula="of:=[.F26]/[.E26]" office:value-type="percentage" office:value="0.918918918918919" calcext:value-type="percentage">
            <text:p>91.89%</text:p>
          </table:table-cell>
          <table:table-cell table:style-name="ce11" table:formula="of:=[.G26]/[.F26]" office:value-type="percentage" office:value="0.0882352941176471" calcext:value-type="percentage">
            <text:p>8.82%</text:p>
          </table:table-cell>
          <table:table-cell table:formula="of:=2*([.H26]*[.I26])/([.H26]+[.I26])" office:value-type="percentage" office:value="0.161010260457774" calcext:value-type="percentage">
            <text:p>16.1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[.F27]/[.E27]" office:value-type="percentage" office:value="0.933333333333333" calcext:value-type="percentage">
            <text:p>93.33%</text:p>
          </table:table-cell>
          <table:table-cell table:style-name="ce11" table:formula="of:=[.G27]/[.F27]" office:value-type="percentage" office:value="0.0714285714285714" calcext:value-type="percentage">
            <text:p>7.14%</text:p>
          </table:table-cell>
          <table:table-cell table:formula="of:=2*([.H27]*[.I27])/([.H27]+[.I27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F28]/[.E28]" office:value-type="percentage" office:value="0.939024390243902" calcext:value-type="percentage">
            <text:p>93.90%</text:p>
          </table:table-cell>
          <table:table-cell table:style-name="ce11" table:formula="of:=[.G28]/[.F28]" office:value-type="percentage" office:value="0.0649350649350649" calcext:value-type="percentage">
            <text:p>6.49%</text:p>
          </table:table-cell>
          <table:table-cell table:formula="of:=2*([.H28]*[.I28])/([.H28]+[.I28])" office:value-type="percentage" office:value="0.121470263448493" calcext:value-type="percentage">
            <text:p>12.1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F29]/[.E29]" office:value-type="percentage" office:value="0.933333333333333" calcext:value-type="percentage">
            <text:p>93.33%</text:p>
          </table:table-cell>
          <table:table-cell table:style-name="ce11" table:formula="of:=[.G29]/[.F29]" office:value-type="percentage" office:value="0.0714285714285714" calcext:value-type="percentage">
            <text:p>7.14%</text:p>
          </table:table-cell>
          <table:table-cell table:formula="of:=2*([.H29]*[.I29])/([.H29]+[.I29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F30]/[.E30]" office:value-type="percentage" office:value="0.925373134328358" calcext:value-type="percentage">
            <text:p>92.54%</text:p>
          </table:table-cell>
          <table:table-cell table:style-name="ce11" table:formula="of:=[.G30]/[.F30]" office:value-type="percentage" office:value="0.0806451612903226" calcext:value-type="percentage">
            <text:p>8.06%</text:p>
          </table:table-cell>
          <table:table-cell table:formula="of:=2*([.H30]*[.I30])/([.H30]+[.I30])" office:value-type="percentage" office:value="0.14836085187844" calcext:value-type="percentage">
            <text:p>14.8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F31]/[.E31]" office:value-type="percentage" office:value="0.936507936507936" calcext:value-type="percentage">
            <text:p>93.65%</text:p>
          </table:table-cell>
          <table:table-cell table:style-name="ce11" table:formula="of:=[.G31]/[.F31]" office:value-type="percentage" office:value="0.0677966101694915" calcext:value-type="percentage">
            <text:p>6.78%</text:p>
          </table:table-cell>
          <table:table-cell table:formula="of:=2*([.H31]*[.I31])/([.H31]+[.I31])" office:value-type="percentage" office:value="0.126439860701848" calcext:value-type="percentage">
            <text:p>12.64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F32]/[.E32]" office:value-type="percentage" office:value="0.928571428571429" calcext:value-type="percentage">
            <text:p>92.86%</text:p>
          </table:table-cell>
          <table:table-cell table:style-name="ce11" table:formula="of:=[.G32]/[.F32]" office:value-type="percentage" office:value="0.0769230769230769" calcext:value-type="percentage">
            <text:p>7.69%</text:p>
          </table:table-cell>
          <table:table-cell table:formula="of:=2*([.H32]*[.I32])/([.H32]+[.I32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F33]/[.E33]" office:value-type="percentage" office:value="0.92156862745098" calcext:value-type="percentage">
            <text:p>92.16%</text:p>
          </table:table-cell>
          <table:table-cell table:style-name="ce11" table:formula="of:=[.G33]/[.F33]" office:value-type="percentage" office:value="0.0851063829787234" calcext:value-type="percentage">
            <text:p>8.51%</text:p>
          </table:table-cell>
          <table:table-cell table:formula="of:=2*([.H33]*[.I33])/([.H33]+[.I33])" office:value-type="percentage" office:value="0.155822627434729" calcext:value-type="percentage">
            <text:p>15.5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936170212765957" calcext:value-type="percentage">
            <text:p>93.62%</text:p>
          </table:table-cell>
          <table:table-cell table:style-name="ce11" table:formula="of:=[.G34]/[.F34]" office:value-type="percentage" office:value="0.0681818181818182" calcext:value-type="percentage">
            <text:p>6.82%</text:p>
          </table:table-cell>
          <table:table-cell table:formula="of:=2*([.H34]*[.I34])/([.H34]+[.I34])" office:value-type="percentage" office:value="0.127106403466538" calcext:value-type="percentage">
            <text:p>12.7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934782608695652" calcext:value-type="percentage">
            <text:p>93.48%</text:p>
          </table:table-cell>
          <table:table-cell table:style-name="ce11" table:formula="of:=[.G35]/[.F35]" office:value-type="percentage" office:value="0.0697674418604651" calcext:value-type="percentage">
            <text:p>6.98%</text:p>
          </table:table-cell>
          <table:table-cell table:formula="of:=2*([.H35]*[.I35])/([.H35]+[.I35])" office:value-type="percentage" office:value="0.129843985908405" calcext:value-type="percentage">
            <text:p>12.9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928571428571429" calcext:value-type="percentage">
            <text:p>92.86%</text:p>
          </table:table-cell>
          <table:table-cell table:style-name="ce11" table:formula="of:=[.G36]/[.F36]" office:value-type="percentage" office:value="0.0769230769230769" calcext:value-type="percentage">
            <text:p>7.69%</text:p>
          </table:table-cell>
          <table:table-cell table:formula="of:=2*([.H36]*[.I36])/([.H36]+[.I36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928571428571429" calcext:value-type="percentage">
            <text:p>92.86%</text:p>
          </table:table-cell>
          <table:table-cell table:style-name="ce11" table:formula="of:=[.G37]/[.F37]" office:value-type="percentage" office:value="0.0769230769230769" calcext:value-type="percentage">
            <text:p>7.69%</text:p>
          </table:table-cell>
          <table:table-cell table:formula="of:=2*([.H37]*[.I37])/([.H37]+[.I37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923076923076923" calcext:value-type="percentage">
            <text:p>92.31%</text:p>
          </table:table-cell>
          <table:table-cell table:style-name="ce11" table:formula="of:=[.G38]/[.F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52866242038217" calcext:value-type="percentage">
            <text:p>15.29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918918918918919" calcext:value-type="percentage">
            <text:p>91.89%</text:p>
          </table:table-cell>
          <table:table-cell table:style-name="ce11" table:formula="of:=[.G39]/[.F39]" office:value-type="percentage" office:value="0.0882352941176471" calcext:value-type="percentage">
            <text:p>8.82%</text:p>
          </table:table-cell>
          <table:table-cell table:formula="of:=2*([.H39]*[.I39])/([.H39]+[.I39])" office:value-type="percentage" office:value="0.161010260457774" calcext:value-type="percentage">
            <text:p>16.1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.942857142857143" calcext:value-type="percentage">
            <text:p>94.29%</text:p>
          </table:table-cell>
          <table:table-cell table:style-name="ce11" table:formula="of:=[.G40]/[.F40]" office:value-type="percentage" office:value="0.0606060606060606" calcext:value-type="percentage">
            <text:p>6.06%</text:p>
          </table:table-cell>
          <table:table-cell table:formula="of:=2*([.H40]*[.I40])/([.H40]+[.I40])" office:value-type="percentage" office:value="0.113891285591027" calcext:value-type="percentage">
            <text:p>11.3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.942857142857143" calcext:value-type="percentage">
            <text:p>94.29%</text:p>
          </table:table-cell>
          <table:table-cell table:style-name="ce11" table:formula="of:=[.G41]/[.F41]" office:value-type="percentage" office:value="0.0606060606060606" calcext:value-type="percentage">
            <text:p>6.06%</text:p>
          </table:table-cell>
          <table:table-cell table:formula="of:=2*([.H41]*[.I41])/([.H41]+[.I41])" office:value-type="percentage" office:value="0.113891285591027" calcext:value-type="percentage">
            <text:p>11.3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.939393939393939" calcext:value-type="percentage">
            <text:p>93.94%</text:p>
          </table:table-cell>
          <table:table-cell table:style-name="ce11" table:formula="of:=[.G42]/[.F42]" office:value-type="percentage" office:value="0.0645161290322581" calcext:value-type="percentage">
            <text:p>6.45%</text:p>
          </table:table-cell>
          <table:table-cell table:formula="of:=2*([.H42]*[.I42])/([.H42]+[.I42])" office:value-type="percentage" office:value="0.120740019474197" calcext:value-type="percentage">
            <text:p>12.0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43]/[.E43]" office:value-type="percentage" office:value="0.967741935483871" calcext:value-type="percentage">
            <text:p>96.77%</text:p>
          </table:table-cell>
          <table:table-cell table:style-name="ce11" table:formula="of:=[.G43]/[.F43]" office:value-type="percentage" office:value="0.0333333333333333" calcext:value-type="percentage">
            <text:p>3.33%</text:p>
          </table:table-cell>
          <table:table-cell table:formula="of:=2*([.H43]*[.I43])/([.H43]+[.I43])" office:value-type="percentage" office:value="0.0644468313641246" calcext:value-type="percentage">
            <text:p>6.4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F44]/[.E44]" office:value-type="percentage" office:value="0.966666666666667" calcext:value-type="percentage">
            <text:p>96.67%</text:p>
          </table:table-cell>
          <table:table-cell table:style-name="ce11" table:formula="of:=[.G44]/[.F44]" office:value-type="percentage" office:value="0.0344827586206897" calcext:value-type="percentage">
            <text:p>3.45%</text:p>
          </table:table-cell>
          <table:table-cell table:formula="of:=2*([.H44]*[.I44])/([.H44]+[.I44])" office:value-type="percentage" office:value="0.0665901262916188" calcext:value-type="percentage">
            <text:p>6.6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1-DIRDEP'.A2:'INFER-1-DIRDEP'.A2 'INFER-1-DIRDEP'.A3:'INFER-1-DIRDEP'.A3 'INFER-1-DIRDEP'.A4:'INFER-1-DIRDEP'.A4 'INFER-1-DIRDEP'.A5:'INFER-1-DIRDEP'.A5 'INFER-1-DIRDEP'.A6:'INFER-1-DIRDEP'.A6 'INFER-1-DIRDEP'.A7:'INFER-1-DIRDEP'.A7 'INFER-1-DIRDEP'.A8:'INFER-1-DIRDEP'.A8 'INFER-1-DIRDEP'.A9:'INFER-1-DIRDEP'.A9 'INFER-1-DIRDEP'.A10:'INFER-1-DIRDEP'.A10 'INFER-1-DIRDEP'.A11:'INFER-1-DIRDEP'.A11 'INFER-1-DIRDEP'.A12:'INFER-1-DIRDEP'.A12 'INFER-1-DIRDEP'.A13:'INFER-1-DIRDEP'.A13 'INFER-1-DIRDEP'.A14:'INFER-1-DIRDEP'.A14 'INFER-1-DIRDEP'.A15:'INFER-1-DIRDEP'.A15 'INFER-1-DIRDEP'.A16:'INFER-1-DIRDEP'.A16 'INFER-1-DIRDEP'.A17:'INFER-1-DIRDEP'.A17 'INFER-1-DIRDEP'.A18:'INFER-1-DIRDEP'.A18 'INFER-1-DIRDEP'.A19:'INFER-1-DIRDEP'.A19 'INFER-1-DIRDEP'.A20:'INFER-1-DIRDEP'.A20 'INFER-1-DIRDEP'.A21:'INFER-1-DIRDEP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DIRDEP'.I3:'INFER-1-DIRDEP'.I21 'INFER-1-DIRDEP'.A1:'INFER-1-DIRDEP'.A1 'INFER-1-DIRDEP'.H3:'INFER-1-DIRDEP'.H21 'INFER-1-DIRDEP'.I26:'INFER-1-DIRDEP'.I44 'INFER-1-DIRDEP'.A1:'INFER-1-DIRDEP'.A1 'INFER-1-DIRDEP'.H26:'INFER-1-DIRDEP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DIRDEP'.J2:'INFER-1-DIRDEP'.J21 'INFER-1-BASE'.A1:'INFER-1-BASE'.A1 'INFER-1-DIRDEP'.J25:'INFER-1-DIRDEP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DIRDEP'.I3:'INFER-1-DIRDEP'.I21 'INFER-1-BASE'.A1:'INFER-1-BASE'.A1 'INFER-1-DIRDEP'.H3:'INFER-1-DIRDEP'.H21 'INFER-1-DIRDEP'.I26:'INFER-1-DIRDEP'.I44 'INFER-1-BASE'.A1:'INFER-1-BASE'.A1 'INFER-1-DIRDEP'.H26:'INFER-1-DIRDEP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44" calcext:value-type="float">
            <text:p>44</text:p>
          </table:table-cell>
          <table:table-cell table:formula="of:=[.F3]/[.E3]" office:value-type="percentage" office:value="0.894988066825776" calcext:value-type="percentage">
            <text:p>89.50%</text:p>
          </table:table-cell>
          <table:table-cell table:formula="of:=[.F3]/[.C3]" office:value-type="percentage" office:value="0.0702641933670602" calcext:value-type="percentage">
            <text:p>7.03%</text:p>
          </table:table-cell>
          <table:table-cell table:formula="of:=2*([.H3]*[.I3])/([.H3]+[.I3])" office:value-type="percentage" office:value="0.130298818624044" calcext:value-type="percentage">
            <text:p>13.0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table:formula="of:=[.F4]/[.E4]" office:value-type="percentage" office:value="0.900302114803625" calcext:value-type="percentage">
            <text:p>90.03%</text:p>
          </table:table-cell>
          <table:table-cell table:formula="of:=[.F4]/[.C4]" office:value-type="percentage" office:value="0.0953905249679898" calcext:value-type="percentage">
            <text:p>9.54%</text:p>
          </table:table-cell>
          <table:table-cell table:formula="of:=2*([.H4]*[.I4])/([.H4]+[.I4])" office:value-type="percentage" office:value="0.172503617945007" calcext:value-type="percentage">
            <text:p>17.2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table:formula="of:=[.F5]/[.E5]" office:value-type="percentage" office:value="0.908127208480565" calcext:value-type="percentage">
            <text:p>90.81%</text:p>
          </table:table-cell>
          <table:table-cell table:formula="of:=[.F5]/[.C5]" office:value-type="percentage" office:value="0.114019520851819" calcext:value-type="percentage">
            <text:p>11.40%</text:p>
          </table:table-cell>
          <table:table-cell table:formula="of:=2*([.H5]*[.I5])/([.H5]+[.I5])" office:value-type="percentage" office:value="0.202601497832085" calcext:value-type="percentage">
            <text:p>20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[.F6]/[.E6]" office:value-type="percentage" office:value="0.901185770750988" calcext:value-type="percentage">
            <text:p>90.12%</text:p>
          </table:table-cell>
          <table:table-cell table:formula="of:=[.F6]/[.C6]" office:value-type="percentage" office:value="0.133645955451348" calcext:value-type="percentage">
            <text:p>13.36%</text:p>
          </table:table-cell>
          <table:table-cell table:formula="of:=2*([.H6]*[.I6])/([.H6]+[.I6])" office:value-type="percentage" office:value="0.232771822358346" calcext:value-type="percentage">
            <text:p>23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formula="of:=[.F7]/[.E7]" office:value-type="percentage" office:value="0.899122807017544" calcext:value-type="percentage">
            <text:p>89.91%</text:p>
          </table:table-cell>
          <table:table-cell table:formula="of:=[.F7]/[.C7]" office:value-type="percentage" office:value="0.152757078986587" calcext:value-type="percentage">
            <text:p>15.28%</text:p>
          </table:table-cell>
          <table:table-cell table:formula="of:=2*([.H7]*[.I7])/([.H7]+[.I7])" office:value-type="percentage" office:value="0.261146496815287" calcext:value-type="percentage">
            <text:p>26.1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formula="of:=[.F8]/[.E8]" office:value-type="percentage" office:value="0.893203883495146" calcext:value-type="percentage">
            <text:p>89.32%</text:p>
          </table:table-cell>
          <table:table-cell table:formula="of:=[.F8]/[.C8]" office:value-type="percentage" office:value="0.16819012797075" calcext:value-type="percentage">
            <text:p>16.82%</text:p>
          </table:table-cell>
          <table:table-cell table:formula="of:=2*([.H8]*[.I8])/([.H8]+[.I8])" office:value-type="percentage" office:value="0.283076923076923" calcext:value-type="percentage">
            <text:p>28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F9]/[.E9]" office:value-type="percentage" office:value="0.887640449438202" calcext:value-type="percentage">
            <text:p>88.76%</text:p>
          </table:table-cell>
          <table:table-cell table:formula="of:=[.F9]/[.C9]" office:value-type="percentage" office:value="0.175166297117517" calcext:value-type="percentage">
            <text:p>17.52%</text:p>
          </table:table-cell>
          <table:table-cell table:formula="of:=2*([.H9]*[.I9])/([.H9]+[.I9])" office:value-type="percentage" office:value="0.292592592592593" calcext:value-type="percentage">
            <text:p>29.2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F10]/[.E10]" office:value-type="percentage" office:value="0.901234567901235" calcext:value-type="percentage">
            <text:p>90.12%</text:p>
          </table:table-cell>
          <table:table-cell table:formula="of:=[.F10]/[.C10]" office:value-type="percentage" office:value="0.187660668380463" calcext:value-type="percentage">
            <text:p>18.77%</text:p>
          </table:table-cell>
          <table:table-cell table:formula="of:=2*([.H10]*[.I10])/([.H10]+[.I10])" office:value-type="percentage" office:value="0.31063829787234" calcext:value-type="percentage">
            <text:p>31.0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904109589041096" calcext:value-type="percentage">
            <text:p>90.41%</text:p>
          </table:table-cell>
          <table:table-cell table:formula="of:=[.F11]/[.C11]" office:value-type="percentage" office:value="0.192139737991266" calcext:value-type="percentage">
            <text:p>19.21%</text:p>
          </table:table-cell>
          <table:table-cell table:formula="of:=2*([.H11]*[.I11])/([.H11]+[.I11])" office:value-type="percentage" office:value="0.316926770708283" calcext:value-type="percentage">
            <text:p>31.6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897058823529412" calcext:value-type="percentage">
            <text:p>89.71%</text:p>
          </table:table-cell>
          <table:table-cell table:formula="of:=[.F12]/[.C12]" office:value-type="percentage" office:value="0.199021207177814" calcext:value-type="percentage">
            <text:p>19.90%</text:p>
          </table:table-cell>
          <table:table-cell table:formula="of:=2*([.H12]*[.I12])/([.H12]+[.I12])" office:value-type="percentage" office:value="0.325767690253672" calcext:value-type="percentage">
            <text:p>32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889763779527559" calcext:value-type="percentage">
            <text:p>88.98%</text:p>
          </table:table-cell>
          <table:table-cell table:formula="of:=[.F13]/[.C13]" office:value-type="percentage" office:value="0.209647495361781" calcext:value-type="percentage">
            <text:p>20.96%</text:p>
          </table:table-cell>
          <table:table-cell table:formula="of:=2*([.H13]*[.I13])/([.H13]+[.I13])" office:value-type="percentage" office:value="0.339339339339339" calcext:value-type="percentage">
            <text:p>33.9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889830508474576" calcext:value-type="percentage">
            <text:p>88.98%</text:p>
          </table:table-cell>
          <table:table-cell table:formula="of:=[.F14]/[.C14]" office:value-type="percentage" office:value="0.215163934426229" calcext:value-type="percentage">
            <text:p>21.52%</text:p>
          </table:table-cell>
          <table:table-cell table:formula="of:=2*([.H14]*[.I14])/([.H14]+[.I14])" office:value-type="percentage" office:value="0.346534653465346" calcext:value-type="percentage">
            <text:p>34.6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889908256880734" calcext:value-type="percentage">
            <text:p>88.99%</text:p>
          </table:table-cell>
          <table:table-cell table:formula="of:=[.F15]/[.C15]" office:value-type="percentage" office:value="0.218468468468468" calcext:value-type="percentage">
            <text:p>21.85%</text:p>
          </table:table-cell>
          <table:table-cell table:formula="of:=2*([.H15]*[.I15])/([.H15]+[.I15])" office:value-type="percentage" office:value="0.350813743218807" calcext:value-type="percentage">
            <text:p>35.0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F16]/[.E16]" office:value-type="percentage" office:value="0.903846153846154" calcext:value-type="percentage">
            <text:p>90.38%</text:p>
          </table:table-cell>
          <table:table-cell table:formula="of:=[.F16]/[.C16]" office:value-type="percentage" office:value="0.236180904522613" calcext:value-type="percentage">
            <text:p>23.62%</text:p>
          </table:table-cell>
          <table:table-cell table:formula="of:=2*([.H16]*[.I16])/([.H16]+[.I16])" office:value-type="percentage" office:value="0.374501992031872" calcext:value-type="percentage">
            <text:p>37.4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[.F17]/[.E17]" office:value-type="percentage" office:value="0.917525773195876" calcext:value-type="percentage">
            <text:p>91.75%</text:p>
          </table:table-cell>
          <table:table-cell table:formula="of:=[.F17]/[.C17]" office:value-type="percentage" office:value="0.243835616438356" calcext:value-type="percentage">
            <text:p>24.38%</text:p>
          </table:table-cell>
          <table:table-cell table:formula="of:=2*([.H17]*[.I17])/([.H17]+[.I17])" office:value-type="percentage" office:value="0.385281385281385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[.F18]/[.E18]" office:value-type="percentage" office:value="0.913978494623656" calcext:value-type="percentage">
            <text:p>91.40%</text:p>
          </table:table-cell>
          <table:table-cell table:formula="of:=[.F18]/[.C18]" office:value-type="percentage" office:value="0.257575757575758" calcext:value-type="percentage">
            <text:p>25.76%</text:p>
          </table:table-cell>
          <table:table-cell table:formula="of:=2*([.H18]*[.I18])/([.H18]+[.I18])" office:value-type="percentage" office:value="0.401891252955083" calcext:value-type="percentage">
            <text:p>40.1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906976744186046" calcext:value-type="percentage">
            <text:p>90.70%</text:p>
          </table:table-cell>
          <table:table-cell table:formula="of:=[.F19]/[.C19]" office:value-type="percentage" office:value="0.258278145695364" calcext:value-type="percentage">
            <text:p>25.83%</text:p>
          </table:table-cell>
          <table:table-cell table:formula="of:=2*([.H19]*[.I19])/([.H19]+[.I19])" office:value-type="percentage" office:value="0.402061855670103" calcext:value-type="percentage">
            <text:p>40.2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F20]/[.E20]" office:value-type="percentage" office:value="0.914634146341463" calcext:value-type="percentage">
            <text:p>91.46%</text:p>
          </table:table-cell>
          <table:table-cell table:formula="of:=[.F20]/[.C20]" office:value-type="percentage" office:value="0.26978417266187" calcext:value-type="percentage">
            <text:p>26.98%</text:p>
          </table:table-cell>
          <table:table-cell table:formula="of:=2*([.H20]*[.I20])/([.H20]+[.I20])" office:value-type="percentage" office:value="0.416666666666667" calcext:value-type="percentage">
            <text:p>41.6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F21]/[.E21]" office:value-type="percentage" office:value="0.916666666666667" calcext:value-type="percentage">
            <text:p>91.67%</text:p>
          </table:table-cell>
          <table:table-cell table:formula="of:=[.F21]/[.C21]" office:value-type="percentage" office:value="0.259842519685039" calcext:value-type="percentage">
            <text:p>25.98%</text:p>
          </table:table-cell>
          <table:table-cell table:formula="of:=2*([.H21]*[.I21])/([.H21]+[.I21])" office:value-type="percentage" office:value="0.404907975460123" calcext:value-type="percentage">
            <text:p>40.4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911764705882353" calcext:value-type="percentage">
            <text:p>91.18%</text:p>
          </table:table-cell>
          <table:table-cell table:style-name="ce11" table:formula="of:=[.G26]/[.F26]" office:value-type="percentage" office:value="0.0967741935483871" calcext:value-type="percentage">
            <text:p>9.68%</text:p>
          </table:table-cell>
          <table:table-cell table:formula="of:=2*([.H26]*[.I26])/([.H26]+[.I26])" office:value-type="percentage" office:value="0.174976481655691" calcext:value-type="percentage">
            <text:p>17.5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F27]/[.E27]" office:value-type="percentage" office:value="0.964285714285714" calcext:value-type="percentage">
            <text:p>96.43%</text:p>
          </table:table-cell>
          <table:table-cell table:style-name="ce11" table:formula="of:=[.G27]/[.F27]" office:value-type="percentage" office:value="0.037037037037037" calcext:value-type="percentage">
            <text:p>3.70%</text:p>
          </table:table-cell>
          <table:table-cell table:formula="of:=2*([.H27]*[.I27])/([.H27]+[.I27])" office:value-type="percentage" office:value="0.071334214002642" calcext:value-type="percentage">
            <text:p>7.1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28]/[.E28]" office:value-type="percentage" office:value="0.961538461538462" calcext:value-type="percentage">
            <text:p>96.15%</text:p>
          </table:table-cell>
          <table:table-cell table:style-name="ce11" table:formula="of:=[.G28]/[.F28]" office:value-type="percentage" office:value="0.04" calcext:value-type="percentage">
            <text:p>4.00%</text:p>
          </table:table-cell>
          <table:table-cell table:formula="of:=2*([.H28]*[.I28])/([.H28]+[.I28])" office:value-type="percentage" office:value="0.0768049155145929" calcext:value-type="percentage">
            <text:p>7.6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958333333333333" calcext:value-type="percentage">
            <text:p>95.83%</text:p>
          </table:table-cell>
          <table:table-cell table:style-name="ce11" table:formula="of:=[.G29]/[.F29]" office:value-type="percentage" office:value="0.0434782608695652" calcext:value-type="percentage">
            <text:p>4.35%</text:p>
          </table:table-cell>
          <table:table-cell table:formula="of:=2*([.H29]*[.I29])/([.H29]+[.I29])" office:value-type="percentage" office:value="0.0831826401446654" calcext:value-type="percentage">
            <text:p>8.3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956521739130435" calcext:value-type="percentage">
            <text:p>95.65%</text:p>
          </table:table-cell>
          <table:table-cell table:style-name="ce11" table:formula="of:=[.G30]/[.F30]" office:value-type="percentage" office:value="0.0454545454545455" calcext:value-type="percentage">
            <text:p>4.55%</text:p>
          </table:table-cell>
          <table:table-cell table:formula="of:=2*([.H30]*[.I30])/([.H30]+[.I30])" office:value-type="percentage" office:value="0.086785009861933" calcext:value-type="percentage">
            <text:p>8.6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954545454545455" calcext:value-type="percentage">
            <text:p>95.45%</text:p>
          </table:table-cell>
          <table:table-cell table:style-name="ce11" table:formula="of:=[.G31]/[.F31]" office:value-type="percentage" office:value="0.0476190476190476" calcext:value-type="percentage">
            <text:p>4.76%</text:p>
          </table:table-cell>
          <table:table-cell table:formula="of:=2*([.H31]*[.I31])/([.H31]+[.I31])" office:value-type="percentage" office:value="0.0907127429805616" calcext:value-type="percentage">
            <text:p>9.0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941176470588235" calcext:value-type="percentage">
            <text:p>94.12%</text:p>
          </table:table-cell>
          <table:table-cell table:style-name="ce11" table:formula="of:=[.G32]/[.F32]" office:value-type="percentage" office:value="0.0625" calcext:value-type="percentage">
            <text:p>6.25%</text:p>
          </table:table-cell>
          <table:table-cell table:formula="of:=2*([.H32]*[.I32])/([.H32]+[.I32])" office:value-type="percentage" office:value="0.117216117216117" calcext:value-type="percentage">
            <text:p>11.7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933333333333333" calcext:value-type="percentage">
            <text:p>93.33%</text:p>
          </table:table-cell>
          <table:table-cell table:style-name="ce11" table:formula="of:=[.G33]/[.F33]" office:value-type="percentage" office:value="0.0714285714285714" calcext:value-type="percentage">
            <text:p>7.14%</text:p>
          </table:table-cell>
          <table:table-cell table:formula="of:=2*([.H33]*[.I33])/([.H33]+[.I33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933333333333333" calcext:value-type="percentage">
            <text:p>93.33%</text:p>
          </table:table-cell>
          <table:table-cell table:style-name="ce11" table:formula="of:=[.G34]/[.F34]" office:value-type="percentage" office:value="0.0714285714285714" calcext:value-type="percentage">
            <text:p>7.14%</text:p>
          </table:table-cell>
          <table:table-cell table:formula="of:=2*([.H34]*[.I34])/([.H34]+[.I34])" office:value-type="percentage" office:value="0.132701421800948" calcext:value-type="percentage">
            <text:p>13.2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F35]/[.E35]" office:value-type="percentage" office:value="0.928571428571429" calcext:value-type="percentage">
            <text:p>92.86%</text:p>
          </table:table-cell>
          <table:table-cell table:style-name="ce11" table:formula="of:=[.G35]/[.F35]" office:value-type="percentage" office:value="0.0769230769230769" calcext:value-type="percentage">
            <text:p>7.69%</text:p>
          </table:table-cell>
          <table:table-cell table:formula="of:=2*([.H35]*[.I35])/([.H35]+[.I35])" office:value-type="percentage" office:value="0.14207650273224" calcext:value-type="percentage">
            <text:p>14.2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36]/[.E36]" office:value-type="percentage" office:value="0.909090909090909" calcext:value-type="percentage">
            <text:p>90.91%</text:p>
          </table:table-cell>
          <table:table-cell table:style-name="ce11" table:formula="of:=[.G36]/[.F36]" office:value-type="percentage" office:value="0.1" calcext:value-type="percentage">
            <text:p>10.00%</text:p>
          </table:table-cell>
          <table:table-cell table:formula="of:=2*([.H36]*[.I36])/([.H36]+[.I36])" office:value-type="percentage" office:value="0.18018018018018" calcext:value-type="percentage">
            <text:p>18.0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7]/[.E37]" office:value-type="percentage" office:value="0.9" calcext:value-type="percentage">
            <text:p>90.00%</text:p>
          </table:table-cell>
          <table:table-cell table:style-name="ce11" table:formula="of:=[.G37]/[.F37]" office:value-type="percentage" office:value="0.111111111111111" calcext:value-type="percentage">
            <text:p>11.11%</text:p>
          </table:table-cell>
          <table:table-cell table:formula="of:=2*([.H37]*[.I37])/([.H37]+[.I37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8]/[.E38]" office:value-type="percentage" office:value="0.9" calcext:value-type="percentage">
            <text:p>90.00%</text:p>
          </table:table-cell>
          <table:table-cell table:style-name="ce11" table:formula="of:=[.G38]/[.F38]" office:value-type="percentage" office:value="0.111111111111111" calcext:value-type="percentage">
            <text:p>11.11%</text:p>
          </table:table-cell>
          <table:table-cell table:formula="of:=2*([.H38]*[.I38])/([.H38]+[.I38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F39]/[.E39]" office:value-type="percentage" office:value="0.9" calcext:value-type="percentage">
            <text:p>90.00%</text:p>
          </table:table-cell>
          <table:table-cell table:style-name="ce11" table:formula="of:=[.G39]/[.F39]" office:value-type="percentage" office:value="0.111111111111111" calcext:value-type="percentage">
            <text:p>11.11%</text:p>
          </table:table-cell>
          <table:table-cell table:formula="of:=2*([.H39]*[.I39])/([.H39]+[.I39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style-name="ce11" table:formula="of:=[.G40]/[.F40]" office:value-type="percentage" office:value="0" calcext:value-type="percentage">
            <text:p>0.00%</text:p>
          </table:table-cell>
          <table:table-cell table:formula="of:=2*([.H40]*[.I40])/([.H40]+[.I4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style-name="ce11" table:formula="of:=[.G41]/[.F41]" office:value-type="percentage" office:value="0" calcext:value-type="percentage">
            <text:p>0.00%</text:p>
          </table:table-cell>
          <table:table-cell table:formula="of:=2*([.H41]*[.I41])/([.H41]+[.I4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style-name="ce11" table:formula="of:=[.G42]/[.F42]" office:value-type="percentage" office:value="0" calcext:value-type="percentage">
            <text:p>0.00%</text:p>
          </table:table-cell>
          <table:table-cell table:formula="of:=2*([.H42]*[.I42])/([.H42]+[.I42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style-name="ce11" table:formula="of:=[.G43]/[.F43]" office:value-type="percentage" office:value="0" calcext:value-type="percentage">
            <text:p>0.00%</text:p>
          </table:table-cell>
          <table:table-cell table:formula="of:=2*([.H43]*[.I43])/([.H43]+[.I43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style-name="ce11" table:formula="of:=[.G44]/[.F44]" office:value-type="percentage" office:value="0" calcext:value-type="percentage">
            <text:p>0.00%</text:p>
          </table:table-cell>
          <table:table-cell table:formula="of:=2*([.H44]*[.I44])/([.H44]+[.I4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2-DIRDEP'.A2:'INFER-2-DIRDEP'.A2 'INFER-2-DIRDEP'.A3:'INFER-2-DIRDEP'.A3 'INFER-2-DIRDEP'.A4:'INFER-2-DIRDEP'.A4 'INFER-2-DIRDEP'.A5:'INFER-2-DIRDEP'.A5 'INFER-2-DIRDEP'.A6:'INFER-2-DIRDEP'.A6 'INFER-2-DIRDEP'.A7:'INFER-2-DIRDEP'.A7 'INFER-2-DIRDEP'.A8:'INFER-2-DIRDEP'.A8 'INFER-2-DIRDEP'.A9:'INFER-2-DIRDEP'.A9 'INFER-2-DIRDEP'.A10:'INFER-2-DIRDEP'.A10 'INFER-2-DIRDEP'.A11:'INFER-2-DIRDEP'.A11 'INFER-2-DIRDEP'.A12:'INFER-2-DIRDEP'.A12 'INFER-2-DIRDEP'.A13:'INFER-2-DIRDEP'.A13 'INFER-2-DIRDEP'.A14:'INFER-2-DIRDEP'.A14 'INFER-2-DIRDEP'.A15:'INFER-2-DIRDEP'.A15 'INFER-2-DIRDEP'.A16:'INFER-2-DIRDEP'.A16 'INFER-2-DIRDEP'.A17:'INFER-2-DIRDEP'.A17 'INFER-2-DIRDEP'.A18:'INFER-2-DIRDEP'.A18 'INFER-2-DIRDEP'.A19:'INFER-2-DIRDEP'.A19 'INFER-2-DIRDEP'.A20:'INFER-2-DIRDEP'.A20 'INFER-2-DIRDEP'.A21:'INFER-2-DIRDEP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DIRDEP'.I3:'INFER-2-DIRDEP'.I21 'INFER-2-DIRDEP'.A1:'INFER-2-DIRDEP'.A1 'INFER-2-DIRDEP'.H3:'INFER-2-DIRDEP'.H21 'INFER-2-DIRDEP'.I26:'INFER-2-DIRDEP'.I44 'INFER-2-DIRDEP'.A1:'INFER-2-DIRDEP'.A1 'INFER-2-DIRDEP'.H26:'INFER-2-DIRDEP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DIRDEP'.J2:'INFER-2-DIRDEP'.J21 'INFER-1-BASE'.A1:'INFER-1-BASE'.A1 'INFER-2-DIRDEP'.J25:'INFER-2-DIRDEP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DIRDEP'.I3:'INFER-2-DIRDEP'.I21 'INFER-1-BASE'.A1:'INFER-1-BASE'.A1 'INFER-2-DIRDEP'.H3:'INFER-2-DIRDEP'.H21 'INFER-2-DIRDEP'.I26:'INFER-2-DIRDEP'.I44 'INFER-1-BASE'.A1:'INFER-1-BASE'.A1 'INFER-2-DIRDEP'.H26:'INFER-2-DIRDEP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office:value-type="float" office:value="758" calcext:value-type="float">
            <text:p>758</text:p>
          </table:table-cell>
          <table:table-cell office:value-type="float" office:value="704" calcext:value-type="float">
            <text:p>704</text:p>
          </table:table-cell>
          <table:table-cell office:value-type="float" office:value="54" calcext:value-type="float">
            <text:p>54</text:p>
          </table:table-cell>
          <table:table-cell table:formula="of:=[.F3]/[.E3]" office:value-type="percentage" office:value="0.928759894459103" calcext:value-type="percentage">
            <text:p>92.88%</text:p>
          </table:table-cell>
          <table:table-cell table:formula="of:=[.F3]/[.C3]" office:value-type="percentage" office:value="0.131909312347761" calcext:value-type="percentage">
            <text:p>13.19%</text:p>
          </table:table-cell>
          <table:table-cell table:formula="of:=2*([.H3]*[.I3])/([.H3]+[.I3])" office:value-type="percentage" office:value="0.231009023789992" calcext:value-type="percentage">
            <text:p>23.1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office:value-type="float" office:value="586" calcext:value-type="float">
            <text:p>586</text:p>
          </table:table-cell>
          <table:table-cell office:value-type="float" office:value="546" calcext:value-type="float">
            <text:p>546</text:p>
          </table:table-cell>
          <table:table-cell office:value-type="float" office:value="40" calcext:value-type="float">
            <text:p>40</text:p>
          </table:table-cell>
          <table:table-cell table:formula="of:=[.F4]/[.E4]" office:value-type="percentage" office:value="0.931740614334471" calcext:value-type="percentage">
            <text:p>93.17%</text:p>
          </table:table-cell>
          <table:table-cell table:formula="of:=[.F4]/[.C4]" office:value-type="percentage" office:value="0.174775928297055" calcext:value-type="percentage">
            <text:p>17.48%</text:p>
          </table:table-cell>
          <table:table-cell table:formula="of:=2*([.H4]*[.I4])/([.H4]+[.I4])" office:value-type="percentage" office:value="0.294339622641509" calcext:value-type="percentage">
            <text:p>29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office:value-type="float" office:value="497" calcext:value-type="float">
            <text:p>497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formula="of:=[.F5]/[.E5]" office:value-type="percentage" office:value="0.933601609657948" calcext:value-type="percentage">
            <text:p>93.36%</text:p>
          </table:table-cell>
          <table:table-cell table:formula="of:=[.F5]/[.C5]" office:value-type="percentage" office:value="0.205856255545696" calcext:value-type="percentage">
            <text:p>20.59%</text:p>
          </table:table-cell>
          <table:table-cell table:formula="of:=2*([.H5]*[.I5])/([.H5]+[.I5])" office:value-type="percentage" office:value="0.337331879316612" calcext:value-type="percentage">
            <text:p>33.7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office:value-type="float" office:value="427" calcext:value-type="float">
            <text:p>427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table:formula="of:=[.F6]/[.E6]" office:value-type="percentage" office:value="0.93208430913349" calcext:value-type="percentage">
            <text:p>93.21%</text:p>
          </table:table-cell>
          <table:table-cell table:formula="of:=[.F6]/[.C6]" office:value-type="percentage" office:value="0.233294255568581" calcext:value-type="percentage">
            <text:p>23.33%</text:p>
          </table:table-cell>
          <table:table-cell table:formula="of:=2*([.H6]*[.I6])/([.H6]+[.I6])" office:value-type="percentage" office:value="0.373183309892171" calcext:value-type="percentage">
            <text:p>37.3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26" calcext:value-type="float">
            <text:p>26</text:p>
          </table:table-cell>
          <table:table-cell table:formula="of:=[.F7]/[.E7]" office:value-type="percentage" office:value="0.93029490616622" calcext:value-type="percentage">
            <text:p>93.03%</text:p>
          </table:table-cell>
          <table:table-cell table:formula="of:=[.F7]/[.C7]" office:value-type="percentage" office:value="0.258569299552906" calcext:value-type="percentage">
            <text:p>25.86%</text:p>
          </table:table-cell>
          <table:table-cell table:formula="of:=2*([.H7]*[.I7])/([.H7]+[.I7])" office:value-type="percentage" office:value="0.40466472303207" calcext:value-type="percentage">
            <text:p>4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table:formula="of:=[.F8]/[.E8]" office:value-type="percentage" office:value="0.928994082840237" calcext:value-type="percentage">
            <text:p>92.90%</text:p>
          </table:table-cell>
          <table:table-cell table:formula="of:=[.F8]/[.C8]" office:value-type="percentage" office:value="0.287020109689214" calcext:value-type="percentage">
            <text:p>28.70%</text:p>
          </table:table-cell>
          <table:table-cell table:formula="of:=2*([.H8]*[.I8])/([.H8]+[.I8])" office:value-type="percentage" office:value="0.438547486033519" calcext:value-type="percentage">
            <text:p>43.8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table:formula="of:=[.F9]/[.E9]" office:value-type="percentage" office:value="0.925925925925926" calcext:value-type="percentage">
            <text:p>92.59%</text:p>
          </table:table-cell>
          <table:table-cell table:formula="of:=[.F9]/[.C9]" office:value-type="percentage" office:value="0.304878048780488" calcext:value-type="percentage">
            <text:p>30.49%</text:p>
          </table:table-cell>
          <table:table-cell table:formula="of:=2*([.H9]*[.I9])/([.H9]+[.I9])" office:value-type="percentage" office:value="0.458715596330275" calcext:value-type="percentage">
            <text:p>45.8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table:formula="of:=[.F10]/[.E10]" office:value-type="percentage" office:value="0.932330827067669" calcext:value-type="percentage">
            <text:p>93.23%</text:p>
          </table:table-cell>
          <table:table-cell table:formula="of:=[.F10]/[.C10]" office:value-type="percentage" office:value="0.318766066838046" calcext:value-type="percentage">
            <text:p>31.88%</text:p>
          </table:table-cell>
          <table:table-cell table:formula="of:=2*([.H10]*[.I10])/([.H10]+[.I10])" office:value-type="percentage" office:value="0.475095785440613" calcext:value-type="percentage">
            <text:p>47.5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formula="of:=[.F11]/[.E11]" office:value-type="percentage" office:value="0.934426229508197" calcext:value-type="percentage">
            <text:p>93.44%</text:p>
          </table:table-cell>
          <table:table-cell table:formula="of:=[.F11]/[.C11]" office:value-type="percentage" office:value="0.331877729257642" calcext:value-type="percentage">
            <text:p>33.19%</text:p>
          </table:table-cell>
          <table:table-cell table:formula="of:=2*([.H11]*[.I11])/([.H11]+[.I11])" office:value-type="percentage" office:value="0.489795918367347" calcext:value-type="percentage">
            <text:p>48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[.F12]/[.E12]" office:value-type="percentage" office:value="0.929203539823009" calcext:value-type="percentage">
            <text:p>92.92%</text:p>
          </table:table-cell>
          <table:table-cell table:formula="of:=[.F12]/[.C12]" office:value-type="percentage" office:value="0.34257748776509" calcext:value-type="percentage">
            <text:p>34.26%</text:p>
          </table:table-cell>
          <table:table-cell table:formula="of:=2*([.H12]*[.I12])/([.H12]+[.I12])" office:value-type="percentage" office:value="0.500595947556615" calcext:value-type="percentage">
            <text:p>50.0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table:formula="of:=[.F13]/[.E13]" office:value-type="percentage" office:value="0.922705314009662" calcext:value-type="percentage">
            <text:p>92.27%</text:p>
          </table:table-cell>
          <table:table-cell table:formula="of:=[.F13]/[.C13]" office:value-type="percentage" office:value="0.354359925788497" calcext:value-type="percentage">
            <text:p>35.44%</text:p>
          </table:table-cell>
          <table:table-cell table:formula="of:=2*([.H13]*[.I13])/([.H13]+[.I13])" office:value-type="percentage" office:value="0.512064343163539" calcext:value-type="percentage">
            <text:p>51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table:formula="of:=[.F14]/[.E14]" office:value-type="percentage" office:value="0.922680412371134" calcext:value-type="percentage">
            <text:p>92.27%</text:p>
          </table:table-cell>
          <table:table-cell table:formula="of:=[.F14]/[.C14]" office:value-type="percentage" office:value="0.366803278688525" calcext:value-type="percentage">
            <text:p>36.68%</text:p>
          </table:table-cell>
          <table:table-cell table:formula="of:=2*([.H14]*[.I14])/([.H14]+[.I14])" office:value-type="percentage" office:value="0.524926686217009" calcext:value-type="percentage">
            <text:p>52.4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table:formula="of:=[.F15]/[.E15]" office:value-type="percentage" office:value="0.921348314606742" calcext:value-type="percentage">
            <text:p>92.13%</text:p>
          </table:table-cell>
          <table:table-cell table:formula="of:=[.F15]/[.C15]" office:value-type="percentage" office:value="0.369369369369369" calcext:value-type="percentage">
            <text:p>36.94%</text:p>
          </table:table-cell>
          <table:table-cell table:formula="of:=2*([.H15]*[.I15])/([.H15]+[.I15])" office:value-type="percentage" office:value="0.527331189710611" calcext:value-type="percentage">
            <text:p>52.7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927272727272727" calcext:value-type="percentage">
            <text:p>92.73%</text:p>
          </table:table-cell>
          <table:table-cell table:formula="of:=[.F16]/[.C16]" office:value-type="percentage" office:value="0.384422110552764" calcext:value-type="percentage">
            <text:p>38.44%</text:p>
          </table:table-cell>
          <table:table-cell table:formula="of:=2*([.H16]*[.I16])/([.H16]+[.I16])" office:value-type="percentage" office:value="0.543516873889876" calcext:value-type="percentage">
            <text:p>54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[.F17]/[.E17]" office:value-type="percentage" office:value="0.935064935064935" calcext:value-type="percentage">
            <text:p>93.51%</text:p>
          </table:table-cell>
          <table:table-cell table:formula="of:=[.F17]/[.C17]" office:value-type="percentage" office:value="0.394520547945205" calcext:value-type="percentage">
            <text:p>39.45%</text:p>
          </table:table-cell>
          <table:table-cell table:formula="of:=2*([.H17]*[.I17])/([.H17]+[.I17])" office:value-type="percentage" office:value="0.554913294797688" calcext:value-type="percentage">
            <text:p>55.4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930555555555556" calcext:value-type="percentage">
            <text:p>93.06%</text:p>
          </table:table-cell>
          <table:table-cell table:formula="of:=[.F18]/[.C18]" office:value-type="percentage" office:value="0.406060606060606" calcext:value-type="percentage">
            <text:p>40.61%</text:p>
          </table:table-cell>
          <table:table-cell table:formula="of:=2*([.H18]*[.I18])/([.H18]+[.I18])" office:value-type="percentage" office:value="0.565400843881857" calcext:value-type="percentage">
            <text:p>56.5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[.F19]/[.E19]" office:value-type="percentage" office:value="0.924812030075188" calcext:value-type="percentage">
            <text:p>92.48%</text:p>
          </table:table-cell>
          <table:table-cell table:formula="of:=[.F19]/[.C19]" office:value-type="percentage" office:value="0.407284768211921" calcext:value-type="percentage">
            <text:p>40.73%</text:p>
          </table:table-cell>
          <table:table-cell table:formula="of:=2*([.H19]*[.I19])/([.H19]+[.I19])" office:value-type="percentage" office:value="0.56551724137931" calcext:value-type="percentage">
            <text:p>56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formula="of:=[.F20]/[.E20]" office:value-type="percentage" office:value="0.928571428571429" calcext:value-type="percentage">
            <text:p>92.86%</text:p>
          </table:table-cell>
          <table:table-cell table:formula="of:=[.F20]/[.C20]" office:value-type="percentage" office:value="0.420863309352518" calcext:value-type="percentage">
            <text:p>42.09%</text:p>
          </table:table-cell>
          <table:table-cell table:formula="of:=2*([.H20]*[.I20])/([.H20]+[.I20])" office:value-type="percentage" office:value="0.579207920792079" calcext:value-type="percentage">
            <text:p>57.9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F21]/[.E21]" office:value-type="percentage" office:value="0.929824561403509" calcext:value-type="percentage">
            <text:p>92.98%</text:p>
          </table:table-cell>
          <table:table-cell table:formula="of:=[.F21]/[.C21]" office:value-type="percentage" office:value="0.417322834645669" calcext:value-type="percentage">
            <text:p>41.73%</text:p>
          </table:table-cell>
          <table:table-cell table:formula="of:=2*([.H21]*[.I21])/([.H21]+[.I21])" office:value-type="percentage" office:value="0.576086956521739" calcext:value-type="percentage">
            <text:p>57.6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962962962962963" calcext:value-type="percentage">
            <text:p>96.30%</text:p>
          </table:table-cell>
          <table:table-cell table:style-name="ce11" table:formula="of:=[.G26]/[.F26]" office:value-type="percentage" office:value="0.0384615384615385" calcext:value-type="percentage">
            <text:p>3.85%</text:p>
          </table:table-cell>
          <table:table-cell table:formula="of:=2*([.H26]*[.I26])/([.H26]+[.I26])" office:value-type="percentage" office:value="0.0739687055476529" calcext:value-type="percentage">
            <text:p>7.4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F27]/[.E27]" office:value-type="percentage" office:value="0.984375" calcext:value-type="percentage">
            <text:p>98.44%</text:p>
          </table:table-cell>
          <table:table-cell table:style-name="ce11" table:formula="of:=[.G27]/[.F27]" office:value-type="percentage" office:value="0.0158730158730159" calcext:value-type="percentage">
            <text:p>1.59%</text:p>
          </table:table-cell>
          <table:table-cell table:formula="of:=2*([.H27]*[.I27])/([.H27]+[.I27])" office:value-type="percentage" office:value="0.0312422514257377" calcext:value-type="percentage">
            <text:p>3.1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F28]/[.E28]" office:value-type="percentage" office:value="0.983050847457627" calcext:value-type="percentage">
            <text:p>98.31%</text:p>
          </table:table-cell>
          <table:table-cell table:style-name="ce11" table:formula="of:=[.G28]/[.F28]" office:value-type="percentage" office:value="0.0172413793103448" calcext:value-type="percentage">
            <text:p>1.72%</text:p>
          </table:table-cell>
          <table:table-cell table:formula="of:=2*([.H28]*[.I28])/([.H28]+[.I28])" office:value-type="percentage" office:value="0.0338884019865615" calcext:value-type="percentage">
            <text:p>3.3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981818181818182" calcext:value-type="percentage">
            <text:p>98.18%</text:p>
          </table:table-cell>
          <table:table-cell table:style-name="ce11" table:formula="of:=[.G29]/[.F29]" office:value-type="percentage" office:value="0.0185185185185185" calcext:value-type="percentage">
            <text:p>1.85%</text:p>
          </table:table-cell>
          <table:table-cell table:formula="of:=2*([.H29]*[.I29])/([.H29]+[.I29])" office:value-type="percentage" office:value="0.0363513968360821" calcext:value-type="percentage">
            <text:p>3.6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979591836734694" calcext:value-type="percentage">
            <text:p>97.96%</text:p>
          </table:table-cell>
          <table:table-cell table:style-name="ce11" table:formula="of:=[.G30]/[.F30]" office:value-type="percentage" office:value="0.0208333333333333" calcext:value-type="percentage">
            <text:p>2.08%</text:p>
          </table:table-cell>
          <table:table-cell table:formula="of:=2*([.H30]*[.I30])/([.H30]+[.I30])" office:value-type="percentage" office:value="0.0407989800254994" calcext:value-type="percentage">
            <text:p>4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978260869565217" calcext:value-type="percentage">
            <text:p>97.83%</text:p>
          </table:table-cell>
          <table:table-cell table:style-name="ce11" table:formula="of:=[.G31]/[.F31]" office:value-type="percentage" office:value="0.0222222222222222" calcext:value-type="percentage">
            <text:p>2.22%</text:p>
          </table:table-cell>
          <table:table-cell table:formula="of:=2*([.H31]*[.I31])/([.H31]+[.I31])" office:value-type="percentage" office:value="0.0434572670207629" calcext:value-type="percentage">
            <text:p>4.3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972972972972973" calcext:value-type="percentage">
            <text:p>97.30%</text:p>
          </table:table-cell>
          <table:table-cell table:style-name="ce11" table:formula="of:=[.G32]/[.F32]" office:value-type="percentage" office:value="0.0277777777777778" calcext:value-type="percentage">
            <text:p>2.78%</text:p>
          </table:table-cell>
          <table:table-cell table:formula="of:=2*([.H32]*[.I32])/([.H32]+[.I32])" office:value-type="percentage" office:value="0.054013503375844" calcext:value-type="percentage">
            <text:p>5.4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96969696969697" calcext:value-type="percentage">
            <text:p>96.97%</text:p>
          </table:table-cell>
          <table:table-cell table:style-name="ce11" table:formula="of:=[.G33]/[.F33]" office:value-type="percentage" office:value="0.03125" calcext:value-type="percentage">
            <text:p>3.13%</text:p>
          </table:table-cell>
          <table:table-cell table:formula="of:=2*([.H33]*[.I33])/([.H33]+[.I33])" office:value-type="percentage" office:value="0.0605487228003784" calcext:value-type="percentage">
            <text:p>6.0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96875" calcext:value-type="percentage">
            <text:p>96.88%</text:p>
          </table:table-cell>
          <table:table-cell table:style-name="ce11" table:formula="of:=[.G34]/[.F34]" office:value-type="percentage" office:value="0.032258064516129" calcext:value-type="percentage">
            <text:p>3.23%</text:p>
          </table:table-cell>
          <table:table-cell table:formula="of:=2*([.H34]*[.I34])/([.H34]+[.I34])" office:value-type="percentage" office:value="0.0624370594159114" calcext:value-type="percentage">
            <text:p>6.24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35]/[.E35]" office:value-type="percentage" office:value="0.967741935483871" calcext:value-type="percentage">
            <text:p>96.77%</text:p>
          </table:table-cell>
          <table:table-cell table:style-name="ce11" table:formula="of:=[.G35]/[.F35]" office:value-type="percentage" office:value="0.0333333333333333" calcext:value-type="percentage">
            <text:p>3.33%</text:p>
          </table:table-cell>
          <table:table-cell table:formula="of:=2*([.H35]*[.I35])/([.H35]+[.I35])" office:value-type="percentage" office:value="0.0644468313641246" calcext:value-type="percentage">
            <text:p>6.4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F36]/[.E36]" office:value-type="percentage" office:value="0.962962962962963" calcext:value-type="percentage">
            <text:p>96.30%</text:p>
          </table:table-cell>
          <table:table-cell table:style-name="ce11" table:formula="of:=[.G36]/[.F36]" office:value-type="percentage" office:value="0.0384615384615385" calcext:value-type="percentage">
            <text:p>3.85%</text:p>
          </table:table-cell>
          <table:table-cell table:formula="of:=2*([.H36]*[.I36])/([.H36]+[.I36])" office:value-type="percentage" office:value="0.0739687055476529" calcext:value-type="percentage">
            <text:p>7.4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37]/[.E37]" office:value-type="percentage" office:value="0.961538461538462" calcext:value-type="percentage">
            <text:p>96.15%</text:p>
          </table:table-cell>
          <table:table-cell table:style-name="ce11" table:formula="of:=[.G37]/[.F37]" office:value-type="percentage" office:value="0.04" calcext:value-type="percentage">
            <text:p>4.00%</text:p>
          </table:table-cell>
          <table:table-cell table:formula="of:=2*([.H37]*[.I37])/([.H37]+[.I37])" office:value-type="percentage" office:value="0.0768049155145929" calcext:value-type="percentage">
            <text:p>7.6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F38]/[.E38]" office:value-type="percentage" office:value="0.958333333333333" calcext:value-type="percentage">
            <text:p>95.83%</text:p>
          </table:table-cell>
          <table:table-cell table:style-name="ce11" table:formula="of:=[.G38]/[.F38]" office:value-type="percentage" office:value="0.0434782608695652" calcext:value-type="percentage">
            <text:p>4.35%</text:p>
          </table:table-cell>
          <table:table-cell table:formula="of:=2*([.H38]*[.I38])/([.H38]+[.I38])" office:value-type="percentage" office:value="0.0831826401446654" calcext:value-type="percentage">
            <text:p>8.3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F39]/[.E39]" office:value-type="percentage" office:value="0.956521739130435" calcext:value-type="percentage">
            <text:p>95.65%</text:p>
          </table:table-cell>
          <table:table-cell table:style-name="ce11" table:formula="of:=[.G39]/[.F39]" office:value-type="percentage" office:value="0.0454545454545455" calcext:value-type="percentage">
            <text:p>4.55%</text:p>
          </table:table-cell>
          <table:table-cell table:formula="of:=2*([.H39]*[.I39])/([.H39]+[.I39])" office:value-type="percentage" office:value="0.086785009861933" calcext:value-type="percentage">
            <text:p>8.6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style-name="ce11" table:formula="of:=[.G40]/[.F40]" office:value-type="percentage" office:value="0" calcext:value-type="percentage">
            <text:p>0.00%</text:p>
          </table:table-cell>
          <table:table-cell table:formula="of:=2*([.H40]*[.I40])/([.H40]+[.I4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style-name="ce11" table:formula="of:=[.G41]/[.F41]" office:value-type="percentage" office:value="0" calcext:value-type="percentage">
            <text:p>0.00%</text:p>
          </table:table-cell>
          <table:table-cell table:formula="of:=2*([.H41]*[.I41])/([.H41]+[.I4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style-name="ce11" table:formula="of:=[.G42]/[.F42]" office:value-type="percentage" office:value="0" calcext:value-type="percentage">
            <text:p>0.00%</text:p>
          </table:table-cell>
          <table:table-cell table:formula="of:=2*([.H42]*[.I42])/([.H42]+[.I42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style-name="ce11" table:formula="of:=[.G43]/[.F43]" office:value-type="percentage" office:value="0" calcext:value-type="percentage">
            <text:p>0.00%</text:p>
          </table:table-cell>
          <table:table-cell table:formula="of:=2*([.H43]*[.I43])/([.H43]+[.I43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style-name="ce11" table:formula="of:=[.G44]/[.F44]" office:value-type="percentage" office:value="0" calcext:value-type="percentage">
            <text:p>0.00%</text:p>
          </table:table-cell>
          <table:table-cell table:formula="of:=2*([.H44]*[.I44])/([.H44]+[.I4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00-00-00</text:date>, <text:time style:data-style-name="N2" text:time-value="08:20:41.935451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3-30T08:17:37.820841965</dc:date>
    <meta:editing-duration>P3DT11H28M24S</meta:editing-duration>
    <meta:editing-cycles>289</meta:editing-cycles>
    <meta:generator>LibreOffice/6.4.7.2$Linux_X86_64 LibreOffice_project/40$Build-2</meta:generator>
    <meta:document-statistic meta:table-count="6" meta:cell-count="2358" meta:object-count="2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DIRDEP'.A2:'INFER-1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DIRDEP'.A2:'INFER-1-DIRDEP'.A2" chart:class="chart:line">
            <chart:data-point/>
          </chart:series>
          <chart:series chart:attached-axis="primary-y" chart:style-name="ch11" chart:values-cell-range-address="'INFER-1-DIRDEP'.A3:'INFER-1-DIRDEP'.A3" chart:class="chart:line">
            <chart:data-point/>
          </chart:series>
          <chart:series chart:attached-axis="primary-y" chart:style-name="ch12" chart:values-cell-range-address="'INFER-1-DIRDEP'.A4:'INFER-1-DIRDEP'.A4" chart:class="chart:line">
            <chart:data-point/>
          </chart:series>
          <chart:series chart:attached-axis="primary-y" chart:style-name="ch13" chart:values-cell-range-address="'INFER-1-DIRDEP'.A5:'INFER-1-DIRDEP'.A5" chart:class="chart:line">
            <chart:data-point/>
          </chart:series>
          <chart:series chart:attached-axis="primary-y" chart:style-name="ch14" chart:values-cell-range-address="'INFER-1-DIRDEP'.A6:'INFER-1-DIRDEP'.A6" chart:class="chart:line">
            <chart:data-point/>
          </chart:series>
          <chart:series chart:attached-axis="primary-y" chart:style-name="ch15" chart:values-cell-range-address="'INFER-1-DIRDEP'.A7:'INFER-1-DIRDEP'.A7" chart:class="chart:line">
            <chart:data-point/>
          </chart:series>
          <chart:series chart:attached-axis="primary-y" chart:style-name="ch16" chart:values-cell-range-address="'INFER-1-DIRDEP'.A8:'INFER-1-DIRDEP'.A8" chart:class="chart:line">
            <chart:data-point/>
          </chart:series>
          <chart:series chart:attached-axis="primary-y" chart:style-name="ch17" chart:values-cell-range-address="'INFER-1-DIRDEP'.A9:'INFER-1-DIRDEP'.A9" chart:class="chart:line">
            <chart:data-point/>
          </chart:series>
          <chart:series chart:attached-axis="primary-y" chart:style-name="ch18" chart:values-cell-range-address="'INFER-1-DIRDEP'.A10:'INFER-1-DIRDEP'.A10" chart:class="chart:line">
            <chart:data-point/>
          </chart:series>
          <chart:series chart:attached-axis="primary-y" chart:style-name="ch19" chart:values-cell-range-address="'INFER-1-DIRDEP'.A11:'INFER-1-DIRDEP'.A11" chart:class="chart:line">
            <chart:data-point/>
          </chart:series>
          <chart:series chart:attached-axis="primary-y" chart:style-name="ch20" chart:values-cell-range-address="'INFER-1-DIRDEP'.A12:'INFER-1-DIRDEP'.A12" chart:class="chart:line">
            <chart:data-point/>
          </chart:series>
          <chart:series chart:attached-axis="primary-y" chart:style-name="ch21" chart:values-cell-range-address="'INFER-1-DIRDEP'.A13:'INFER-1-DIRDEP'.A13" chart:class="chart:line">
            <chart:data-point/>
          </chart:series>
          <chart:series chart:attached-axis="primary-y" chart:style-name="ch10" chart:values-cell-range-address="'INFER-1-DIRDEP'.A14:'INFER-1-DIRDEP'.A14" chart:class="chart:line">
            <chart:data-point/>
          </chart:series>
          <chart:series chart:attached-axis="primary-y" chart:style-name="ch11" chart:values-cell-range-address="'INFER-1-DIRDEP'.A15:'INFER-1-DIRDEP'.A15" chart:class="chart:line">
            <chart:data-point/>
          </chart:series>
          <chart:series chart:attached-axis="primary-y" chart:style-name="ch12" chart:values-cell-range-address="'INFER-1-DIRDEP'.A16:'INFER-1-DIRDEP'.A16" chart:class="chart:line">
            <chart:data-point/>
          </chart:series>
          <chart:series chart:attached-axis="primary-y" chart:style-name="ch13" chart:values-cell-range-address="'INFER-1-DIRDEP'.A17:'INFER-1-DIRDEP'.A17" chart:class="chart:line">
            <chart:data-point/>
          </chart:series>
          <chart:series chart:attached-axis="primary-y" chart:style-name="ch14" chart:values-cell-range-address="'INFER-1-DIRDEP'.A18:'INFER-1-DIRDEP'.A18" chart:class="chart:line">
            <chart:data-point/>
          </chart:series>
          <chart:series chart:attached-axis="primary-y" chart:style-name="ch15" chart:values-cell-range-address="'INFER-1-DIRDEP'.A19:'INFER-1-DIRDEP'.A19" chart:class="chart:line">
            <chart:data-point/>
          </chart:series>
          <chart:series chart:attached-axis="primary-y" chart:style-name="ch16" chart:values-cell-range-address="'INFER-1-DIRDEP'.A20:'INFER-1-DIRDEP'.A20" chart:class="chart:line">
            <chart:data-point/>
          </chart:series>
          <chart:series chart:attached-axis="primary-y" chart:style-name="ch17" chart:values-cell-range-address="'INFER-1-DIRDEP'.A21:'INFER-1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DIRDEP'.A2:'INFER-1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DIRDEP'.A3:'INFER-1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DIRDEP'.A4:'INFER-1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DIRDEP'.A5:'INFER-1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DIRDEP'.A6:'INFER-1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DIRDEP'.A7:'INFER-1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DIRDEP'.A8:'INFER-1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DIRDEP'.A9:'INFER-1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DIRDEP'.A10:'INFER-1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DIRDEP'.A11:'INFER-1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DIRDEP'.A12:'INFER-1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DIRDEP'.A13:'INFER-1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DIRDEP'.A14:'INFER-1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DIRDEP'.A15:'INFER-1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DIRDEP'.A16:'INFER-1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DIRDEP'.A17:'INFER-1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DIRDEP'.A18:'INFER-1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DIRDEP'.A19:'INFER-1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DIRDEP'.A20:'INFER-1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DIRDEP'.A21:'INFER-1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DIRDEP'.H3:'INFER-1-DIRDEP'.I21 'INFER-1-BASE'.A1:'INFER-1-BASE'.A1 'INFER-1-DIRDEP'.H26:'INFER-1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DIRDEP'.H3:'INFER-1-DIRDEP'.H21" chart:label-cell-address="'INFER-1-BASE'.A1:'INFER-1-BASE'.A1" chart:class="chart:scatter">
            <chart:domain table:cell-range-address="'INFER-1-DIRDEP'.I3:'INFER-1-DIRDEP'.I21"/>
            <chart:data-point chart:repeated="19"/>
          </chart:series>
          <chart:series chart:style-name="ch10" chart:values-cell-range-address="'INFER-1-DIRDEP'.H26:'INFER-1-DIRDEP'.H44" chart:label-cell-address="'INFER-1-BASE'.A1:'INFER-1-BASE'.A1" chart:class="chart:scatter">
            <chart:domain table:cell-range-address="'INFER-1-DIRDEP'.I26:'INFER-1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DIRDEP'.I3:'INFER-1-DIRDEP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DIRDEP'.H3:'INFER-1-DIRDEP'.H21</svg:desc>
                </draw:g>
              </table:table-cell>
              <table:table-cell office:value-type="float" office:value="0.0967741935483871">
                <text:p>0.0967741935483871</text:p>
                <draw:g>
                  <svg:desc>'INFER-1-DIRDEP'.I26:'INFER-1-DIRDEP'.I44</svg:desc>
                </draw:g>
              </table:table-cell>
              <table:table-cell office:value-type="float" office:value="0.911764705882353">
                <text:p>0.911764705882353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1">
                <text:p>0.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8100208768267">
                <text:p>0.288100208768267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0993071593533">
                <text:p>0.290993071593533</text:p>
              </table:table-cell>
              <table:table-cell office:value-type="float" office:value="0.643316654753395">
                <text:p>0.6433166547533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426433915212">
                <text:p>0.29426433915212</text:p>
              </table:table-cell>
              <table:table-cell office:value-type="float" office:value="0.653512233622731">
                <text:p>0.6535122336227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660835762876579">
                <text:p>0.6608357628765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4426229508197">
                <text:p>0.334426229508197</text:p>
              </table:table-cell>
              <table:table-cell office:value-type="float" office:value="0.660152008686211">
                <text:p>0.6601520086862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1623616236162">
                <text:p>0.361623616236162</text:p>
              </table:table-cell>
              <table:table-cell office:value-type="float" office:value="0.646415552855407">
                <text:p>0.6464155528554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5510204081633">
                <text:p>0.375510204081633</text:p>
              </table:table-cell>
              <table:table-cell office:value-type="float" office:value="0.652849740932643">
                <text:p>0.6528497409326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89140271493213">
                <text:p>0.389140271493213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423645320197">
                <text:p>0.38423645320197</text:p>
              </table:table-cell>
              <table:table-cell office:value-type="float" office:value="0.655737704918033">
                <text:p>0.6557377049180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653927813163482">
                <text:p>0.6539278131634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3258426966292">
                <text:p>0.393258426966292</text:p>
              </table:table-cell>
              <table:table-cell office:value-type="float" office:value="0.651629072681704">
                <text:p>0.6516290726817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651629072681704">
                <text:p>0.6516290726817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6043165467626">
                <text:p>0.446043165467626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623481781376518">
                <text:p>0.6234817813765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">
                <text:p>0.45</text:p>
              </table:table-cell>
              <table:table-cell office:value-type="float" office:value="0.612244897959184">
                <text:p>0.6122448979591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10.053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Precision</text:p>
            </chart:title>
            <chart:grid chart:style-name="ch6" chart:class="major"/>
          </chart:axis>
          <chart:series chart:style-name="ch8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9"/>
            <chart:data-point chart:repeated="4"/>
          </chart:series>
          <chart:series chart:style-name="ch10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BASE'.I3:'INFER-2-BASE'.I21</svg:desc>
                </draw:g>
              </table:table-cell>
              <table:table-cell office:value-type="float" office:value="NaN">
                <text:p>NaN</text:p>
                <draw:g>
                  <svg:desc>'INFER-2-BASE'.H3:'INFER-2-BASE'.H21</svg:desc>
                </draw:g>
              </table:table-cell>
              <table:table-cell office:value-type="float" office:value="NaN">
                <text:p>NaN</text:p>
                <draw:g>
                  <svg:desc>'INFER-2-BASE'.I26:'INFER-2-BASE'.I44</svg:desc>
                </draw:g>
              </table:table-cell>
              <table:table-cell office:value-type="float" office:value="NaN">
                <text:p>NaN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5483870967742">
                <text:p>0.185483870967742</text:p>
              </table:table-cell>
              <table:table-cell office:value-type="float" office:value="0.644859813084112">
                <text:p>0.6448598130841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759036144578">
                <text:p>0.189759036144578</text:p>
              </table:table-cell>
              <table:table-cell office:value-type="float" office:value="0.623762376237624">
                <text:p>0.623762376237624</text:p>
              </table:table-cell>
              <table:table-cell office:value-type="float" office:value="0.72">
                <text:p>0.72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4078947368421">
                <text:p>0.194078947368421</text:p>
              </table:table-cell>
              <table:table-cell office:value-type="float" office:value="0.608247422680412">
                <text:p>0.608247422680412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8253968253968">
                <text:p>0.218253968253968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85">
                <text:p>0.8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614457831325301">
                <text:p>0.61445783132530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2577319587629">
                <text:p>0.252577319587629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7441860465116">
                <text:p>0.267441860465116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9220779220779">
                <text:p>0.279220779220779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75">
                <text:p>0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629032258064516">
                <text:p>0.629032258064516</text:p>
              </table:table-cell>
              <table:table-cell office:value-type="float" office:value="0.8">
                <text:p>0.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4809160305344">
                <text:p>0.27480916030534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6885245901639">
                <text:p>0.286885245901639</text:p>
              </table:table-cell>
              <table:table-cell office:value-type="float" office:value="0.625">
                <text:p>0.62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1100917431193">
                <text:p>0.321100917431193</text:p>
              </table:table-cell>
              <table:table-cell office:value-type="float" office:value="0.625">
                <text:p>0.62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3434343434343">
                <text:p>0.343434343434343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0.75">
                <text:p>0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">
                <text:p>0.6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SYNS'.A2:'INFER-2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SYNS'.A2:'INFER-2-SYNS'.A2" chart:class="chart:line">
            <chart:data-point/>
          </chart:series>
          <chart:series chart:attached-axis="primary-y" chart:style-name="ch11" chart:values-cell-range-address="'INFER-2-SYNS'.A3:'INFER-2-SYNS'.A3" chart:class="chart:line">
            <chart:data-point/>
          </chart:series>
          <chart:series chart:attached-axis="primary-y" chart:style-name="ch12" chart:values-cell-range-address="'INFER-2-SYNS'.A4:'INFER-2-SYNS'.A4" chart:class="chart:line">
            <chart:data-point/>
          </chart:series>
          <chart:series chart:attached-axis="primary-y" chart:style-name="ch13" chart:values-cell-range-address="'INFER-2-SYNS'.A5:'INFER-2-SYNS'.A5" chart:class="chart:line">
            <chart:data-point/>
          </chart:series>
          <chart:series chart:attached-axis="primary-y" chart:style-name="ch14" chart:values-cell-range-address="'INFER-2-SYNS'.A6:'INFER-2-SYNS'.A6" chart:class="chart:line">
            <chart:data-point/>
          </chart:series>
          <chart:series chart:attached-axis="primary-y" chart:style-name="ch15" chart:values-cell-range-address="'INFER-2-SYNS'.A7:'INFER-2-SYNS'.A7" chart:class="chart:line">
            <chart:data-point/>
          </chart:series>
          <chart:series chart:attached-axis="primary-y" chart:style-name="ch16" chart:values-cell-range-address="'INFER-2-SYNS'.A8:'INFER-2-SYNS'.A8" chart:class="chart:line">
            <chart:data-point/>
          </chart:series>
          <chart:series chart:attached-axis="primary-y" chart:style-name="ch17" chart:values-cell-range-address="'INFER-2-SYNS'.A9:'INFER-2-SYNS'.A9" chart:class="chart:line">
            <chart:data-point/>
          </chart:series>
          <chart:series chart:attached-axis="primary-y" chart:style-name="ch18" chart:values-cell-range-address="'INFER-2-SYNS'.A10:'INFER-2-SYNS'.A10" chart:class="chart:line">
            <chart:data-point/>
          </chart:series>
          <chart:series chart:attached-axis="primary-y" chart:style-name="ch19" chart:values-cell-range-address="'INFER-2-SYNS'.A11:'INFER-2-SYNS'.A11" chart:class="chart:line">
            <chart:data-point/>
          </chart:series>
          <chart:series chart:attached-axis="primary-y" chart:style-name="ch20" chart:values-cell-range-address="'INFER-2-SYNS'.A12:'INFER-2-SYNS'.A12" chart:class="chart:line">
            <chart:data-point/>
          </chart:series>
          <chart:series chart:attached-axis="primary-y" chart:style-name="ch21" chart:values-cell-range-address="'INFER-2-SYNS'.A13:'INFER-2-SYNS'.A13" chart:class="chart:line">
            <chart:data-point/>
          </chart:series>
          <chart:series chart:attached-axis="primary-y" chart:style-name="ch10" chart:values-cell-range-address="'INFER-2-SYNS'.A14:'INFER-2-SYNS'.A14" chart:class="chart:line">
            <chart:data-point/>
          </chart:series>
          <chart:series chart:attached-axis="primary-y" chart:style-name="ch11" chart:values-cell-range-address="'INFER-2-SYNS'.A15:'INFER-2-SYNS'.A15" chart:class="chart:line">
            <chart:data-point/>
          </chart:series>
          <chart:series chart:attached-axis="primary-y" chart:style-name="ch12" chart:values-cell-range-address="'INFER-2-SYNS'.A16:'INFER-2-SYNS'.A16" chart:class="chart:line">
            <chart:data-point/>
          </chart:series>
          <chart:series chart:attached-axis="primary-y" chart:style-name="ch13" chart:values-cell-range-address="'INFER-2-SYNS'.A17:'INFER-2-SYNS'.A17" chart:class="chart:line">
            <chart:data-point/>
          </chart:series>
          <chart:series chart:attached-axis="primary-y" chart:style-name="ch14" chart:values-cell-range-address="'INFER-2-SYNS'.A18:'INFER-2-SYNS'.A18" chart:class="chart:line">
            <chart:data-point/>
          </chart:series>
          <chart:series chart:attached-axis="primary-y" chart:style-name="ch15" chart:values-cell-range-address="'INFER-2-SYNS'.A19:'INFER-2-SYNS'.A19" chart:class="chart:line">
            <chart:data-point/>
          </chart:series>
          <chart:series chart:attached-axis="primary-y" chart:style-name="ch16" chart:values-cell-range-address="'INFER-2-SYNS'.A20:'INFER-2-SYNS'.A20" chart:class="chart:line">
            <chart:data-point/>
          </chart:series>
          <chart:series chart:attached-axis="primary-y" chart:style-name="ch17" chart:values-cell-range-address="'INFER-2-SYNS'.A21:'INFER-2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SYNS'.A2:'INFER-2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SYNS'.A3:'INFER-2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SYNS'.A4:'INFER-2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SYNS'.A5:'INFER-2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SYNS'.A6:'INFER-2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SYNS'.A7:'INFER-2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SYNS'.A8:'INFER-2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SYNS'.A9:'INFER-2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SYNS'.A10:'INFER-2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SYNS'.A11:'INFER-2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SYNS'.A12:'INFER-2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SYNS'.A13:'INFER-2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SYNS'.A14:'INFER-2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SYNS'.A15:'INFER-2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SYNS'.A16:'INFER-2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SYNS'.A17:'INFER-2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SYNS'.A18:'INFER-2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SYNS'.A19:'INFER-2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SYNS'.A20:'INFER-2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SYNS'.A21:'INFER-2-SYNS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SYNS'.H3:'INFER-2-SYNS'.I21 'INFER-2-SYNS'.A1:'INFER-2-SYNS'.A1 'INFER-2-SYNS'.H26:'INFER-2-SYNS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SYNS'.H3:'INFER-2-SYNS'.H21" chart:label-cell-address="'INFER-2-SYNS'.A1:'INFER-2-SYNS'.A1" chart:class="chart:scatter">
            <chart:domain table:cell-range-address="'INFER-2-SYNS'.I3:'INFER-2-SYNS'.I21"/>
            <chart:data-point chart:repeated="19"/>
          </chart:series>
          <chart:series chart:style-name="ch9" chart:values-cell-range-address="'INFER-2-SYNS'.H26:'INFER-2-SYNS'.H44" chart:label-cell-address="'INFER-2-SYNS'.A1:'INFER-2-SYNS'.A1" chart:class="chart:scatter">
            <chart:domain table:cell-range-address="'INFER-2-SYNS'.I26:'INFER-2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2175379426644">
                <text:p>0.0472175379426644</text:p>
                <draw:g>
                  <svg:desc>'INFER-2-SYNS'.I3:'INFER-2-SYNS'.I21</svg:desc>
                </draw:g>
              </table:table-cell>
              <table:table-cell office:value-type="float" office:value="0.906474820143885">
                <text:p>0.906474820143885</text:p>
                <draw:g>
                  <svg:desc>'INFER-2-SYNS'.H3:'INFER-2-SYNS'.H21</svg:desc>
                </draw:g>
              </table:table-cell>
              <table:table-cell office:value-type="float" office:value="0.0882352941176471">
                <text:p>0.0882352941176471</text:p>
                <draw:g>
                  <svg:desc>'INFER-2-SYNS'.I26:'INFER-2-SYNS'.I44</svg:desc>
                </draw:g>
              </table:table-cell>
              <table:table-cell office:value-type="float" office:value="0.918918918918919">
                <text:p>0.918918918918919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612035851472">
                <text:p>0.0662612035851472</text:p>
              </table:table-cell>
              <table:table-cell office:value-type="float" office:value="0.915929203539823">
                <text:p>0.91592920353982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1889973380657">
                <text:p>0.0811889973380657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9589683470106">
                <text:p>0.0949589683470106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538002980626">
                <text:p>0.109538002980626</text:p>
              </table:table-cell>
              <table:table-cell office:value-type="float" office:value="0.930379746835443">
                <text:p>0.930379746835443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142595978062">
                <text:p>0.126142595978062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0677966101694915">
                <text:p>0.0677966101694915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930769230769231">
                <text:p>0.93076923076923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529562982005">
                <text:p>0.146529562982005</text:p>
              </table:table-cell>
              <table:table-cell office:value-type="float" office:value="0.95">
                <text:p>0.95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2838427947598">
                <text:p>0.152838427947598</text:p>
              </table:table-cell>
              <table:table-cell office:value-type="float" office:value="0.963302752293578">
                <text:p>0.963302752293578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869494290375">
                <text:p>0.159869494290375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934782608695652">
                <text:p>0.9347826086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7927927927928">
                <text:p>0.177927927927928</text:p>
              </table:table-cell>
              <table:table-cell office:value-type="float" office:value="0.951807228915663">
                <text:p>0.95180722891566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442211055276">
                <text:p>0.18844221105527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4520547945205">
                <text:p>0.194520547945205</text:p>
              </table:table-cell>
              <table:table-cell office:value-type="float" office:value="0.972602739726027">
                <text:p>0.972602739726027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030303030303">
                <text:p>0.203030303030303</text:p>
              </table:table-cell>
              <table:table-cell office:value-type="float" office:value="0.971014492753623">
                <text:p>0.971014492753623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968253968253968">
                <text:p>0.96825396825396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SYNS'.J2:'INFER-2-SYNS'.J21 'INFER-2-SYNS'.J25:'INFER-2-SYNS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SYNS'.J2:'INFER-2-SYNS'.J21" chart:label-cell-address="'INFER-1-BASE'.A1:'INFER-1-BASE'.A1" chart:class="chart:line">
            <chart:data-point chart:repeated="20"/>
          </chart:series>
          <chart:series chart:style-name="ch10" chart:values-cell-range-address="'INFER-2-SYNS'.J25:'INFER-2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SYNS'.J2:'INFER-2-SYNS'.J21</svg:desc>
                </draw:g>
              </table:table-cell>
              <table:table-cell office:value-type="float" office:value="NaN">
                <text:p>NaN</text:p>
                <draw:g>
                  <svg:desc>'INFER-2-SYNS'.J25:'INFER-2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7595725734639">
                <text:p>0.0897595725734639</text:p>
              </table:table-cell>
              <table:table-cell office:value-type="float" office:value="0.161010260457774">
                <text:p>0.161010260457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582089552239">
                <text:p>0.123582089552239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265905383361">
                <text:p>0.149265905383361</text:p>
              </table:table-cell>
              <table:table-cell office:value-type="float" office:value="0.121470263448493">
                <text:p>0.121470263448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2248803827751">
                <text:p>0.172248803827751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">
                <text:p>0.196</text:p>
              </table:table-cell>
              <table:table-cell office:value-type="float" office:value="0.14836085187844">
                <text:p>0.14836085187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6439860701848">
                <text:p>0.126439860701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496124031008">
                <text:p>0.234496124031008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897550111359">
                <text:p>0.253897550111359</text:p>
              </table:table-cell>
              <table:table-cell office:value-type="float" office:value="0.155822627434729">
                <text:p>0.155822627434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19095477387">
                <text:p>0.263819095477387</text:p>
              </table:table-cell>
              <table:table-cell office:value-type="float" office:value="0.127106403466538">
                <text:p>0.127106403466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4125874125874">
                <text:p>0.274125874125874</text:p>
              </table:table-cell>
              <table:table-cell office:value-type="float" office:value="0.129843985908405">
                <text:p>0.12984398590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892234548336">
                <text:p>0.27892234548336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757785467128">
                <text:p>0.29757785467128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9810246679317">
                <text:p>0.299810246679317</text:p>
              </table:table-cell>
              <table:table-cell office:value-type="float" office:value="0.152866242038217">
                <text:p>0.152866242038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0.161010260457774">
                <text:p>0.16101026045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4200913242009">
                <text:p>0.324200913242009</text:p>
              </table:table-cell>
              <table:table-cell office:value-type="float" office:value="0.113891285591027">
                <text:p>0.113891285591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5839598997494">
                <text:p>0.335839598997494</text:p>
              </table:table-cell>
              <table:table-cell office:value-type="float" office:value="0.113891285591027">
                <text:p>0.113891285591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4246575342466">
                <text:p>0.334246575342466</text:p>
              </table:table-cell>
              <table:table-cell office:value-type="float" office:value="0.120740019474197">
                <text:p>0.120740019474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3982300884956">
                <text:p>0.353982300884956</text:p>
              </table:table-cell>
              <table:table-cell office:value-type="float" office:value="0.0644468313641246">
                <text:p>0.064446831364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0128617363344">
                <text:p>0.360128617363344</text:p>
              </table:table-cell>
              <table:table-cell office:value-type="float" office:value="0.0665901262916188">
                <text:p>0.06659012629161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SYNS'.H3:'INFER-2-SYNS'.I21 'INFER-1-BASE'.A1:'INFER-1-BASE'.A1 'INFER-2-SYNS'.H26:'INFER-2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SYNS'.H3:'INFER-2-SYNS'.H21" chart:label-cell-address="'INFER-1-BASE'.A1:'INFER-1-BASE'.A1" chart:class="chart:scatter">
            <chart:domain table:cell-range-address="'INFER-2-SYNS'.I3:'INFER-2-SYNS'.I21"/>
            <chart:data-point chart:repeated="19"/>
          </chart:series>
          <chart:series chart:style-name="ch10" chart:values-cell-range-address="'INFER-2-SYNS'.H26:'INFER-2-SYNS'.H44" chart:label-cell-address="'INFER-1-BASE'.A1:'INFER-1-BASE'.A1" chart:class="chart:scatter">
            <chart:domain table:cell-range-address="'INFER-2-SYNS'.I26:'INFER-2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2175379426644">
                <text:p>0.0472175379426644</text:p>
                <draw:g>
                  <svg:desc>'INFER-2-SYNS'.I3:'INFER-2-SYNS'.I21</svg:desc>
                </draw:g>
              </table:table-cell>
              <table:table-cell office:value-type="float" office:value="0.906474820143885">
                <text:p>0.906474820143885</text:p>
                <draw:g>
                  <svg:desc>'INFER-2-SYNS'.H3:'INFER-2-SYNS'.H21</svg:desc>
                </draw:g>
              </table:table-cell>
              <table:table-cell office:value-type="float" office:value="0.0882352941176471">
                <text:p>0.0882352941176471</text:p>
                <draw:g>
                  <svg:desc>'INFER-2-SYNS'.I26:'INFER-2-SYNS'.I44</svg:desc>
                </draw:g>
              </table:table-cell>
              <table:table-cell office:value-type="float" office:value="0.918918918918919">
                <text:p>0.918918918918919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612035851472">
                <text:p>0.0662612035851472</text:p>
              </table:table-cell>
              <table:table-cell office:value-type="float" office:value="0.915929203539823">
                <text:p>0.91592920353982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1889973380657">
                <text:p>0.0811889973380657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0.939024390243902">
                <text:p>0.93902439024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9589683470106">
                <text:p>0.0949589683470106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538002980626">
                <text:p>0.109538002980626</text:p>
              </table:table-cell>
              <table:table-cell office:value-type="float" office:value="0.930379746835443">
                <text:p>0.930379746835443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142595978062">
                <text:p>0.126142595978062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0677966101694915">
                <text:p>0.0677966101694915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930769230769231">
                <text:p>0.93076923076923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529562982005">
                <text:p>0.146529562982005</text:p>
              </table:table-cell>
              <table:table-cell office:value-type="float" office:value="0.95">
                <text:p>0.95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2838427947598">
                <text:p>0.152838427947598</text:p>
              </table:table-cell>
              <table:table-cell office:value-type="float" office:value="0.963302752293578">
                <text:p>0.963302752293578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869494290375">
                <text:p>0.159869494290375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934782608695652">
                <text:p>0.9347826086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7927927927928">
                <text:p>0.177927927927928</text:p>
              </table:table-cell>
              <table:table-cell office:value-type="float" office:value="0.951807228915663">
                <text:p>0.95180722891566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442211055276">
                <text:p>0.18844221105527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4520547945205">
                <text:p>0.194520547945205</text:p>
              </table:table-cell>
              <table:table-cell office:value-type="float" office:value="0.972602739726027">
                <text:p>0.972602739726027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030303030303">
                <text:p>0.203030303030303</text:p>
              </table:table-cell>
              <table:table-cell office:value-type="float" office:value="0.971014492753623">
                <text:p>0.971014492753623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968253968253968">
                <text:p>0.96825396825396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DIRDEP'.A2:'INFER-2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DIRDEP'.A2:'INFER-2-DIRDEP'.A2" chart:class="chart:line">
            <chart:data-point/>
          </chart:series>
          <chart:series chart:attached-axis="primary-y" chart:style-name="ch11" chart:values-cell-range-address="'INFER-2-DIRDEP'.A3:'INFER-2-DIRDEP'.A3" chart:class="chart:line">
            <chart:data-point/>
          </chart:series>
          <chart:series chart:attached-axis="primary-y" chart:style-name="ch12" chart:values-cell-range-address="'INFER-2-DIRDEP'.A4:'INFER-2-DIRDEP'.A4" chart:class="chart:line">
            <chart:data-point/>
          </chart:series>
          <chart:series chart:attached-axis="primary-y" chart:style-name="ch13" chart:values-cell-range-address="'INFER-2-DIRDEP'.A5:'INFER-2-DIRDEP'.A5" chart:class="chart:line">
            <chart:data-point/>
          </chart:series>
          <chart:series chart:attached-axis="primary-y" chart:style-name="ch14" chart:values-cell-range-address="'INFER-2-DIRDEP'.A6:'INFER-2-DIRDEP'.A6" chart:class="chart:line">
            <chart:data-point/>
          </chart:series>
          <chart:series chart:attached-axis="primary-y" chart:style-name="ch15" chart:values-cell-range-address="'INFER-2-DIRDEP'.A7:'INFER-2-DIRDEP'.A7" chart:class="chart:line">
            <chart:data-point/>
          </chart:series>
          <chart:series chart:attached-axis="primary-y" chart:style-name="ch16" chart:values-cell-range-address="'INFER-2-DIRDEP'.A8:'INFER-2-DIRDEP'.A8" chart:class="chart:line">
            <chart:data-point/>
          </chart:series>
          <chart:series chart:attached-axis="primary-y" chart:style-name="ch17" chart:values-cell-range-address="'INFER-2-DIRDEP'.A9:'INFER-2-DIRDEP'.A9" chart:class="chart:line">
            <chart:data-point/>
          </chart:series>
          <chart:series chart:attached-axis="primary-y" chart:style-name="ch18" chart:values-cell-range-address="'INFER-2-DIRDEP'.A10:'INFER-2-DIRDEP'.A10" chart:class="chart:line">
            <chart:data-point/>
          </chart:series>
          <chart:series chart:attached-axis="primary-y" chart:style-name="ch19" chart:values-cell-range-address="'INFER-2-DIRDEP'.A11:'INFER-2-DIRDEP'.A11" chart:class="chart:line">
            <chart:data-point/>
          </chart:series>
          <chart:series chart:attached-axis="primary-y" chart:style-name="ch20" chart:values-cell-range-address="'INFER-2-DIRDEP'.A12:'INFER-2-DIRDEP'.A12" chart:class="chart:line">
            <chart:data-point/>
          </chart:series>
          <chart:series chart:attached-axis="primary-y" chart:style-name="ch21" chart:values-cell-range-address="'INFER-2-DIRDEP'.A13:'INFER-2-DIRDEP'.A13" chart:class="chart:line">
            <chart:data-point/>
          </chart:series>
          <chart:series chart:attached-axis="primary-y" chart:style-name="ch10" chart:values-cell-range-address="'INFER-2-DIRDEP'.A14:'INFER-2-DIRDEP'.A14" chart:class="chart:line">
            <chart:data-point/>
          </chart:series>
          <chart:series chart:attached-axis="primary-y" chart:style-name="ch11" chart:values-cell-range-address="'INFER-2-DIRDEP'.A15:'INFER-2-DIRDEP'.A15" chart:class="chart:line">
            <chart:data-point/>
          </chart:series>
          <chart:series chart:attached-axis="primary-y" chart:style-name="ch12" chart:values-cell-range-address="'INFER-2-DIRDEP'.A16:'INFER-2-DIRDEP'.A16" chart:class="chart:line">
            <chart:data-point/>
          </chart:series>
          <chart:series chart:attached-axis="primary-y" chart:style-name="ch13" chart:values-cell-range-address="'INFER-2-DIRDEP'.A17:'INFER-2-DIRDEP'.A17" chart:class="chart:line">
            <chart:data-point/>
          </chart:series>
          <chart:series chart:attached-axis="primary-y" chart:style-name="ch14" chart:values-cell-range-address="'INFER-2-DIRDEP'.A18:'INFER-2-DIRDEP'.A18" chart:class="chart:line">
            <chart:data-point/>
          </chart:series>
          <chart:series chart:attached-axis="primary-y" chart:style-name="ch15" chart:values-cell-range-address="'INFER-2-DIRDEP'.A19:'INFER-2-DIRDEP'.A19" chart:class="chart:line">
            <chart:data-point/>
          </chart:series>
          <chart:series chart:attached-axis="primary-y" chart:style-name="ch16" chart:values-cell-range-address="'INFER-2-DIRDEP'.A20:'INFER-2-DIRDEP'.A20" chart:class="chart:line">
            <chart:data-point/>
          </chart:series>
          <chart:series chart:attached-axis="primary-y" chart:style-name="ch17" chart:values-cell-range-address="'INFER-2-DIRDEP'.A21:'INFER-2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DIRDEP'.A2:'INFER-2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DIRDEP'.A3:'INFER-2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DIRDEP'.A4:'INFER-2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DIRDEP'.A5:'INFER-2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DIRDEP'.A6:'INFER-2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DIRDEP'.A7:'INFER-2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DIRDEP'.A8:'INFER-2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DIRDEP'.A9:'INFER-2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DIRDEP'.A10:'INFER-2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DIRDEP'.A11:'INFER-2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DIRDEP'.A12:'INFER-2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DIRDEP'.A13:'INFER-2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DIRDEP'.A14:'INFER-2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DIRDEP'.A15:'INFER-2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DIRDEP'.A16:'INFER-2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DIRDEP'.A17:'INFER-2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DIRDEP'.A18:'INFER-2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DIRDEP'.A19:'INFER-2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DIRDEP'.A20:'INFER-2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DIRDEP'.A21:'INFER-2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DIRDEP'.H3:'INFER-2-DIRDEP'.I21 'INFER-2-DIRDEP'.A1:'INFER-2-DIRDEP'.A1 'INFER-2-DIRDEP'.H26:'INFER-2-DIRDEP'.H44" chart:data-source-has-labels="row" svg:x="1.33cm" svg:y="0.179cm" svg:width="11.232cm" svg:height="7.659cm">
          <chartooo:coordinate-region svg:x="2.745cm" svg:y="0.379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DIRDEP'.H3:'INFER-2-DIRDEP'.H21" chart:label-cell-address="'INFER-2-DIRDEP'.A1:'INFER-2-DIRDEP'.A1" chart:class="chart:scatter">
            <chart:domain table:cell-range-address="'INFER-2-DIRDEP'.I3:'INFER-2-DIRDEP'.I21"/>
            <chart:data-point chart:repeated="19"/>
          </chart:series>
          <chart:series chart:style-name="ch9" chart:values-cell-range-address="'INFER-2-DIRDEP'.H26:'INFER-2-DIRDEP'.H44" chart:label-cell-address="'INFER-2-DIRDEP'.A1:'INFER-2-DIRDEP'.A1" chart:class="chart:scatter">
            <chart:domain table:cell-range-address="'INFER-2-DIRDEP'.I26:'INFER-2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DIRDEP'.I3:'INFER-2-DIRDEP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DIRDEP'.H3:'INFER-2-DIRDEP'.H21</svg:desc>
                </draw:g>
              </table:table-cell>
              <table:table-cell office:value-type="float" office:value="0.0384615384615385">
                <text:p>0.0384615384615385</text:p>
                <draw:g>
                  <svg:desc>'INFER-2-DIRDEP'.I26:'INFER-2-DIRDEP'.I44</svg:desc>
                </draw:g>
              </table:table-cell>
              <table:table-cell office:value-type="float" office:value="0.962962962962963">
                <text:p>0.962962962962963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983050847457627">
                <text:p>0.98305084745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03125">
                <text:p>0.03125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DIRDEP'.J2:'INFER-2-DIRDEP'.J21 'INFER-2-DIRDEP'.J25:'INFER-2-DIRDEP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DIRDEP'.J2:'INFER-2-DIRDEP'.J21" chart:label-cell-address="'INFER-1-BASE'.A1:'INFER-1-BASE'.A1" chart:class="chart:line">
            <chart:data-point chart:repeated="20"/>
          </chart:series>
          <chart:series chart:style-name="ch10" chart:values-cell-range-address="'INFER-2-DIRDEP'.J25:'INFER-2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DIRDEP'.J2:'INFER-2-DIRDEP'.J21</svg:desc>
                </draw:g>
              </table:table-cell>
              <table:table-cell office:value-type="float" office:value="NaN">
                <text:p>NaN</text:p>
                <draw:g>
                  <svg:desc>'INFER-2-DIRDEP'.J25:'INFER-2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1009023789992">
                <text:p>0.231009023789992</text:p>
              </table:table-cell>
              <table:table-cell office:value-type="float" office:value="0.0739687055476529">
                <text:p>0.0739687055476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4339622641509">
                <text:p>0.294339622641509</text:p>
              </table:table-cell>
              <table:table-cell office:value-type="float" office:value="0.0312422514257377">
                <text:p>0.0312422514257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7331879316612">
                <text:p>0.337331879316612</text:p>
              </table:table-cell>
              <table:table-cell office:value-type="float" office:value="0.0338884019865615">
                <text:p>0.033888401986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3183309892171">
                <text:p>0.373183309892171</text:p>
              </table:table-cell>
              <table:table-cell office:value-type="float" office:value="0.0363513968360821">
                <text:p>0.0363513968360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466472303207">
                <text:p>0.40466472303207</text:p>
              </table:table-cell>
              <table:table-cell office:value-type="float" office:value="0.0407989800254994">
                <text:p>0.0407989800254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8547486033519">
                <text:p>0.438547486033519</text:p>
              </table:table-cell>
              <table:table-cell office:value-type="float" office:value="0.0434572670207629">
                <text:p>0.0434572670207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8715596330275">
                <text:p>0.458715596330275</text:p>
              </table:table-cell>
              <table:table-cell office:value-type="float" office:value="0.054013503375844">
                <text:p>0.054013503375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5095785440613">
                <text:p>0.475095785440613</text:p>
              </table:table-cell>
              <table:table-cell office:value-type="float" office:value="0.0605487228003784">
                <text:p>0.0605487228003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0624370594159114">
                <text:p>0.062437059415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595947556615">
                <text:p>0.500595947556615</text:p>
              </table:table-cell>
              <table:table-cell office:value-type="float" office:value="0.0644468313641246">
                <text:p>0.0644468313641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2064343163539">
                <text:p>0.512064343163539</text:p>
              </table:table-cell>
              <table:table-cell office:value-type="float" office:value="0.0739687055476529">
                <text:p>0.0739687055476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4926686217009">
                <text:p>0.524926686217009</text:p>
              </table:table-cell>
              <table:table-cell office:value-type="float" office:value="0.0768049155145929">
                <text:p>0.0768049155145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7331189710611">
                <text:p>0.527331189710611</text:p>
              </table:table-cell>
              <table:table-cell office:value-type="float" office:value="0.0831826401446654">
                <text:p>0.0831826401446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3516873889876">
                <text:p>0.543516873889876</text:p>
              </table:table-cell>
              <table:table-cell office:value-type="float" office:value="0.086785009861933">
                <text:p>0.086785009861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4913294797688">
                <text:p>0.554913294797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5400843881857">
                <text:p>0.56540084388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551724137931">
                <text:p>0.56551724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207920792079">
                <text:p>0.57920792079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6086956521739">
                <text:p>0.5760869565217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DIRDEP'.H3:'INFER-1-DIRDEP'.I21 'INFER-1-DIRDEP'.A1:'INFER-1-DIRDEP'.A1 'INFER-1-DIRDEP'.H26:'INFER-1-DIRDEP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DIRDEP'.H3:'INFER-1-DIRDEP'.H21" chart:label-cell-address="'INFER-1-DIRDEP'.A1:'INFER-1-DIRDEP'.A1" chart:class="chart:scatter">
            <chart:domain table:cell-range-address="'INFER-1-DIRDEP'.I3:'INFER-1-DIRDEP'.I21"/>
            <chart:data-point chart:repeated="19"/>
          </chart:series>
          <chart:series chart:style-name="ch9" chart:values-cell-range-address="'INFER-1-DIRDEP'.H26:'INFER-1-DIRDEP'.H44" chart:label-cell-address="'INFER-1-DIRDEP'.A1:'INFER-1-DIRDEP'.A1" chart:class="chart:scatter">
            <chart:domain table:cell-range-address="'INFER-1-DIRDEP'.I26:'INFER-1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641933670602">
                <text:p>0.0702641933670602</text:p>
                <draw:g>
                  <svg:desc>'INFER-1-DIRDEP'.I3:'INFER-1-DIRDEP'.I21</svg:desc>
                </draw:g>
              </table:table-cell>
              <table:table-cell office:value-type="float" office:value="0.894988066825776">
                <text:p>0.894988066825776</text:p>
                <draw:g>
                  <svg:desc>'INFER-1-DIRDEP'.H3:'INFER-1-DIRDEP'.H21</svg:desc>
                </draw:g>
              </table:table-cell>
              <table:table-cell office:value-type="float" office:value="0.0967741935483871">
                <text:p>0.0967741935483871</text:p>
                <draw:g>
                  <svg:desc>'INFER-1-DIRDEP'.I26:'INFER-1-DIRDEP'.I44</svg:desc>
                </draw:g>
              </table:table-cell>
              <table:table-cell office:value-type="float" office:value="0.911764705882353">
                <text:p>0.911764705882353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3905249679898">
                <text:p>0.0953905249679898</text:p>
              </table:table-cell>
              <table:table-cell office:value-type="float" office:value="0.900302114803625">
                <text:p>0.900302114803625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19520851819">
                <text:p>0.114019520851819</text:p>
              </table:table-cell>
              <table:table-cell office:value-type="float" office:value="0.908127208480565">
                <text:p>0.908127208480565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645955451348">
                <text:p>0.133645955451348</text:p>
              </table:table-cell>
              <table:table-cell office:value-type="float" office:value="0.901185770750988">
                <text:p>0.901185770750988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2757078986587">
                <text:p>0.152757078986587</text:p>
              </table:table-cell>
              <table:table-cell office:value-type="float" office:value="0.899122807017544">
                <text:p>0.899122807017544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19012797075">
                <text:p>0.16819012797075</text:p>
              </table:table-cell>
              <table:table-cell office:value-type="float" office:value="0.893203883495146">
                <text:p>0.893203883495146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887640449438202">
                <text:p>0.88764044943820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901234567901235">
                <text:p>0.90123456790123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021207177814">
                <text:p>0.199021207177814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647495361781">
                <text:p>0.209647495361781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1">
                <text:p>0.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163934426229">
                <text:p>0.215163934426229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468468468468">
                <text:p>0.218468468468468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6180904522613">
                <text:p>0.236180904522613</text:p>
              </table:table-cell>
              <table:table-cell office:value-type="float" office:value="0.903846153846154">
                <text:p>0.90384615384615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835616438356">
                <text:p>0.243835616438356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278145695364">
                <text:p>0.258278145695364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78417266187">
                <text:p>0.26978417266187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DIRDEP'.H3:'INFER-2-DIRDEP'.I21 'INFER-1-BASE'.A1:'INFER-1-BASE'.A1 'INFER-2-DIRDEP'.H26:'INFER-2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DIRDEP'.H3:'INFER-2-DIRDEP'.H21" chart:label-cell-address="'INFER-1-BASE'.A1:'INFER-1-BASE'.A1" chart:class="chart:scatter">
            <chart:domain table:cell-range-address="'INFER-2-DIRDEP'.I3:'INFER-2-DIRDEP'.I21"/>
            <chart:data-point chart:repeated="19"/>
          </chart:series>
          <chart:series chart:style-name="ch10" chart:values-cell-range-address="'INFER-2-DIRDEP'.H26:'INFER-2-DIRDEP'.H44" chart:label-cell-address="'INFER-1-BASE'.A1:'INFER-1-BASE'.A1" chart:class="chart:scatter">
            <chart:domain table:cell-range-address="'INFER-2-DIRDEP'.I26:'INFER-2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909312347761">
                <text:p>0.131909312347761</text:p>
                <draw:g>
                  <svg:desc>'INFER-2-DIRDEP'.I3:'INFER-2-DIRDEP'.I21</svg:desc>
                </draw:g>
              </table:table-cell>
              <table:table-cell office:value-type="float" office:value="0.928759894459103">
                <text:p>0.928759894459103</text:p>
                <draw:g>
                  <svg:desc>'INFER-2-DIRDEP'.H3:'INFER-2-DIRDEP'.H21</svg:desc>
                </draw:g>
              </table:table-cell>
              <table:table-cell office:value-type="float" office:value="0.0384615384615385">
                <text:p>0.0384615384615385</text:p>
                <draw:g>
                  <svg:desc>'INFER-2-DIRDEP'.I26:'INFER-2-DIRDEP'.I44</svg:desc>
                </draw:g>
              </table:table-cell>
              <table:table-cell office:value-type="float" office:value="0.962962962962963">
                <text:p>0.962962962962963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75928297055">
                <text:p>0.174775928297055</text:p>
              </table:table-cell>
              <table:table-cell office:value-type="float" office:value="0.931740614334471">
                <text:p>0.931740614334471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56255545696">
                <text:p>0.205856255545696</text:p>
              </table:table-cell>
              <table:table-cell office:value-type="float" office:value="0.933601609657948">
                <text:p>0.933601609657948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983050847457627">
                <text:p>0.98305084745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3294255568581">
                <text:p>0.233294255568581</text:p>
              </table:table-cell>
              <table:table-cell office:value-type="float" office:value="0.93208430913349">
                <text:p>0.93208430913349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9299552906">
                <text:p>0.258569299552906</text:p>
              </table:table-cell>
              <table:table-cell office:value-type="float" office:value="0.93029490616622">
                <text:p>0.9302949061662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7020109689214">
                <text:p>0.287020109689214</text:p>
              </table:table-cell>
              <table:table-cell office:value-type="float" office:value="0.928994082840237">
                <text:p>0.92899408284023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878048780488">
                <text:p>0.30487804878048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766066838046">
                <text:p>0.318766066838046</text:p>
              </table:table-cell>
              <table:table-cell office:value-type="float" office:value="0.932330827067669">
                <text:p>0.932330827067669</text:p>
              </table:table-cell>
              <table:table-cell office:value-type="float" office:value="0.03125">
                <text:p>0.03125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57748776509">
                <text:p>0.34257748776509</text:p>
              </table:table-cell>
              <table:table-cell office:value-type="float" office:value="0.929203539823009">
                <text:p>0.92920353982300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359925788497">
                <text:p>0.354359925788497</text:p>
              </table:table-cell>
              <table:table-cell office:value-type="float" office:value="0.922705314009662">
                <text:p>0.92270531400966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803278688525">
                <text:p>0.366803278688525</text:p>
              </table:table-cell>
              <table:table-cell office:value-type="float" office:value="0.922680412371134">
                <text:p>0.922680412371134</text:p>
              </table:table-cell>
              <table:table-cell office:value-type="float" office:value="0.04">
                <text:p>0.04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9369369369369">
                <text:p>0.369369369369369</text:p>
              </table:table-cell>
              <table:table-cell office:value-type="float" office:value="0.921348314606742">
                <text:p>0.921348314606742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4422110552764">
                <text:p>0.384422110552764</text:p>
              </table:table-cell>
              <table:table-cell office:value-type="float" office:value="0.927272727272727">
                <text:p>0.927272727272727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520547945205">
                <text:p>0.394520547945205</text:p>
              </table:table-cell>
              <table:table-cell office:value-type="float" office:value="0.935064935064935">
                <text:p>0.9350649350649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6060606060606">
                <text:p>0.40606060606060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7284768211921">
                <text:p>0.407284768211921</text:p>
              </table:table-cell>
              <table:table-cell office:value-type="float" office:value="0.924812030075188">
                <text:p>0.9248120300751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0863309352518">
                <text:p>0.4208633093525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929824561403509">
                <text:p>0.9298245614035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0.0694789081885856">
                <text:p>0.06947890818858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5011990407674">
                <text:p>0.235011990407674</text:p>
              </table:table-cell>
              <table:table-cell office:value-type="float" office:value="0.0771349862258953">
                <text:p>0.07713498622589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2894056847545">
                <text:p>0.242894056847545</text:p>
              </table:table-cell>
              <table:table-cell office:value-type="float" office:value="0.0835820895522388">
                <text:p>0.08358208955223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0921985815602837">
                <text:p>0.0921985815602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4745762711864">
                <text:p>0.28474576271186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5343511450382">
                <text:p>0.305343511450382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3559322033898">
                <text:p>0.313559322033898</text:p>
              </table:table-cell>
              <table:table-cell office:value-type="float" office:value="0.111675126903553">
                <text:p>0.1116751269035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20754716981132">
                <text:p>0.320754716981132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9278350515464">
                <text:p>0.30927835051546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19205298013245">
                <text:p>0.1192052980132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7647058823529">
                <text:p>0.317647058823529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3949044585987">
                <text:p>0.343949044585987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7593984962406">
                <text:p>0.37593984962406</text:p>
              </table:table-cell>
              <table:table-cell office:value-type="float" office:value="0.146788990825688">
                <text:p>0.1467889908256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82608695652174">
                <text:p>0.382608695652174</text:p>
              </table:table-cell>
              <table:table-cell office:value-type="float" office:value="0.129032258064516">
                <text:p>0.1290322580645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10.053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Precision</text:p>
            </chart:title>
            <chart:grid chart:style-name="ch6" chart:class="major"/>
          </chart:axis>
          <chart:series chart:style-name="ch8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9"/>
            <chart:data-point chart:repeated="4"/>
          </chart:series>
          <chart:series chart:style-name="ch10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BASE'.I3:'INFER-1-BASE'.I21</svg:desc>
                </draw:g>
              </table:table-cell>
              <table:table-cell office:value-type="float" office:value="NaN">
                <text:p>NaN</text:p>
                <draw:g>
                  <svg:desc>'INFER-1-BASE'.H3:'INFER-1-BASE'.H21</svg:desc>
                </draw:g>
              </table:table-cell>
              <table:table-cell office:value-type="float" office:value="NaN">
                <text:p>NaN</text:p>
                <draw:g>
                  <svg:desc>'INFER-1-BASE'.I26:'INFER-1-BASE'.I44</svg:desc>
                </draw:g>
              </table:table-cell>
              <table:table-cell office:value-type="float" office:value="NaN">
                <text:p>NaN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784946236559">
                <text:p>0.13978494623655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0376344086021505">
                <text:p>0.037634408602150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7590361445783">
                <text:p>0.147590361445783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0421686746987952">
                <text:p>0.0421686746987952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605263157895">
                <text:p>0.154605263157895</text:p>
              </table:table-cell>
              <table:table-cell office:value-type="float" office:value="0.566265060240964">
                <text:p>0.566265060240964</text:p>
              </table:table-cell>
              <table:table-cell office:value-type="float" office:value="0.0460526315789474">
                <text:p>0.046052631578947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0515873015873016">
                <text:p>0.0515873015873016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6185567010309">
                <text:p>0.206185567010309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18556701030928">
                <text:p>0.0618556701030928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5116279069767">
                <text:p>0.215116279069767</text:p>
              </table:table-cell>
              <table:table-cell office:value-type="float" office:value="0.578125">
                <text:p>0.578125</text:p>
              </table:table-cell>
              <table:table-cell office:value-type="float" office:value="0.063953488372093">
                <text:p>0.06395348837209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0779220779221">
                <text:p>0.22077922077922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.566037735849057">
                <text:p>0.566037735849057</text:p>
              </table:table-cell>
              <table:table-cell office:value-type="float" office:value="0.0638297872340425">
                <text:p>0.063829787234042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6106870229008">
                <text:p>0.206106870229008</text:p>
              </table:table-cell>
              <table:table-cell office:value-type="float" office:value="0.551020408163265">
                <text:p>0.551020408163265</text:p>
              </table:table-cell>
              <table:table-cell office:value-type="float" office:value="0.0687022900763359">
                <text:p>0.068702290076335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311475409836">
                <text:p>0.221311475409836</text:p>
              </table:table-cell>
              <table:table-cell office:value-type="float" office:value="0.5625">
                <text:p>0.5625</text:p>
              </table:table-cell>
              <table:table-cell office:value-type="float" office:value="0.0737704918032787">
                <text:p>0.0737704918032787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0.5625">
                <text:p>0.5625</text:p>
              </table:table-cell>
              <table:table-cell office:value-type="float" office:value="0.0825688073394496">
                <text:p>0.0825688073394496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0808080808080808">
                <text:p>0.0808080808080808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.625">
                <text:p>0.625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0795454545454545">
                <text:p>0.07954545454545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1604938271605">
                <text:p>0.27160493827160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SYNS'.A2:'INFER-1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SYNS'.A2:'INFER-1-SYNS'.A2" chart:class="chart:line">
            <chart:data-point/>
          </chart:series>
          <chart:series chart:attached-axis="primary-y" chart:style-name="ch11" chart:values-cell-range-address="'INFER-1-SYNS'.A3:'INFER-1-SYNS'.A3" chart:class="chart:line">
            <chart:data-point/>
          </chart:series>
          <chart:series chart:attached-axis="primary-y" chart:style-name="ch12" chart:values-cell-range-address="'INFER-1-SYNS'.A4:'INFER-1-SYNS'.A4" chart:class="chart:line">
            <chart:data-point/>
          </chart:series>
          <chart:series chart:attached-axis="primary-y" chart:style-name="ch13" chart:values-cell-range-address="'INFER-1-SYNS'.A5:'INFER-1-SYNS'.A5" chart:class="chart:line">
            <chart:data-point/>
          </chart:series>
          <chart:series chart:attached-axis="primary-y" chart:style-name="ch14" chart:values-cell-range-address="'INFER-1-SYNS'.A6:'INFER-1-SYNS'.A6" chart:class="chart:line">
            <chart:data-point/>
          </chart:series>
          <chart:series chart:attached-axis="primary-y" chart:style-name="ch15" chart:values-cell-range-address="'INFER-1-SYNS'.A7:'INFER-1-SYNS'.A7" chart:class="chart:line">
            <chart:data-point/>
          </chart:series>
          <chart:series chart:attached-axis="primary-y" chart:style-name="ch16" chart:values-cell-range-address="'INFER-1-SYNS'.A8:'INFER-1-SYNS'.A8" chart:class="chart:line">
            <chart:data-point/>
          </chart:series>
          <chart:series chart:attached-axis="primary-y" chart:style-name="ch17" chart:values-cell-range-address="'INFER-1-SYNS'.A9:'INFER-1-SYNS'.A9" chart:class="chart:line">
            <chart:data-point/>
          </chart:series>
          <chart:series chart:attached-axis="primary-y" chart:style-name="ch18" chart:values-cell-range-address="'INFER-1-SYNS'.A10:'INFER-1-SYNS'.A10" chart:class="chart:line">
            <chart:data-point/>
          </chart:series>
          <chart:series chart:attached-axis="primary-y" chart:style-name="ch19" chart:values-cell-range-address="'INFER-1-SYNS'.A11:'INFER-1-SYNS'.A11" chart:class="chart:line">
            <chart:data-point/>
          </chart:series>
          <chart:series chart:attached-axis="primary-y" chart:style-name="ch20" chart:values-cell-range-address="'INFER-1-SYNS'.A12:'INFER-1-SYNS'.A12" chart:class="chart:line">
            <chart:data-point/>
          </chart:series>
          <chart:series chart:attached-axis="primary-y" chart:style-name="ch21" chart:values-cell-range-address="'INFER-1-SYNS'.A13:'INFER-1-SYNS'.A13" chart:class="chart:line">
            <chart:data-point/>
          </chart:series>
          <chart:series chart:attached-axis="primary-y" chart:style-name="ch10" chart:values-cell-range-address="'INFER-1-SYNS'.A14:'INFER-1-SYNS'.A14" chart:class="chart:line">
            <chart:data-point/>
          </chart:series>
          <chart:series chart:attached-axis="primary-y" chart:style-name="ch11" chart:values-cell-range-address="'INFER-1-SYNS'.A15:'INFER-1-SYNS'.A15" chart:class="chart:line">
            <chart:data-point/>
          </chart:series>
          <chart:series chart:attached-axis="primary-y" chart:style-name="ch12" chart:values-cell-range-address="'INFER-1-SYNS'.A16:'INFER-1-SYNS'.A16" chart:class="chart:line">
            <chart:data-point/>
          </chart:series>
          <chart:series chart:attached-axis="primary-y" chart:style-name="ch13" chart:values-cell-range-address="'INFER-1-SYNS'.A17:'INFER-1-SYNS'.A17" chart:class="chart:line">
            <chart:data-point/>
          </chart:series>
          <chart:series chart:attached-axis="primary-y" chart:style-name="ch14" chart:values-cell-range-address="'INFER-1-SYNS'.A18:'INFER-1-SYNS'.A18" chart:class="chart:line">
            <chart:data-point/>
          </chart:series>
          <chart:series chart:attached-axis="primary-y" chart:style-name="ch15" chart:values-cell-range-address="'INFER-1-SYNS'.A19:'INFER-1-SYNS'.A19" chart:class="chart:line">
            <chart:data-point/>
          </chart:series>
          <chart:series chart:attached-axis="primary-y" chart:style-name="ch16" chart:values-cell-range-address="'INFER-1-SYNS'.A20:'INFER-1-SYNS'.A20" chart:class="chart:line">
            <chart:data-point/>
          </chart:series>
          <chart:series chart:attached-axis="primary-y" chart:style-name="ch17" chart:values-cell-range-address="'INFER-1-SYNS'.A21:'INFER-1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SYNS'.A2:'INFER-1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SYNS'.A3:'INFER-1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SYNS'.A4:'INFER-1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SYNS'.A5:'INFER-1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SYNS'.A6:'INFER-1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SYNS'.A7:'INFER-1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SYNS'.A8:'INFER-1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SYNS'.A9:'INFER-1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SYNS'.A10:'INFER-1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SYNS'.A11:'INFER-1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SYNS'.A12:'INFER-1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SYNS'.A13:'INFER-1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SYNS'.A14:'INFER-1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SYNS'.A15:'INFER-1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SYNS'.A16:'INFER-1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SYNS'.A17:'INFER-1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SYNS'.A18:'INFER-1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SYNS'.A19:'INFER-1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SYNS'.A20:'INFER-1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SYNS'.A21:'INFER-1-SYNS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SYNS'.H3:'INFER-1-SYNS'.I21 'INFER-1-SYNS'.A1:'INFER-1-SYNS'.A1 'INFER-1-SYNS'.H26:'INFER-1-SYNS'.H44" chart:data-source-has-labels="row" svg:x="1.33cm" svg:y="0.179cm" svg:width="11.232cm" svg:height="7.659cm">
          <chartooo:coordinate-region svg:x="2.745cm" svg:y="0.378cm" svg:width="9.048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SYNS'.H3:'INFER-1-SYNS'.H21" chart:label-cell-address="'INFER-1-SYNS'.A1:'INFER-1-SYNS'.A1" chart:class="chart:scatter">
            <chart:domain table:cell-range-address="'INFER-1-SYNS'.I3:'INFER-1-SYNS'.I21"/>
            <chart:data-point chart:repeated="19"/>
          </chart:series>
          <chart:series chart:style-name="ch9" chart:values-cell-range-address="'INFER-1-SYNS'.H26:'INFER-1-SYNS'.H44" chart:label-cell-address="'INFER-1-SYNS'.A1:'INFER-1-SYNS'.A1" chart:class="chart:scatter">
            <chart:domain table:cell-range-address="'INFER-1-SYNS'.I26:'INFER-1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20179876335">
                <text:p>0.0297920179876335</text:p>
                <draw:g>
                  <svg:desc>'INFER-1-SYNS'.I3:'INFER-1-SYNS'.I21</svg:desc>
                </draw:g>
              </table:table-cell>
              <table:table-cell office:value-type="float" office:value="0.878453038674033">
                <text:p>0.878453038674033</text:p>
                <draw:g>
                  <svg:desc>'INFER-1-SYNS'.H3:'INFER-1-SYNS'.H21</svg:desc>
                </draw:g>
              </table:table-cell>
              <table:table-cell office:value-type="float" office:value="0.156862745098039">
                <text:p>0.156862745098039</text:p>
                <draw:g>
                  <svg:desc>'INFER-1-SYNS'.I26:'INFER-1-SYNS'.I44</svg:desc>
                </draw:g>
              </table:table-cell>
              <table:table-cell office:value-type="float" office:value="0.864406779661017">
                <text:p>0.864406779661017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8937259923175">
                <text:p>0.042893725992317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2386867790595">
                <text:p>0.053238686779059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91304347826087">
                <text:p>0.8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336459554514">
                <text:p>0.0621336459554514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0253353204173">
                <text:p>0.0730253353204173</text:p>
              </table:table-cell>
              <table:table-cell office:value-type="float" office:value="0.89908256880734">
                <text:p>0.8990825688073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868421052631579">
                <text:p>0.8684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950639853748">
                <text:p>0.0840950639853748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0177383592018">
                <text:p>0.0920177383592018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827763496144">
                <text:p>0.102827763496144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14701601164">
                <text:p>0.107714701601164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561174551387">
                <text:p>0.112561174551387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5027829313544">
                <text:p>0.115027829313544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938461538461538">
                <text:p>0.93846153846153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378378378378">
                <text:p>0.128378378378378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5678391959799">
                <text:p>0.13567839195979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15">
                <text:p>0.1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72602739726">
                <text:p>0.1397260273972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424242424242">
                <text:p>0.142424242424242</text:p>
              </table:table-cell>
              <table:table-cell office:value-type="float" office:value="0.959183673469388">
                <text:p>0.959183673469388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384105960265">
                <text:p>0.142384105960265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SYNS'.J2:'INFER-1-SYNS'.J21 'INFER-1-SYNS'.J25:'INFER-1-SYNS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SYNS'.J2:'INFER-1-SYNS'.J21" chart:label-cell-address="'INFER-1-BASE'.A1:'INFER-1-BASE'.A1" chart:class="chart:line">
            <chart:data-point chart:repeated="20"/>
          </chart:series>
          <chart:series chart:style-name="ch10" chart:values-cell-range-address="'INFER-1-SYNS'.J25:'INFER-1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SYNS'.J2:'INFER-1-SYNS'.J21</svg:desc>
                </draw:g>
              </table:table-cell>
              <table:table-cell office:value-type="float" office:value="NaN">
                <text:p>NaN</text:p>
                <draw:g>
                  <svg:desc>'INFER-1-SYNS'.J25:'INFER-1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6295759333092">
                <text:p>0.0576295759333092</text:p>
              </table:table-cell>
              <table:table-cell office:value-type="float" office:value="0.265538561666124">
                <text:p>0.265538561666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857055589493">
                <text:p>0.081857055589493</text:p>
              </table:table-cell>
              <table:table-cell office:value-type="float" office:value="0.23613595706619">
                <text:p>0.23613595706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0586756077117">
                <text:p>0.100586756077117</text:p>
              </table:table-cell>
              <table:table-cell office:value-type="float" office:value="0.2145473574045">
                <text:p>0.2145473574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228070175439">
                <text:p>0.116228070175439</text:p>
              </table:table-cell>
              <table:table-cell office:value-type="float" office:value="0.239840106595603">
                <text:p>0.239840106595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079255685734">
                <text:p>0.135079255685734</text:p>
              </table:table-cell>
              <table:table-cell office:value-type="float" office:value="0.258014073494918">
                <text:p>0.258014073494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225249772933697">
                <text:p>0.225249772933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002012072435">
                <text:p>0.167002012072435</text:p>
              </table:table-cell>
              <table:table-cell office:value-type="float" office:value="0.245614035087719">
                <text:p>0.245614035087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61306532663317">
                <text:p>0.261306532663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464052287582">
                <text:p>0.193464052287582</text:p>
              </table:table-cell>
              <table:table-cell office:value-type="float" office:value="0.211565585331453">
                <text:p>0.211565585331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1166180758017">
                <text:p>0.201166180758017</text:p>
              </table:table-cell>
              <table:table-cell office:value-type="float" office:value="0.211565585331453">
                <text:p>0.211565585331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95867768595">
                <text:p>0.20495867768595</text:p>
              </table:table-cell>
              <table:table-cell office:value-type="float" office:value="0.23613595706619">
                <text:p>0.2361359570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0614828209765">
                <text:p>0.220614828209765</text:p>
              </table:table-cell>
              <table:table-cell office:value-type="float" office:value="0.23613595706619">
                <text:p>0.23613595706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5742574257426">
                <text:p>0.225742574257426</text:p>
              </table:table-cell>
              <table:table-cell office:value-type="float" office:value="0.245614035087719">
                <text:p>0.245614035087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7362637362637">
                <text:p>0.237362637362637</text:p>
              </table:table-cell>
              <table:table-cell office:value-type="float" office:value="0.255863539445629">
                <text:p>0.255863539445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4019138755981">
                <text:p>0.244019138755981</text:p>
              </table:table-cell>
              <table:table-cell office:value-type="float" office:value="0.188585607940447">
                <text:p>0.188585607940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802110817942">
                <text:p>0.24802110817942</text:p>
              </table:table-cell>
              <table:table-cell office:value-type="float" office:value="0.188585607940447">
                <text:p>0.188585607940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7838616714697">
                <text:p>0.247838616714697</text:p>
              </table:table-cell>
              <table:table-cell office:value-type="float" office:value="0.207951070336391">
                <text:p>0.207951070336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117216117216117">
                <text:p>0.117216117216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38566552901">
                <text:p>0.25938566552901</text:p>
              </table:table-cell>
              <table:table-cell office:value-type="float" office:value="0.12448132780083">
                <text:p>0.124481327800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DIRDEP'.J2:'INFER-1-DIRDEP'.J21 'INFER-1-DIRDEP'.J25:'INFER-1-DIRDEP'.J44" chart:data-source-has-labels="row" svg:x="1.331cm" svg:y="0.18cm" svg:width="11.232cm" svg:height="7.659cm">
          <chartooo:coordinate-region svg:x="2.746cm" svg:y="0.38cm" svg:width="9.63cm" svg:height="6.812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DIRDEP'.J2:'INFER-1-DIRDEP'.J21" chart:label-cell-address="'INFER-1-BASE'.A1:'INFER-1-BASE'.A1" chart:class="chart:line">
            <chart:data-point chart:repeated="20"/>
          </chart:series>
          <chart:series chart:style-name="ch10" chart:values-cell-range-address="'INFER-1-DIRDEP'.J25:'INFER-1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DIRDEP'.J2:'INFER-1-DIRDEP'.J21</svg:desc>
                </draw:g>
              </table:table-cell>
              <table:table-cell office:value-type="float" office:value="NaN">
                <text:p>NaN</text:p>
                <draw:g>
                  <svg:desc>'INFER-1-DIRDEP'.J25:'INFER-1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298818624044">
                <text:p>0.130298818624044</text:p>
              </table:table-cell>
              <table:table-cell office:value-type="float" office:value="0.174976481655691">
                <text:p>0.174976481655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2503617945007">
                <text:p>0.172503617945007</text:p>
              </table:table-cell>
              <table:table-cell office:value-type="float" office:value="0.071334214002642">
                <text:p>0.071334214002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601497832085">
                <text:p>0.202601497832085</text:p>
              </table:table-cell>
              <table:table-cell office:value-type="float" office:value="0.0768049155145929">
                <text:p>0.0768049155145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2771822358346">
                <text:p>0.232771822358346</text:p>
              </table:table-cell>
              <table:table-cell office:value-type="float" office:value="0.0831826401446654">
                <text:p>0.083182640144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146496815287">
                <text:p>0.261146496815287</text:p>
              </table:table-cell>
              <table:table-cell office:value-type="float" office:value="0.086785009861933">
                <text:p>0.08678500986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076923076923">
                <text:p>0.283076923076923</text:p>
              </table:table-cell>
              <table:table-cell office:value-type="float" office:value="0.0907127429805616">
                <text:p>0.0907127429805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2592592592593">
                <text:p>0.292592592592593</text:p>
              </table:table-cell>
              <table:table-cell office:value-type="float" office:value="0.117216117216117">
                <text:p>0.117216117216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063829787234">
                <text:p>0.31063829787234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926770708283">
                <text:p>0.316926770708283</text:p>
              </table:table-cell>
              <table:table-cell office:value-type="float" office:value="0.132701421800948">
                <text:p>0.132701421800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5767690253672">
                <text:p>0.325767690253672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39339339339">
                <text:p>0.339339339339339</text:p>
              </table:table-cell>
              <table:table-cell office:value-type="float" office:value="0.18018018018018">
                <text:p>0.18018018018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6534653465346">
                <text:p>0.346534653465346</text:p>
              </table:table-cell>
              <table:table-cell office:value-type="float" office:value="0.197802197802198">
                <text:p>0.197802197802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0813743218807">
                <text:p>0.350813743218807</text:p>
              </table:table-cell>
              <table:table-cell office:value-type="float" office:value="0.197802197802198">
                <text:p>0.197802197802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4501992031872">
                <text:p>0.374501992031872</text:p>
              </table:table-cell>
              <table:table-cell office:value-type="float" office:value="0.197802197802198">
                <text:p>0.19780219780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281385281385">
                <text:p>0.38528138528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1891252955083">
                <text:p>0.401891252955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2061855670103">
                <text:p>0.40206185567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4907975460123">
                <text:p>0.4049079754601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SYNS'.H3:'INFER-1-SYNS'.I21 'INFER-1-BASE'.A1:'INFER-1-BASE'.A1 'INFER-1-SYNS'.H26:'INFER-1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SYNS'.H3:'INFER-1-SYNS'.H21" chart:label-cell-address="'INFER-1-BASE'.A1:'INFER-1-BASE'.A1" chart:class="chart:scatter">
            <chart:domain table:cell-range-address="'INFER-1-SYNS'.I3:'INFER-1-SYNS'.I21"/>
            <chart:data-point chart:repeated="19"/>
          </chart:series>
          <chart:series chart:style-name="ch10" chart:values-cell-range-address="'INFER-1-SYNS'.H26:'INFER-1-SYNS'.H44" chart:label-cell-address="'INFER-1-BASE'.A1:'INFER-1-BASE'.A1" chart:class="chart:scatter">
            <chart:domain table:cell-range-address="'INFER-1-SYNS'.I26:'INFER-1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7920179876335">
                <text:p>0.0297920179876335</text:p>
                <draw:g>
                  <svg:desc>'INFER-1-SYNS'.I3:'INFER-1-SYNS'.I21</svg:desc>
                </draw:g>
              </table:table-cell>
              <table:table-cell office:value-type="float" office:value="0.878453038674033">
                <text:p>0.878453038674033</text:p>
                <draw:g>
                  <svg:desc>'INFER-1-SYNS'.H3:'INFER-1-SYNS'.H21</svg:desc>
                </draw:g>
              </table:table-cell>
              <table:table-cell office:value-type="float" office:value="0.156862745098039">
                <text:p>0.156862745098039</text:p>
                <draw:g>
                  <svg:desc>'INFER-1-SYNS'.I26:'INFER-1-SYNS'.I44</svg:desc>
                </draw:g>
              </table:table-cell>
              <table:table-cell office:value-type="float" office:value="0.864406779661017">
                <text:p>0.864406779661017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8937259923175">
                <text:p>0.042893725992317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2386867790595">
                <text:p>0.053238686779059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91304347826087">
                <text:p>0.8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336459554514">
                <text:p>0.0621336459554514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0253353204173">
                <text:p>0.0730253353204173</text:p>
              </table:table-cell>
              <table:table-cell office:value-type="float" office:value="0.89908256880734">
                <text:p>0.8990825688073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868421052631579">
                <text:p>0.8684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950639853748">
                <text:p>0.0840950639853748</text:p>
              </table:table-cell>
              <table:table-cell office:value-type="float" office:value="0.901960784313726">
                <text:p>0.90196078431372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0177383592018">
                <text:p>0.0920177383592018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827763496144">
                <text:p>0.102827763496144</text:p>
              </table:table-cell>
              <table:table-cell office:value-type="float" office:value="0.930232558139535">
                <text:p>0.93023255813953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714701601164">
                <text:p>0.107714701601164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561174551387">
                <text:p>0.112561174551387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12">
                <text:p>0.12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5027829313544">
                <text:p>0.115027829313544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938461538461538">
                <text:p>0.93846153846153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378378378378">
                <text:p>0.128378378378378</text:p>
              </table:table-cell>
              <table:table-cell office:value-type="float" office:value="0.934426229508197">
                <text:p>0.93442622950819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5678391959799">
                <text:p>0.13567839195979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15">
                <text:p>0.1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72602739726">
                <text:p>0.13972602739726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424242424242">
                <text:p>0.142424242424242</text:p>
              </table:table-cell>
              <table:table-cell office:value-type="float" office:value="0.959183673469388">
                <text:p>0.959183673469388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384105960265">
                <text:p>0.142384105960265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0625">
                <text:p>0.06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